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Thumbnails/thumbnail.png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rdf+xml" manifest:full-path="manifest.rdf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text/xml" manifest:full-path="Object 5/content.xml"/>
  <manifest:file-entry manifest:media-type="" manifest:full-path="Object 5/Pictures/2000003400002192000003B5FA964968.svm"/>
  <manifest:file-entry manifest:media-type="" manifest:full-path="Object 5/Pictures/2000002500000D2B000002327C82A4B3.svm"/>
  <manifest:file-entry manifest:media-type="" manifest:full-path="Object 5/Pictures/2000002C00000233000010FF5960D2B0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6807in"/>
    </style:style>
    <style:style style:name="co5" style:family="table-column">
      <style:table-column-properties fo:break-before="auto" style:column-width="0.63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duce comp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erial stream</text:p>
            <draw:frame table:end-cell-address="'Reduce compare'.N36" table:end-x="0.4882in" table:end-y="0.1047in" draw:z-index="1" draw:style-name="gr1" draw:text-style-name="P1" svg:width="10.4843in" svg:height="5.7551in" svg:x="0.672in" svg:y="0.0421in">
              <draw:object draw:notify-on-update-of-ranges="'Reduce compare'.A2:'Reduce compare'.A2 'Reduce compare'.A3:'Reduce compare'.A14 'Reduce compare'.B2:'Reduce compare'.B2 'Reduce compare'.B3:'Reduce compare'.B14 'Reduce compare'.C2:'Reduce compare'.C2 'Reduce compare'.C3:'Reduce compare'.C14 'Reduce compare'.D2:'Reduce compare'.D2 'Reduce compare'.D3:'Reduce compare'.D1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office:value-type="string">
            <text:p>parallel stream</text:p>
          </table:table-cell>
          <table:table-cell office:value-type="string">
            <text:p>active iterator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55599">
            <text:p>1055599</text:p>
          </table:table-cell>
          <table:table-cell office:value-type="float" office:value="458899">
            <text:p>458899</text:p>
          </table:table-cell>
          <table:table-cell office:value-type="float" office:value="164246">
            <text:p>16424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4242">
            <text:p>34242</text:p>
          </table:table-cell>
          <table:table-cell office:value-type="float" office:value="131368">
            <text:p>131368</text:p>
          </table:table-cell>
          <table:table-cell office:value-type="float" office:value="40685">
            <text:p>40685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7764">
            <text:p>37764</text:p>
          </table:table-cell>
          <table:table-cell office:value-type="float" office:value="79063">
            <text:p>79063</text:p>
          </table:table-cell>
          <table:table-cell office:value-type="float" office:value="52115">
            <text:p>5211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56619">
            <text:p>56619</text:p>
          </table:table-cell>
          <table:table-cell office:value-type="float" office:value="47135">
            <text:p>47135</text:p>
          </table:table-cell>
          <table:table-cell office:value-type="float" office:value="61694">
            <text:p>61694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93826">
            <text:p>93826</text:p>
          </table:table-cell>
          <table:table-cell office:value-type="float" office:value="46846">
            <text:p>46846</text:p>
          </table:table-cell>
          <table:table-cell office:value-type="float" office:value="86880">
            <text:p>8688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71613">
            <text:p>71613</text:p>
          </table:table-cell>
          <table:table-cell office:value-type="float" office:value="83884">
            <text:p>83884</text:p>
          </table:table-cell>
          <table:table-cell office:value-type="float" office:value="97079">
            <text:p>97079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77543">
            <text:p>77543</text:p>
          </table:table-cell>
          <table:table-cell office:value-type="float" office:value="166989">
            <text:p>166989</text:p>
          </table:table-cell>
          <table:table-cell office:value-type="float" office:value="121872">
            <text:p>121872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138330">
            <text:p>138330</text:p>
          </table:table-cell>
          <table:table-cell office:value-type="float" office:value="143073">
            <text:p>143073</text:p>
          </table:table-cell>
          <table:table-cell office:value-type="float" office:value="148869">
            <text:p>148869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90567">
            <text:p>90567</text:p>
          </table:table-cell>
          <table:table-cell office:value-type="float" office:value="219038">
            <text:p>219038</text:p>
          </table:table-cell>
          <table:table-cell office:value-type="float" office:value="93898">
            <text:p>93898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86104">
            <text:p>86104</text:p>
          </table:table-cell>
          <table:table-cell office:value-type="float" office:value="65275">
            <text:p>65275</text:p>
          </table:table-cell>
          <table:table-cell office:value-type="float" office:value="10463">
            <text:p>10463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107756">
            <text:p>107756</text:p>
          </table:table-cell>
          <table:table-cell office:value-type="float" office:value="78637">
            <text:p>78637</text:p>
          </table:table-cell>
          <table:table-cell office:value-type="float" office:value="13130">
            <text:p>13130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80047">
            <text:p>80047</text:p>
          </table:table-cell>
          <table:table-cell office:value-type="float" office:value="113856">
            <text:p>113856</text:p>
          </table:table-cell>
          <table:table-cell office:value-type="float" office:value="17167">
            <text:p>17167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129583">
            <text:p>129583</text:p>
          </table:table-cell>
          <table:table-cell office:value-type="float" office:value="94215">
            <text:p>94215</text:p>
          </table:table-cell>
          <table:table-cell office:value-type="float" office:value="21378">
            <text:p>21378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158162">
            <text:p>158162</text:p>
          </table:table-cell>
          <table:table-cell office:value-type="float" office:value="153814">
            <text:p>153814</text:p>
          </table:table-cell>
          <table:table-cell office:value-type="float" office:value="27747">
            <text:p>27747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164064">
            <text:p>164064</text:p>
          </table:table-cell>
          <table:table-cell office:value-type="float" office:value="197107">
            <text:p>197107</text:p>
          </table:table-cell>
          <table:table-cell office:value-type="float" office:value="32957">
            <text:p>32957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242026">
            <text:p>242026</text:p>
          </table:table-cell>
          <table:table-cell office:value-type="float" office:value="200172">
            <text:p>200172</text:p>
          </table:table-cell>
          <table:table-cell office:value-type="float" office:value="44006">
            <text:p>44006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273733">
            <text:p>273733</text:p>
          </table:table-cell>
          <table:table-cell office:value-type="float" office:value="238252">
            <text:p>238252</text:p>
          </table:table-cell>
          <table:table-cell office:value-type="float" office:value="50715">
            <text:p>50715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283577">
            <text:p>283577</text:p>
          </table:table-cell>
          <table:table-cell office:value-type="float" office:value="407013">
            <text:p>407013</text:p>
          </table:table-cell>
          <table:table-cell office:value-type="float" office:value="62083">
            <text:p>62083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463464">
            <text:p>463464</text:p>
          </table:table-cell>
          <table:table-cell office:value-type="float" office:value="329042">
            <text:p>329042</text:p>
          </table:table-cell>
          <table:table-cell office:value-type="float" office:value="78542">
            <text:p>78542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451550">
            <text:p>451550</text:p>
          </table:table-cell>
          <table:table-cell office:value-type="float" office:value="499326">
            <text:p>499326</text:p>
          </table:table-cell>
          <table:table-cell office:value-type="float" office:value="106472">
            <text:p>106472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584452">
            <text:p>584452</text:p>
          </table:table-cell>
          <table:table-cell office:value-type="float" office:value="611165">
            <text:p>611165</text:p>
          </table:table-cell>
          <table:table-cell office:value-type="float" office:value="118831">
            <text:p>118831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891937">
            <text:p>891937</text:p>
          </table:table-cell>
          <table:table-cell office:value-type="float" office:value="631948">
            <text:p>631948</text:p>
          </table:table-cell>
          <table:table-cell office:value-type="float" office:value="212266">
            <text:p>212266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1028479">
            <text:p>1028479</text:p>
          </table:table-cell>
          <table:table-cell office:value-type="float" office:value="916999">
            <text:p>916999</text:p>
          </table:table-cell>
          <table:table-cell office:value-type="float" office:value="195817">
            <text:p>195817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1356676">
            <text:p>1356676</text:p>
          </table:table-cell>
          <table:table-cell office:value-type="float" office:value="1137982">
            <text:p>1137982</text:p>
          </table:table-cell>
          <table:table-cell office:value-type="float" office:value="394718">
            <text:p>394718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1423491">
            <text:p>1423491</text:p>
          </table:table-cell>
          <table:table-cell office:value-type="float" office:value="1271316">
            <text:p>1271316</text:p>
          </table:table-cell>
          <table:table-cell office:value-type="float" office:value="404261">
            <text:p>404261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1771374">
            <text:p>1771374</text:p>
          </table:table-cell>
          <table:table-cell office:value-type="float" office:value="1650580">
            <text:p>1650580</text:p>
          </table:table-cell>
          <table:table-cell office:value-type="float" office:value="610787">
            <text:p>610787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2405738">
            <text:p>2405738</text:p>
          </table:table-cell>
          <table:table-cell office:value-type="float" office:value="1962712">
            <text:p>1962712</text:p>
          </table:table-cell>
          <table:table-cell office:value-type="float" office:value="893575">
            <text:p>893575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2871820">
            <text:p>2871820</text:p>
          </table:table-cell>
          <table:table-cell office:value-type="float" office:value="2383814">
            <text:p>2383814</text:p>
          </table:table-cell>
          <table:table-cell office:value-type="float" office:value="896498">
            <text:p>896498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3572821">
            <text:p>3572821</text:p>
          </table:table-cell>
          <table:table-cell office:value-type="float" office:value="2929324">
            <text:p>2929324</text:p>
          </table:table-cell>
          <table:table-cell office:value-type="float" office:value="979540">
            <text:p>979540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7664072">
            <text:p>7664072</text:p>
          </table:table-cell>
          <table:table-cell office:value-type="float" office:value="3596170">
            <text:p>3596170</text:p>
          </table:table-cell>
          <table:table-cell office:value-type="float" office:value="1438226">
            <text:p>1438226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5851427">
            <text:p>5851427</text:p>
          </table:table-cell>
          <table:table-cell office:value-type="float" office:value="4872402">
            <text:p>4872402</text:p>
          </table:table-cell>
          <table:table-cell office:value-type="float" office:value="1922540">
            <text:p>1922540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11804599">
            <text:p>11804599</text:p>
          </table:table-cell>
          <table:table-cell office:value-type="float" office:value="5481338">
            <text:p>5481338</text:p>
          </table:table-cell>
          <table:table-cell office:value-type="float" office:value="2271713">
            <text:p>2271713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9517378">
            <text:p>9517378</text:p>
          </table:table-cell>
          <table:table-cell office:value-type="float" office:value="7271760">
            <text:p>7271760</text:p>
          </table:table-cell>
          <table:table-cell office:value-type="float" office:value="2779134">
            <text:p>2779134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12024486">
            <text:p>12024486</text:p>
          </table:table-cell>
          <table:table-cell office:value-type="float" office:value="16852979">
            <text:p>16852979</text:p>
          </table:table-cell>
          <table:table-cell office:value-type="float" office:value="3775222">
            <text:p>3775222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0331742">
            <text:p>20331742</text:p>
          </table:table-cell>
          <table:table-cell office:value-type="float" office:value="10877091">
            <text:p>10877091</text:p>
          </table:table-cell>
          <table:table-cell office:value-type="float" office:value="4072456">
            <text:p>4072456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32577498">
            <text:p>32577498</text:p>
          </table:table-cell>
          <table:table-cell office:value-type="float" office:value="16245768">
            <text:p>16245768</text:p>
          </table:table-cell>
          <table:table-cell office:value-type="float" office:value="7194398">
            <text:p>7194398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34910023">
            <text:p>34910023</text:p>
          </table:table-cell>
          <table:table-cell office:value-type="float" office:value="16971561">
            <text:p>16971561</text:p>
          </table:table-cell>
          <table:table-cell office:value-type="float" office:value="7469125">
            <text:p>7469125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54593330">
            <text:p>54593330</text:p>
          </table:table-cell>
          <table:table-cell office:value-type="float" office:value="26246361">
            <text:p>26246361</text:p>
          </table:table-cell>
          <table:table-cell office:value-type="float" office:value="10914751">
            <text:p>10914751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45520766">
            <text:p>45520766</text:p>
          </table:table-cell>
          <table:table-cell office:value-type="float" office:value="29640142">
            <text:p>29640142</text:p>
          </table:table-cell>
          <table:table-cell office:value-type="float" office:value="10791244">
            <text:p>10791244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76842363">
            <text:p>76842363</text:p>
          </table:table-cell>
          <table:table-cell office:value-type="float" office:value="35274481">
            <text:p>35274481</text:p>
          </table:table-cell>
          <table:table-cell office:value-type="float" office:value="13335581">
            <text:p>13335581</text:p>
            <draw:frame table:end-cell-address="'Reduce compare'.O47" table:end-x="0.2713in" table:end-y="0.0732in" draw:z-index="0" draw:style-name="gr1" draw:text-style-name="P1" svg:width="9.7142in" svg:height="0.9in" svg:x="0.3362in" svg:y="0.0106in">
              <draw:object draw:notify-on-update-of-ranges="'Reduce compare'.A3:'Reduce compare'.A43 'Reduce compare'.B2:'Reduce compare'.B2 'Reduce compare'.B3:'Reduce compare'.B43 'Reduce compare'.C2:'Reduce compare'.C2 'Reduce compare'.C3:'Reduce compare'.C43 'Reduce compare'.D2:'Reduce compare'.D2 'Reduce compare'.D3:'Reduce compare'.D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73734928">
            <text:p>73734928</text:p>
          </table:table-cell>
          <table:table-cell office:value-type="float" office:value="44290633">
            <text:p>44290633</text:p>
          </table:table-cell>
          <table:table-cell office:value-type="float" office:value="16502491">
            <text:p>16502491</text:p>
          </table:table-cell>
        </table:table-row>
      </table:table>
      <table:table table:name="ForEach comp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>
            <draw:frame table:end-cell-address="'ForEach compare'.N36" table:end-x="0.4449in" table:end-y="0.063in" draw:z-index="1" draw:style-name="gr1" draw:text-style-name="P1" svg:width="11.6335in" svg:height="5.7134in" svg:x="0.3685in" svg:y="0.0421in">
              <draw:object draw:notify-on-update-of-ranges="'ForEach compare'.A2:'ForEach compare'.A2 'ForEach compare'.A3:'ForEach compare'.A14 'ForEach compare'.B2:'ForEach compare'.B2 'ForEach compare'.B3:'ForEach compare'.B14 'ForEach compare'.C2:'ForEach compare'.C2 'ForEach compare'.C3:'ForEach compare'.C14 'ForEach compare'.D2:'ForEach compare'.D2 'ForEach compare'.D3:'ForEach compare'.D1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active iterator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62284">
            <text:p>962284</text:p>
          </table:table-cell>
          <table:table-cell office:value-type="float" office:value="456439">
            <text:p>456439</text:p>
          </table:table-cell>
          <table:table-cell office:value-type="float" office:value="322500">
            <text:p>32250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37853">
            <text:p>137853</text:p>
          </table:table-cell>
          <table:table-cell office:value-type="float" office:value="130077">
            <text:p>130077</text:p>
          </table:table-cell>
          <table:table-cell office:value-type="float" office:value="43285">
            <text:p>43285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4073">
            <text:p>4073</text:p>
          </table:table-cell>
          <table:table-cell office:value-type="float" office:value="30163">
            <text:p>30163</text:p>
          </table:table-cell>
          <table:table-cell office:value-type="float" office:value="37985">
            <text:p>3798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499">
            <text:p>3499</text:p>
          </table:table-cell>
          <table:table-cell office:value-type="float" office:value="140108">
            <text:p>140108</text:p>
          </table:table-cell>
          <table:table-cell office:value-type="float" office:value="77156">
            <text:p>77156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5618">
            <text:p>5618</text:p>
          </table:table-cell>
          <table:table-cell office:value-type="float" office:value="104861">
            <text:p>104861</text:p>
          </table:table-cell>
          <table:table-cell office:value-type="float" office:value="163116">
            <text:p>163116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5853">
            <text:p>5853</text:p>
          </table:table-cell>
          <table:table-cell office:value-type="float" office:value="88358">
            <text:p>88358</text:p>
          </table:table-cell>
          <table:table-cell office:value-type="float" office:value="88454">
            <text:p>88454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5143">
            <text:p>5143</text:p>
          </table:table-cell>
          <table:table-cell office:value-type="float" office:value="82607">
            <text:p>82607</text:p>
          </table:table-cell>
          <table:table-cell office:value-type="float" office:value="119923">
            <text:p>119923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5515">
            <text:p>5515</text:p>
          </table:table-cell>
          <table:table-cell office:value-type="float" office:value="79231">
            <text:p>79231</text:p>
          </table:table-cell>
          <table:table-cell office:value-type="float" office:value="149522">
            <text:p>149522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7210">
            <text:p>7210</text:p>
          </table:table-cell>
          <table:table-cell office:value-type="float" office:value="80229">
            <text:p>80229</text:p>
          </table:table-cell>
          <table:table-cell office:value-type="float" office:value="188390">
            <text:p>18839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10330">
            <text:p>10330</text:p>
          </table:table-cell>
          <table:table-cell office:value-type="float" office:value="72561">
            <text:p>72561</text:p>
          </table:table-cell>
          <table:table-cell office:value-type="float" office:value="226521">
            <text:p>226521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10606">
            <text:p>10606</text:p>
          </table:table-cell>
          <table:table-cell office:value-type="float" office:value="21785">
            <text:p>21785</text:p>
          </table:table-cell>
          <table:table-cell office:value-type="float" office:value="171437">
            <text:p>171437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10217">
            <text:p>10217</text:p>
          </table:table-cell>
          <table:table-cell office:value-type="float" office:value="48425">
            <text:p>48425</text:p>
          </table:table-cell>
          <table:table-cell office:value-type="float" office:value="289145">
            <text:p>289145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18353">
            <text:p>18353</text:p>
          </table:table-cell>
          <table:table-cell office:value-type="float" office:value="19586">
            <text:p>19586</text:p>
          </table:table-cell>
          <table:table-cell office:value-type="float" office:value="32544">
            <text:p>32544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23670">
            <text:p>23670</text:p>
          </table:table-cell>
          <table:table-cell office:value-type="float" office:value="47298">
            <text:p>47298</text:p>
          </table:table-cell>
          <table:table-cell office:value-type="float" office:value="35070">
            <text:p>35070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29881">
            <text:p>29881</text:p>
          </table:table-cell>
          <table:table-cell office:value-type="float" office:value="24800">
            <text:p>24800</text:p>
          </table:table-cell>
          <table:table-cell office:value-type="float" office:value="44590">
            <text:p>4459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37034">
            <text:p>37034</text:p>
          </table:table-cell>
          <table:table-cell office:value-type="float" office:value="31795">
            <text:p>31795</text:p>
          </table:table-cell>
          <table:table-cell office:value-type="float" office:value="57295">
            <text:p>57295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44501">
            <text:p>44501</text:p>
          </table:table-cell>
          <table:table-cell office:value-type="float" office:value="57527">
            <text:p>57527</text:p>
          </table:table-cell>
          <table:table-cell office:value-type="float" office:value="73307">
            <text:p>73307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54462">
            <text:p>54462</text:p>
          </table:table-cell>
          <table:table-cell office:value-type="float" office:value="68138">
            <text:p>68138</text:p>
          </table:table-cell>
          <table:table-cell office:value-type="float" office:value="88745">
            <text:p>88745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78167">
            <text:p>78167</text:p>
          </table:table-cell>
          <table:table-cell office:value-type="float" office:value="59180">
            <text:p>59180</text:p>
          </table:table-cell>
          <table:table-cell office:value-type="float" office:value="110965">
            <text:p>110965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91923">
            <text:p>91923</text:p>
          </table:table-cell>
          <table:table-cell office:value-type="float" office:value="60046">
            <text:p>60046</text:p>
          </table:table-cell>
          <table:table-cell office:value-type="float" office:value="142868">
            <text:p>142868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105076">
            <text:p>105076</text:p>
          </table:table-cell>
          <table:table-cell office:value-type="float" office:value="68478">
            <text:p>68478</text:p>
          </table:table-cell>
          <table:table-cell office:value-type="float" office:value="188565">
            <text:p>188565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148165">
            <text:p>148165</text:p>
          </table:table-cell>
          <table:table-cell office:value-type="float" office:value="129444">
            <text:p>129444</text:p>
          </table:table-cell>
          <table:table-cell office:value-type="float" office:value="176895">
            <text:p>176895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217619">
            <text:p>217619</text:p>
          </table:table-cell>
          <table:table-cell office:value-type="float" office:value="217289">
            <text:p>217289</text:p>
          </table:table-cell>
          <table:table-cell office:value-type="float" office:value="256025">
            <text:p>256025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238200">
            <text:p>238200</text:p>
          </table:table-cell>
          <table:table-cell office:value-type="float" office:value="192348">
            <text:p>192348</text:p>
          </table:table-cell>
          <table:table-cell office:value-type="float" office:value="260936">
            <text:p>260936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296864">
            <text:p>296864</text:p>
          </table:table-cell>
          <table:table-cell office:value-type="float" office:value="248075">
            <text:p>248075</text:p>
          </table:table-cell>
          <table:table-cell office:value-type="float" office:value="353245">
            <text:p>353245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370166">
            <text:p>370166</text:p>
          </table:table-cell>
          <table:table-cell office:value-type="float" office:value="362870">
            <text:p>362870</text:p>
          </table:table-cell>
          <table:table-cell office:value-type="float" office:value="436488">
            <text:p>436488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446317">
            <text:p>446317</text:p>
          </table:table-cell>
          <table:table-cell office:value-type="float" office:value="447726">
            <text:p>447726</text:p>
          </table:table-cell>
          <table:table-cell office:value-type="float" office:value="537064">
            <text:p>537064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569418">
            <text:p>569418</text:p>
          </table:table-cell>
          <table:table-cell office:value-type="float" office:value="537017">
            <text:p>537017</text:p>
          </table:table-cell>
          <table:table-cell office:value-type="float" office:value="658866">
            <text:p>658866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708804">
            <text:p>708804</text:p>
          </table:table-cell>
          <table:table-cell office:value-type="float" office:value="604892">
            <text:p>604892</text:p>
          </table:table-cell>
          <table:table-cell office:value-type="float" office:value="836084">
            <text:p>836084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954481">
            <text:p>954481</text:p>
          </table:table-cell>
          <table:table-cell office:value-type="float" office:value="861503">
            <text:p>861503</text:p>
          </table:table-cell>
          <table:table-cell office:value-type="float" office:value="1162408">
            <text:p>1162408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431990">
            <text:p>1431990</text:p>
          </table:table-cell>
          <table:table-cell office:value-type="float" office:value="1141162">
            <text:p>1141162</text:p>
          </table:table-cell>
          <table:table-cell office:value-type="float" office:value="1631941">
            <text:p>1631941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1373493">
            <text:p>1373493</text:p>
          </table:table-cell>
          <table:table-cell office:value-type="float" office:value="1157562">
            <text:p>1157562</text:p>
          </table:table-cell>
          <table:table-cell office:value-type="float" office:value="1675641">
            <text:p>1675641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2244588">
            <text:p>2244588</text:p>
          </table:table-cell>
          <table:table-cell office:value-type="float" office:value="1803686">
            <text:p>1803686</text:p>
          </table:table-cell>
          <table:table-cell office:value-type="float" office:value="2534255">
            <text:p>2534255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2490645">
            <text:p>2490645</text:p>
          </table:table-cell>
          <table:table-cell office:value-type="float" office:value="1969288">
            <text:p>1969288</text:p>
          </table:table-cell>
          <table:table-cell office:value-type="float" office:value="2897899">
            <text:p>2897899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663593">
            <text:p>2663593</text:p>
          </table:table-cell>
          <table:table-cell office:value-type="float" office:value="2191402">
            <text:p>2191402</text:p>
          </table:table-cell>
          <table:table-cell office:value-type="float" office:value="3021805">
            <text:p>3021805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3542429">
            <text:p>3542429</text:p>
          </table:table-cell>
          <table:table-cell office:value-type="float" office:value="2909064">
            <text:p>2909064</text:p>
          </table:table-cell>
          <table:table-cell office:value-type="float" office:value="4220451">
            <text:p>4220451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5074568">
            <text:p>5074568</text:p>
          </table:table-cell>
          <table:table-cell office:value-type="float" office:value="4036475">
            <text:p>4036475</text:p>
          </table:table-cell>
          <table:table-cell office:value-type="float" office:value="5848883">
            <text:p>5848883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5700189">
            <text:p>5700189</text:p>
          </table:table-cell>
          <table:table-cell office:value-type="float" office:value="4677802">
            <text:p>4677802</text:p>
          </table:table-cell>
          <table:table-cell office:value-type="float" office:value="6771779">
            <text:p>6771779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8356917">
            <text:p>8356917</text:p>
          </table:table-cell>
          <table:table-cell office:value-type="float" office:value="6295060">
            <text:p>6295060</text:p>
          </table:table-cell>
          <table:table-cell office:value-type="float" office:value="9547610">
            <text:p>9547610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9003976">
            <text:p>9003976</text:p>
          </table:table-cell>
          <table:table-cell office:value-type="float" office:value="7003186">
            <text:p>7003186</text:p>
          </table:table-cell>
          <table:table-cell office:value-type="float" office:value="10218191">
            <text:p>10218191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10882734">
            <text:p>10882734</text:p>
          </table:table-cell>
          <table:table-cell office:value-type="float" office:value="8218330">
            <text:p>8218330</text:p>
          </table:table-cell>
          <table:table-cell office:value-type="float" office:value="13196911">
            <text:p>13196911</text:p>
          </table:table-cell>
        </table:table-row>
        <table:table-row table:style-name="ro1">
          <table:table-cell table:number-columns-repeated="2"/>
          <table:table-cell>
            <draw:frame table:end-cell-address="'ForEach compare'.O54" table:end-x="0.7157in" table:end-y="0.1362in" draw:z-index="0" draw:style-name="gr1" draw:text-style-name="P1" svg:width="10.8961in" svg:height="1.7161in" svg:x="0.4878in" svg:y="0.0945in">
              <draw:object draw:notify-on-update-of-ranges="'ForEach compare'.A3:'ForEach compare'.A43 'ForEach compare'.B2:'ForEach compare'.B2 'ForEach compare'.B3:'ForEach compare'.B43 'ForEach compare'.C2:'ForEach compare'.C2 'ForEach compare'.C3:'ForEach compare'.C43 'ForEach compare'.D2:'ForEach compare'.D2 'ForEach compare'.D3:'ForEach compare'.D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Create stream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23">
            <text:p>4223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6">
            <text:p>1376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9">
            <text:p>49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">
            <text:p>26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4">
            <text:p>2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4">
            <text:p>24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9">
            <text:p>20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4">
            <text:p>2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16">
            <text:p>21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14">
            <text:p>21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18">
            <text:p>21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15">
            <text:p>21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15">
            <text:p>21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35">
            <text:p>43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206">
            <text:p>20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206">
            <text:p>20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206">
            <text:p>206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207">
            <text:p>20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132">
            <text:p>1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86">
            <text:p>8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019">
            <text:p>6019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134">
            <text:p>13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office:value-type="float" office:value="135">
            <text:p>13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694">
            <text:p>14694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368">
            <text:p>18368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2959">
            <text:p>22959</text:p>
          </table:table-cell>
          <table:table-cell office:value-type="float" office:value="341">
            <text:p>3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699">
            <text:p>28699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5874">
            <text:p>35874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4842">
            <text:p>44842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6052">
            <text:p>56052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0065">
            <text:p>70065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582">
            <text:p>87582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9477">
            <text:p>109477</text:p>
          </table:table-cell>
          <table:table-cell office:value-type="float" office:value="113">
            <text:p>11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6846">
            <text:p>136846</text:p>
          </table:table-cell>
          <table:table-cell office:value-type="float" office:value="108">
            <text:p>10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71057">
            <text:p>171057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3822">
            <text:p>21382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7277">
            <text:p>267277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34096">
            <text:p>334096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7620">
            <text:p>417620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22025">
            <text:p>522025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52531">
            <text:p>652531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5664">
            <text:p>815664</text:p>
          </table:table-cell>
          <table:table-cell office:value-type="float" office:value="81">
            <text:p>8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019579">
            <text:p>1019579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274474">
            <text:p>1274474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93092">
            <text:p>1593092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991365">
            <text:p>1991365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89207">
            <text:p>2489207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111508">
            <text:p>3111508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889385">
            <text:p>3889385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861731">
            <text:p>4861731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077164">
            <text:p>6077164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596455">
            <text:p>7596455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</table:table-row>
      </table:table>
      <table:table table:name="sort vs quick sort (list)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<text:s/>serial stream</text:p>
          </table:table-cell>
          <table:table-cell office:value-type="string">
            <text:p><text:s/>parallel stream</text:p>
          </table:table-cell>
          <table:table-cell office:value-type="string">
            <text:p><text:s/>active iterator </text:p>
          </table:table-cell>
          <table:table-cell>
            <draw:frame table:end-cell-address="'sort vs quick sort (list)'.Q34" table:end-x="0.0433in" table:end-y="0.063in" draw:z-index="1" draw:style-name="gr1" draw:text-style-name="P1" svg:width="10.672in" svg:height="5.3811in" svg:x="0.0398in" svg:y="0.0394in">
              <draw:object draw:notify-on-update-of-ranges="'sort vs quick sort (list)'.A2:'sort vs quick sort (list)'.A2 'sort vs quick sort (list)'.A3:'sort vs quick sort (list)'.A14 'sort vs quick sort (list)'.B2:'sort vs quick sort (list)'.B2 'sort vs quick sort (list)'.B3:'sort vs quick sort (list)'.B14 'sort vs quick sort (list)'.C2:'sort vs quick sort (list)'.C2 'sort vs quick sort (list)'.C3:'sort vs quick sort (list)'.C14 'sort vs quick sort (list)'.D2:'sort vs quick sort (list)'.D2 'sort vs quick sort (list)'.D3:'sort vs quick sort (list)'.D1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647943">
            <text:p>9647943</text:p>
          </table:table-cell>
          <table:table-cell office:value-type="float" office:value="2571986">
            <text:p>2571986</text:p>
          </table:table-cell>
          <table:table-cell office:value-type="float" office:value="882357">
            <text:p>882357</text:p>
          </table:table-cell>
          <table:table-cell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589278">
            <text:p>589278</text:p>
          </table:table-cell>
          <table:table-cell office:value-type="float" office:value="1250322">
            <text:p>1250322</text:p>
          </table:table-cell>
          <table:table-cell office:value-type="float" office:value="419437">
            <text:p>419437</text:p>
          </table:table-cell>
          <table:table-cell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481889">
            <text:p>481889</text:p>
          </table:table-cell>
          <table:table-cell office:value-type="float" office:value="864575">
            <text:p>864575</text:p>
          </table:table-cell>
          <table:table-cell office:value-type="float" office:value="362947">
            <text:p>362947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556532">
            <text:p>556532</text:p>
          </table:table-cell>
          <table:table-cell office:value-type="float" office:value="813591">
            <text:p>813591</text:p>
          </table:table-cell>
          <table:table-cell office:value-type="float" office:value="485065">
            <text:p>485065</text:p>
          </table:table-cell>
          <table:table-cell/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1534328">
            <text:p>1534328</text:p>
          </table:table-cell>
          <table:table-cell office:value-type="float" office:value="1373452">
            <text:p>1373452</text:p>
          </table:table-cell>
          <table:table-cell office:value-type="float" office:value="954778">
            <text:p>954778</text:p>
          </table:table-cell>
          <table:table-cell/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1610766">
            <text:p>1610766</text:p>
          </table:table-cell>
          <table:table-cell office:value-type="float" office:value="1692190">
            <text:p>1692190</text:p>
          </table:table-cell>
          <table:table-cell office:value-type="float" office:value="288973">
            <text:p>288973</text:p>
          </table:table-cell>
          <table:table-cell/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1890434">
            <text:p>1890434</text:p>
          </table:table-cell>
          <table:table-cell office:value-type="float" office:value="3478280">
            <text:p>3478280</text:p>
          </table:table-cell>
          <table:table-cell office:value-type="float" office:value="350151">
            <text:p>350151</text:p>
          </table:table-cell>
          <table:table-cell/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2163363">
            <text:p>2163363</text:p>
          </table:table-cell>
          <table:table-cell office:value-type="float" office:value="1886279">
            <text:p>1886279</text:p>
          </table:table-cell>
          <table:table-cell office:value-type="float" office:value="468288">
            <text:p>468288</text:p>
          </table:table-cell>
          <table:table-cell/>
        </table:table-row>
        <table:table-row table:style-name="ro1">
          <table:table-cell office:value-type="float" office:value="5960">
            <text:p>5960</text:p>
          </table:table-cell>
          <table:table-cell office:value-type="float" office:value="1768405">
            <text:p>1768405</text:p>
          </table:table-cell>
          <table:table-cell office:value-type="float" office:value="1021656">
            <text:p>1021656</text:p>
          </table:table-cell>
          <table:table-cell office:value-type="float" office:value="404865">
            <text:p>404865</text:p>
          </table:table-cell>
          <table:table-cell/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1179256">
            <text:p>1179256</text:p>
          </table:table-cell>
          <table:table-cell office:value-type="float" office:value="1260250">
            <text:p>1260250</text:p>
          </table:table-cell>
          <table:table-cell office:value-type="float" office:value="499995">
            <text:p>499995</text:p>
          </table:table-cell>
          <table:table-cell/>
        </table:table-row>
        <table:table-row table:style-name="ro1">
          <table:table-cell office:value-type="float" office:value="9313">
            <text:p>9313</text:p>
          </table:table-cell>
          <table:table-cell office:value-type="float" office:value="1583846">
            <text:p>1583846</text:p>
          </table:table-cell>
          <table:table-cell office:value-type="float" office:value="2359917">
            <text:p>2359917</text:p>
          </table:table-cell>
          <table:table-cell office:value-type="float" office:value="532617">
            <text:p>532617</text:p>
          </table:table-cell>
          <table:table-cell/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1937060">
            <text:p>1937060</text:p>
          </table:table-cell>
          <table:table-cell office:value-type="float" office:value="2107335">
            <text:p>2107335</text:p>
          </table:table-cell>
          <table:table-cell office:value-type="float" office:value="876901">
            <text:p>876901</text:p>
          </table:table-cell>
          <table:table-cell/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3172054">
            <text:p>3172054</text:p>
          </table:table-cell>
          <table:table-cell office:value-type="float" office:value="1771104">
            <text:p>1771104</text:p>
          </table:table-cell>
          <table:table-cell office:value-type="float" office:value="833695">
            <text:p>833695</text:p>
          </table:table-cell>
          <table:table-cell/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3089091">
            <text:p>3089091</text:p>
          </table:table-cell>
          <table:table-cell office:value-type="float" office:value="1628426">
            <text:p>1628426</text:p>
          </table:table-cell>
          <table:table-cell office:value-type="float" office:value="1107944">
            <text:p>1107944</text:p>
          </table:table-cell>
          <table:table-cell/>
        </table:table-row>
        <table:table-row table:style-name="ro1">
          <table:table-cell office:value-type="float" office:value="22737">
            <text:p>22737</text:p>
          </table:table-cell>
          <table:table-cell office:value-type="float" office:value="3722234">
            <text:p>3722234</text:p>
          </table:table-cell>
          <table:table-cell office:value-type="float" office:value="1944107">
            <text:p>1944107</text:p>
          </table:table-cell>
          <table:table-cell office:value-type="float" office:value="1415590">
            <text:p>1415590</text:p>
          </table:table-cell>
          <table:table-cell/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4734227">
            <text:p>4734227</text:p>
          </table:table-cell>
          <table:table-cell office:value-type="float" office:value="2349568">
            <text:p>2349568</text:p>
          </table:table-cell>
          <table:table-cell office:value-type="float" office:value="2171824">
            <text:p>2171824</text:p>
          </table:table-cell>
          <table:table-cell/>
        </table:table-row>
        <table:table-row table:style-name="ro1">
          <table:table-cell office:value-type="float" office:value="35527">
            <text:p>35527</text:p>
          </table:table-cell>
          <table:table-cell office:value-type="float" office:value="6208276">
            <text:p>6208276</text:p>
          </table:table-cell>
          <table:table-cell office:value-type="float" office:value="3724293">
            <text:p>3724293</text:p>
          </table:table-cell>
          <table:table-cell office:value-type="float" office:value="2220892">
            <text:p>2220892</text:p>
          </table:table-cell>
          <table:table-cell/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10284344">
            <text:p>10284344</text:p>
          </table:table-cell>
          <table:table-cell office:value-type="float" office:value="5652255">
            <text:p>5652255</text:p>
          </table:table-cell>
          <table:table-cell office:value-type="float" office:value="3724758">
            <text:p>3724758</text:p>
          </table:table-cell>
          <table:table-cell/>
        </table:table-row>
        <table:table-row table:style-name="ro1">
          <table:table-cell office:value-type="float" office:value="55511">
            <text:p>55511</text:p>
          </table:table-cell>
          <table:table-cell office:value-type="float" office:value="10160468">
            <text:p>10160468</text:p>
          </table:table-cell>
          <table:table-cell office:value-type="float" office:value="5699566">
            <text:p>5699566</text:p>
          </table:table-cell>
          <table:table-cell office:value-type="float" office:value="3905633">
            <text:p>3905633</text:p>
          </table:table-cell>
          <table:table-cell/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3876717">
            <text:p>13876717</text:p>
          </table:table-cell>
          <table:table-cell office:value-type="float" office:value="6492853">
            <text:p>6492853</text:p>
          </table:table-cell>
          <table:table-cell office:value-type="float" office:value="4872202">
            <text:p>4872202</text:p>
          </table:table-cell>
          <table:table-cell/>
        </table:table-row>
        <table:table-row table:style-name="ro1">
          <table:table-cell office:value-type="float" office:value="86736">
            <text:p>86736</text:p>
          </table:table-cell>
          <table:table-cell office:value-type="float" office:value="16424314">
            <text:p>16424314</text:p>
          </table:table-cell>
          <table:table-cell office:value-type="float" office:value="8222689">
            <text:p>8222689</text:p>
          </table:table-cell>
          <table:table-cell office:value-type="float" office:value="8617191">
            <text:p>8617191</text:p>
          </table:table-cell>
          <table:table-cell/>
        </table:table-row>
        <table:table-row table:style-name="ro1">
          <table:table-cell office:value-type="float" office:value="108420">
            <text:p>108420</text:p>
          </table:table-cell>
          <table:table-cell office:value-type="float" office:value="20985220">
            <text:p>20985220</text:p>
          </table:table-cell>
          <table:table-cell office:value-type="float" office:value="10426371">
            <text:p>10426371</text:p>
          </table:table-cell>
          <table:table-cell office:value-type="float" office:value="8982279">
            <text:p>8982279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float" office:value="27452375">
            <text:p>27452375</text:p>
          </table:table-cell>
          <table:table-cell office:value-type="float" office:value="13147406">
            <text:p>13147406</text:p>
          </table:table-cell>
          <table:table-cell office:value-type="float" office:value="10985789">
            <text:p>10985789</text:p>
          </table:table-cell>
          <table:table-cell/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34409304">
            <text:p>34409304</text:p>
          </table:table-cell>
          <table:table-cell office:value-type="float" office:value="18598729">
            <text:p>18598729</text:p>
          </table:table-cell>
          <table:table-cell office:value-type="float" office:value="15818511">
            <text:p>15818511</text:p>
          </table:table-cell>
          <table:table-cell/>
        </table:table-row>
        <table:table-row table:style-name="ro1">
          <table:table-cell office:value-type="float" office:value="211758">
            <text:p>211758</text:p>
          </table:table-cell>
          <table:table-cell office:value-type="float" office:value="43406725">
            <text:p>43406725</text:p>
          </table:table-cell>
          <table:table-cell office:value-type="float" office:value="22114900">
            <text:p>22114900</text:p>
          </table:table-cell>
          <table:table-cell office:value-type="float" office:value="18507383">
            <text:p>18507383</text:p>
          </table:table-cell>
          <table:table-cell/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58648746">
            <text:p>58648746</text:p>
          </table:table-cell>
          <table:table-cell office:value-type="float" office:value="29713471">
            <text:p>29713471</text:p>
          </table:table-cell>
          <table:table-cell office:value-type="float" office:value="23625208">
            <text:p>23625208</text:p>
          </table:table-cell>
          <table:table-cell/>
        </table:table-row>
        <table:table-row table:style-name="ro1">
          <table:table-cell office:value-type="float" office:value="330872">
            <text:p>330872</text:p>
          </table:table-cell>
          <table:table-cell office:value-type="float" office:value="71681966">
            <text:p>71681966</text:p>
          </table:table-cell>
          <table:table-cell office:value-type="float" office:value="43369233">
            <text:p>43369233</text:p>
          </table:table-cell>
          <table:table-cell office:value-type="float" office:value="29830264">
            <text:p>29830264</text:p>
          </table:table-cell>
          <table:table-cell/>
        </table:table-row>
        <table:table-row table:style-name="ro1">
          <table:table-cell office:value-type="float" office:value="413590">
            <text:p>413590</text:p>
          </table:table-cell>
          <table:table-cell office:value-type="float" office:value="90169957">
            <text:p>90169957</text:p>
          </table:table-cell>
          <table:table-cell office:value-type="float" office:value="49107058">
            <text:p>49107058</text:p>
          </table:table-cell>
          <table:table-cell office:value-type="float" office:value="39954941">
            <text:p>39954941</text:p>
          </table:table-cell>
          <table:table-cell/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114225705">
            <text:p>114225705</text:p>
          </table:table-cell>
          <table:table-cell office:value-type="float" office:value="63795376">
            <text:p>63795376</text:p>
          </table:table-cell>
          <table:table-cell office:value-type="float" office:value="52711397">
            <text:p>52711397</text:p>
          </table:table-cell>
          <table:table-cell/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149700504">
            <text:p>149700504</text:p>
          </table:table-cell>
          <table:table-cell office:value-type="float" office:value="81157717">
            <text:p>81157717</text:p>
          </table:table-cell>
          <table:table-cell office:value-type="float" office:value="66126696">
            <text:p>66126696</text:p>
          </table:table-cell>
          <table:table-cell/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79978127">
            <text:p>179978127</text:p>
          </table:table-cell>
          <table:table-cell office:value-type="float" office:value="104561729">
            <text:p>104561729</text:p>
          </table:table-cell>
          <table:table-cell office:value-type="float" office:value="90405386">
            <text:p>90405386</text:p>
          </table:table-cell>
          <table:table-cell/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234526422">
            <text:p>234526422</text:p>
          </table:table-cell>
          <table:table-cell office:value-type="float" office:value="135031175">
            <text:p>135031175</text:p>
          </table:table-cell>
          <table:table-cell office:value-type="float" office:value="110002440">
            <text:p>110002440</text:p>
          </table:table-cell>
          <table:table-cell/>
        </table:table-row>
        <table:table-row table:style-name="ro1">
          <table:table-cell office:value-type="float" office:value="1262177">
            <text:p>1262177</text:p>
          </table:table-cell>
          <table:table-cell office:value-type="float" office:value="290936681">
            <text:p>290936681</text:p>
          </table:table-cell>
          <table:table-cell office:value-type="float" office:value="174955780">
            <text:p>174955780</text:p>
          </table:table-cell>
          <table:table-cell office:value-type="float" office:value="181015657">
            <text:p>181015657</text:p>
          </table:table-cell>
          <table:table-cell/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377466478">
            <text:p>377466478</text:p>
          </table:table-cell>
          <table:table-cell office:value-type="float" office:value="227113477">
            <text:p>227113477</text:p>
          </table:table-cell>
          <table:table-cell office:value-type="float" office:value="188987247">
            <text:p>188987247</text:p>
          </table:table-cell>
          <table:table-cell/>
        </table:table-row>
        <table:table-row table:style-name="ro1">
          <table:table-cell office:value-type="float" office:value="1972152">
            <text:p>1972152</text:p>
          </table:table-cell>
          <table:table-cell office:value-type="float" office:value="459861538">
            <text:p>459861538</text:p>
          </table:table-cell>
          <table:table-cell office:value-type="float" office:value="299151369">
            <text:p>299151369</text:p>
          </table:table-cell>
          <table:table-cell office:value-type="float" office:value="233052191">
            <text:p>233052191</text:p>
          </table:table-cell>
          <table:table-cell/>
        </table:table-row>
        <table:table-row table:style-name="ro1">
          <table:table-cell office:value-type="float" office:value="2465190">
            <text:p>2465190</text:p>
          </table:table-cell>
          <table:table-cell office:value-type="float" office:value="753124585">
            <text:p>753124585</text:p>
          </table:table-cell>
          <table:table-cell office:value-type="float" office:value="365490348">
            <text:p>365490348</text:p>
          </table:table-cell>
          <table:table-cell office:value-type="float" office:value="356725392">
            <text:p>356725392</text:p>
          </table:table-cell>
          <table:table-cell/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803195397">
            <text:p>803195397</text:p>
          </table:table-cell>
          <table:table-cell office:value-type="float" office:value="676601178">
            <text:p>676601178</text:p>
          </table:table-cell>
          <table:table-cell office:value-type="float" office:value="505454449">
            <text:p>505454449</text:p>
          </table:table-cell>
          <table:table-cell/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1067545496">
            <text:p>1067545496</text:p>
            <draw:frame table:end-cell-address="'sort vs quick sort (list)'.O73" table:end-x="0.7807in" table:end-y="0.0102in" draw:z-index="0" draw:style-name="gr1" draw:text-style-name="P1" svg:width="11.4594in" svg:height="5.3996in" svg:x="0.8783in" svg:y="0.1358in">
              <draw:object draw:notify-on-update-of-ranges="'sort vs quick sort (list)'.A3:'sort vs quick sort (list)'.A43 'sort vs quick sort (list)'.B2:'sort vs quick sort (list)'.B2 'sort vs quick sort (list)'.B3:'sort vs quick sort (list)'.B43 'sort vs quick sort (list)'.C2:'sort vs quick sort (list)'.C2 'sort vs quick sort (list)'.C3:'sort vs quick sort (list)'.C43 'sort vs quick sort (list)'.D2:'sort vs quick sort (list)'.D2 'sort vs quick sort (list)'.D3:'sort vs quick sort (list)'.D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968790463">
            <text:p>968790463</text:p>
          </table:table-cell>
          <table:table-cell office:value-type="float" office:value="795325427">
            <text:p>795325427</text:p>
          </table:table-cell>
          <table:table-cell/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1622059836">
            <text:p>1622059836</text:p>
          </table:table-cell>
          <table:table-cell office:value-type="float" office:value="804004763">
            <text:p>804004763</text:p>
          </table:table-cell>
          <table:table-cell office:value-type="float" office:value="839293234">
            <text:p>839293234</text:p>
          </table:table-cell>
          <table:table-cell/>
        </table:table-row>
        <table:table-row table:style-name="ro1">
          <table:table-cell office:value-type="float" office:value="6018531">
            <text:p>6018531</text:p>
          </table:table-cell>
          <table:table-cell office:value-type="float" office:value="2456842249">
            <text:p>2456842249</text:p>
          </table:table-cell>
          <table:table-cell office:value-type="float" office:value="1235177996">
            <text:p>1235177996</text:p>
          </table:table-cell>
          <table:table-cell office:value-type="float" office:value="2300975370">
            <text:p>2300975370</text:p>
          </table:table-cell>
          <table:table-cell/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2798682054">
            <text:p>2798682054</text:p>
          </table:table-cell>
          <table:table-cell office:value-type="float" office:value="1515037492">
            <text:p>1515037492</text:p>
          </table:table-cell>
          <table:table-cell office:value-type="float" office:value="2908494459">
            <text:p>2908494459</text:p>
          </table:table-cell>
          <table:table-cell/>
        </table:table-row>
      </table:table>
      <table:table table:name="sort vs quick sort (array)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quick sort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13">
            <text:p>9313</text:p>
            <draw:frame table:end-cell-address="'sort vs quick sort (array)'.O49" table:end-x="0.5748in" table:end-y="0.0213in" draw:z-index="0" draw:style-name="gr1" draw:text-style-name="P1" svg:width="12.674in" svg:height="6.0067in" svg:x="0.3469in" svg:y="0.0417in">
              <draw:object draw:notify-on-update-of-ranges="'sort vs quick sort (array)'.A3:'sort vs quick sort (array)'.A43 'sort vs quick sort (array)'.B2:'sort vs quick sort (array)'.B2 'sort vs quick sort (array)'.B3:'sort vs quick sort (array)'.B43 'sort vs quick sort (array)'.C2:'sort vs quick sort (array)'.C2 'sort vs quick sort (array)'.C3:'sort vs quick sort (array)'.C43 'sort vs quick sort (array)'.D2:'sort vs quick sort (array)'.D2 'sort vs quick sort (array)'.D3:'sort vs quick sort (array)'.D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37">
            <text:p>227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27">
            <text:p>355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511">
            <text:p>555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736">
            <text:p>8673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8420">
            <text:p>10842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1758">
            <text:p>211758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0872">
            <text:p>330872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13590">
            <text:p>413590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153">
            <text:p>153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258">
            <text:p>258</text:p>
          </table:table-cell>
          <table:table-cell office:value-type="float" office:value="140">
            <text:p>1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262177">
            <text:p>1262177</text:p>
          </table:table-cell>
          <table:table-cell office:value-type="float" office:value="307">
            <text:p>307</text:p>
          </table:table-cell>
          <table:table-cell office:value-type="float" office:value="185">
            <text:p>18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381">
            <text:p>381</text:p>
          </table:table-cell>
          <table:table-cell office:value-type="float" office:value="234">
            <text:p>23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972152">
            <text:p>1972152</text:p>
          </table:table-cell>
          <table:table-cell office:value-type="float" office:value="478">
            <text:p>478</text:p>
          </table:table-cell>
          <table:table-cell office:value-type="float" office:value="299">
            <text:p>29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65190">
            <text:p>2465190</text:p>
          </table:table-cell>
          <table:table-cell office:value-type="float" office:value="669">
            <text:p>669</text:p>
          </table:table-cell>
          <table:table-cell office:value-type="float" office:value="406">
            <text:p>40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807">
            <text:p>807</text:p>
          </table:table-cell>
          <table:table-cell office:value-type="float" office:value="674">
            <text:p>67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1225">
            <text:p>1225</text:p>
          </table:table-cell>
          <table:table-cell office:value-type="float" office:value="804">
            <text:p>804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1469">
            <text:p>1469</text:p>
          </table:table-cell>
          <table:table-cell office:value-type="float" office:value="947">
            <text:p>94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6018531">
            <text:p>6018531</text:p>
          </table:table-cell>
          <table:table-cell office:value-type="float" office:value="2099">
            <text:p>2099</text:p>
          </table:table-cell>
          <table:table-cell office:value-type="float" office:value="1355">
            <text:p>1355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2599">
            <text:p>2599</text:p>
          </table:table-cell>
          <table:table-cell office:value-type="float" office:value="1975">
            <text:p>1975</text:p>
          </table:table-cell>
          <table:table-cell office:value-type="float" office:value="394">
            <text:p>394</text:p>
          </table:table-cell>
        </table:table-row>
      </table:table>
      <table:table table:name="filter comp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<text:s/>serial stream</text:p>
            <draw:frame table:end-cell-address="'filter compare'.O34" table:end-x="0.0327in" table:end-y="0.0319in" draw:z-index="1" draw:style-name="gr1" draw:text-style-name="P1" svg:width="11.1559in" svg:height="5.35in" svg:x="0.4339in" svg:y="0.0394in">
              <draw:object draw:notify-on-update-of-ranges="'filter compare'.A4:'filter compare'.A14 'filter compare'.B2:'filter compare'.B2 'filter compare'.B4:'filter compare'.B14 'filter compare'.C2:'filter compare'.C2 'filter compare'.C4:'filter compare'.C14 'filter compare'.D2:'filter compare'.D2 'filter compare'.D4:'filter compare'.D1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office:value-type="string">
            <text:p><text:s/>parallel stream</text:p>
          </table:table-cell>
          <table:table-cell office:value-type="string">
            <text:p><text:s/>active iterator 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185463">
            <text:p>13185463</text:p>
          </table:table-cell>
          <table:table-cell office:value-type="float" office:value="2332405">
            <text:p>2332405</text:p>
          </table:table-cell>
          <table:table-cell office:value-type="float" office:value="139243">
            <text:p>139243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298174">
            <text:p>298174</text:p>
          </table:table-cell>
          <table:table-cell office:value-type="float" office:value="231185">
            <text:p>231185</text:p>
          </table:table-cell>
          <table:table-cell office:value-type="float" office:value="161182">
            <text:p>161182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241040">
            <text:p>241040</text:p>
          </table:table-cell>
          <table:table-cell office:value-type="float" office:value="309070">
            <text:p>309070</text:p>
          </table:table-cell>
          <table:table-cell office:value-type="float" office:value="201995">
            <text:p>20199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76411">
            <text:p>276411</text:p>
          </table:table-cell>
          <table:table-cell office:value-type="float" office:value="255703">
            <text:p>255703</text:p>
          </table:table-cell>
          <table:table-cell office:value-type="float" office:value="322945">
            <text:p>322945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413801">
            <text:p>413801</text:p>
          </table:table-cell>
          <table:table-cell office:value-type="float" office:value="194652">
            <text:p>194652</text:p>
          </table:table-cell>
          <table:table-cell office:value-type="float" office:value="399821">
            <text:p>399821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498469">
            <text:p>498469</text:p>
          </table:table-cell>
          <table:table-cell office:value-type="float" office:value="188085">
            <text:p>188085</text:p>
          </table:table-cell>
          <table:table-cell office:value-type="float" office:value="521409">
            <text:p>521409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653382">
            <text:p>653382</text:p>
          </table:table-cell>
          <table:table-cell office:value-type="float" office:value="276779">
            <text:p>276779</text:p>
          </table:table-cell>
          <table:table-cell office:value-type="float" office:value="150284">
            <text:p>150284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322792">
            <text:p>322792</text:p>
          </table:table-cell>
          <table:table-cell office:value-type="float" office:value="274076">
            <text:p>274076</text:p>
          </table:table-cell>
          <table:table-cell office:value-type="float" office:value="569485">
            <text:p>569485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914139">
            <text:p>914139</text:p>
          </table:table-cell>
          <table:table-cell office:value-type="float" office:value="299868">
            <text:p>299868</text:p>
          </table:table-cell>
          <table:table-cell office:value-type="float" office:value="219303">
            <text:p>219303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383798">
            <text:p>383798</text:p>
          </table:table-cell>
          <table:table-cell office:value-type="float" office:value="223400">
            <text:p>223400</text:p>
          </table:table-cell>
          <table:table-cell office:value-type="float" office:value="144391">
            <text:p>144391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204947">
            <text:p>204947</text:p>
          </table:table-cell>
          <table:table-cell office:value-type="float" office:value="101952">
            <text:p>101952</text:p>
          </table:table-cell>
          <table:table-cell office:value-type="float" office:value="239239">
            <text:p>239239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318035">
            <text:p>318035</text:p>
          </table:table-cell>
          <table:table-cell office:value-type="float" office:value="125236">
            <text:p>125236</text:p>
          </table:table-cell>
          <table:table-cell office:value-type="float" office:value="228156">
            <text:p>228156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328879">
            <text:p>328879</text:p>
          </table:table-cell>
          <table:table-cell office:value-type="float" office:value="138131">
            <text:p>138131</text:p>
          </table:table-cell>
          <table:table-cell office:value-type="float" office:value="289676">
            <text:p>289676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409616">
            <text:p>409616</text:p>
          </table:table-cell>
          <table:table-cell office:value-type="float" office:value="147901">
            <text:p>147901</text:p>
          </table:table-cell>
          <table:table-cell office:value-type="float" office:value="365631">
            <text:p>365631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510608">
            <text:p>510608</text:p>
          </table:table-cell>
          <table:table-cell office:value-type="float" office:value="169293">
            <text:p>169293</text:p>
          </table:table-cell>
          <table:table-cell office:value-type="float" office:value="500240">
            <text:p>500240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681804">
            <text:p>681804</text:p>
          </table:table-cell>
          <table:table-cell office:value-type="float" office:value="220767">
            <text:p>220767</text:p>
          </table:table-cell>
          <table:table-cell office:value-type="float" office:value="559168">
            <text:p>559168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798617">
            <text:p>798617</text:p>
          </table:table-cell>
          <table:table-cell office:value-type="float" office:value="379461">
            <text:p>379461</text:p>
          </table:table-cell>
          <table:table-cell office:value-type="float" office:value="928872">
            <text:p>928872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1273475">
            <text:p>1273475</text:p>
          </table:table-cell>
          <table:table-cell office:value-type="float" office:value="332241">
            <text:p>332241</text:p>
          </table:table-cell>
          <table:table-cell office:value-type="float" office:value="866333">
            <text:p>866333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1218787">
            <text:p>1218787</text:p>
          </table:table-cell>
          <table:table-cell office:value-type="float" office:value="378587">
            <text:p>378587</text:p>
          </table:table-cell>
          <table:table-cell office:value-type="float" office:value="849004">
            <text:p>849004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358951">
            <text:p>1358951</text:p>
          </table:table-cell>
          <table:table-cell office:value-type="float" office:value="480500">
            <text:p>480500</text:p>
          </table:table-cell>
          <table:table-cell office:value-type="float" office:value="425817">
            <text:p>425817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989969">
            <text:p>989969</text:p>
          </table:table-cell>
          <table:table-cell office:value-type="float" office:value="397078">
            <text:p>397078</text:p>
          </table:table-cell>
          <table:table-cell office:value-type="float" office:value="517157">
            <text:p>517157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1224721">
            <text:p>1224721</text:p>
          </table:table-cell>
          <table:table-cell office:value-type="float" office:value="545532">
            <text:p>545532</text:p>
          </table:table-cell>
          <table:table-cell office:value-type="float" office:value="684116">
            <text:p>684116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1931738">
            <text:p>1931738</text:p>
          </table:table-cell>
          <table:table-cell office:value-type="float" office:value="650796">
            <text:p>650796</text:p>
          </table:table-cell>
          <table:table-cell office:value-type="float" office:value="903551">
            <text:p>903551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2069884">
            <text:p>2069884</text:p>
          </table:table-cell>
          <table:table-cell office:value-type="float" office:value="904065">
            <text:p>904065</text:p>
          </table:table-cell>
          <table:table-cell office:value-type="float" office:value="1007841">
            <text:p>1007841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2358169">
            <text:p>2358169</text:p>
          </table:table-cell>
          <table:table-cell office:value-type="float" office:value="770993">
            <text:p>770993</text:p>
          </table:table-cell>
          <table:table-cell office:value-type="float" office:value="1546450">
            <text:p>1546450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3227726">
            <text:p>3227726</text:p>
          </table:table-cell>
          <table:table-cell office:value-type="float" office:value="1025613">
            <text:p>1025613</text:p>
          </table:table-cell>
          <table:table-cell office:value-type="float" office:value="1614391">
            <text:p>1614391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3624010">
            <text:p>3624010</text:p>
          </table:table-cell>
          <table:table-cell office:value-type="float" office:value="1299571">
            <text:p>1299571</text:p>
          </table:table-cell>
          <table:table-cell office:value-type="float" office:value="2044956">
            <text:p>2044956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5912640">
            <text:p>5912640</text:p>
          </table:table-cell>
          <table:table-cell office:value-type="float" office:value="1405734">
            <text:p>1405734</text:p>
          </table:table-cell>
          <table:table-cell office:value-type="float" office:value="2468533">
            <text:p>2468533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5784232">
            <text:p>5784232</text:p>
          </table:table-cell>
          <table:table-cell office:value-type="float" office:value="1711096">
            <text:p>1711096</text:p>
          </table:table-cell>
          <table:table-cell office:value-type="float" office:value="3039883">
            <text:p>3039883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7026496">
            <text:p>7026496</text:p>
          </table:table-cell>
          <table:table-cell office:value-type="float" office:value="2658788">
            <text:p>2658788</text:p>
          </table:table-cell>
          <table:table-cell office:value-type="float" office:value="3781739">
            <text:p>3781739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8947084">
            <text:p>8947084</text:p>
          </table:table-cell>
          <table:table-cell office:value-type="float" office:value="3013851">
            <text:p>3013851</text:p>
          </table:table-cell>
          <table:table-cell office:value-type="float" office:value="4940298">
            <text:p>4940298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11028306">
            <text:p>11028306</text:p>
          </table:table-cell>
          <table:table-cell office:value-type="float" office:value="3313078">
            <text:p>3313078</text:p>
          </table:table-cell>
          <table:table-cell office:value-type="float" office:value="5840534">
            <text:p>5840534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13878036">
            <text:p>13878036</text:p>
          </table:table-cell>
          <table:table-cell office:value-type="float" office:value="4285007">
            <text:p>4285007</text:p>
          </table:table-cell>
          <table:table-cell office:value-type="float" office:value="7725386">
            <text:p>7725386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17485086">
            <text:p>17485086</text:p>
          </table:table-cell>
          <table:table-cell office:value-type="float" office:value="6072470">
            <text:p>6072470</text:p>
          </table:table-cell>
          <table:table-cell office:value-type="float" office:value="9467677">
            <text:p>9467677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21680734">
            <text:p>21680734</text:p>
          </table:table-cell>
          <table:table-cell office:value-type="float" office:value="6423570">
            <text:p>6423570</text:p>
          </table:table-cell>
          <table:table-cell office:value-type="float" office:value="12125339">
            <text:p>12125339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27429716">
            <text:p>27429716</text:p>
          </table:table-cell>
          <table:table-cell office:value-type="float" office:value="12016806">
            <text:p>12016806</text:p>
          </table:table-cell>
          <table:table-cell office:value-type="float" office:value="15102935">
            <text:p>15102935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35131167">
            <text:p>35131167</text:p>
          </table:table-cell>
          <table:table-cell office:value-type="float" office:value="9940557">
            <text:p>9940557</text:p>
          </table:table-cell>
          <table:table-cell office:value-type="float" office:value="18717497">
            <text:p>18717497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42348947">
            <text:p>42348947</text:p>
          </table:table-cell>
          <table:table-cell office:value-type="float" office:value="12104671">
            <text:p>12104671</text:p>
          </table:table-cell>
          <table:table-cell office:value-type="float" office:value="24087969">
            <text:p>24087969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54757598">
            <text:p>54757598</text:p>
          </table:table-cell>
          <table:table-cell office:value-type="float" office:value="15864068">
            <text:p>15864068</text:p>
          </table:table-cell>
          <table:table-cell office:value-type="float" office:value="29628387">
            <text:p>29628387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66318892">
            <text:p>66318892</text:p>
          </table:table-cell>
          <table:table-cell office:value-type="float" office:value="18604478">
            <text:p>18604478</text:p>
          </table:table-cell>
          <table:table-cell office:value-type="float" office:value="35221633">
            <text:p>35221633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81637054">
            <text:p>81637054</text:p>
          </table:table-cell>
          <table:table-cell office:value-type="float" office:value="24887403">
            <text:p>24887403</text:p>
          </table:table-cell>
          <table:table-cell office:value-type="float" office:value="44170166">
            <text:p>44170166</text:p>
          </table:table-cell>
        </table:table-row>
        <table:table-row table:style-name="ro1">
          <table:table-cell/>
          <table:table-cell>
            <draw:frame table:end-cell-address="'filter compare'.K52" table:end-x="0.6181in" table:end-y="0.063in" draw:z-index="0" draw:style-name="gr1" draw:text-style-name="P1" svg:width="8.1638in" svg:height="1.3811in" svg:x="0.4555in" svg:y="0.0213in">
              <draw:object draw:notify-on-update-of-ranges="'filter compare'.A2:'filter compare'.A2 'filter compare'.A3:'filter compare'.A43 'filter compare'.B2:'filter compare'.B2 'filter compare'.B3:'filter compare'.B43 'filter compare'.C2:'filter compare'.C2 'filter compare'.C3:'filter compare'.C43 'filter compare'.D2:'filter compare'.D2 'filter compare'.D3:'filter compare'.D43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</table:table>
      <table:table table:name="Map compar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erial stream</text:p>
          </table:table-cell>
          <table:table-cell office:value-type="string">
            <text:p>parallel stream</text:p>
          </table:table-cell>
          <table:table-cell office:value-type="string">
            <text:p>active iterator</text:p>
            <draw:frame table:end-cell-address="'Map compare'.O36" table:end-x="0.6126in" table:end-y="0.0315in" draw:z-index="1" draw:style-name="gr1" draw:text-style-name="P1" svg:width="9.7681in" svg:height="5.8496in" svg:x="0.3701in" svg:y="0.0417in">
              <draw:object draw:notify-on-update-of-ranges="'Map compare'.A3:'Map compare'.A14 'Map compare'.B1:'Map compare'.B1 'Map compare'.B3:'Map compare'.B14 'Map compare'.C1:'Map compare'.C1 'Map compare'.C3:'Map compare'.C14 'Map compare'.D1:'Map compare'.D1 'Map compare'.D3:'Map compare'.D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884024">
            <text:p>6884024</text:p>
          </table:table-cell>
          <table:table-cell office:value-type="float" office:value="1093170">
            <text:p>1093170</text:p>
          </table:table-cell>
          <table:table-cell office:value-type="float" office:value="613604">
            <text:p>613604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65587">
            <text:p>765587</text:p>
          </table:table-cell>
          <table:table-cell office:value-type="float" office:value="220899">
            <text:p>220899</text:p>
          </table:table-cell>
          <table:table-cell office:value-type="float" office:value="207321">
            <text:p>207321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332023">
            <text:p>332023</text:p>
          </table:table-cell>
          <table:table-cell office:value-type="float" office:value="359317">
            <text:p>359317</text:p>
          </table:table-cell>
          <table:table-cell office:value-type="float" office:value="212572">
            <text:p>21257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65685">
            <text:p>265685</text:p>
          </table:table-cell>
          <table:table-cell office:value-type="float" office:value="370757">
            <text:p>370757</text:p>
          </table:table-cell>
          <table:table-cell office:value-type="float" office:value="333670">
            <text:p>333670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426563">
            <text:p>426563</text:p>
          </table:table-cell>
          <table:table-cell office:value-type="float" office:value="155148">
            <text:p>155148</text:p>
          </table:table-cell>
          <table:table-cell office:value-type="float" office:value="425600">
            <text:p>425600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float" office:value="543864">
            <text:p>543864</text:p>
          </table:table-cell>
          <table:table-cell office:value-type="float" office:value="206366">
            <text:p>206366</text:p>
          </table:table-cell>
          <table:table-cell office:value-type="float" office:value="213786">
            <text:p>213786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float" office:value="360971">
            <text:p>360971</text:p>
          </table:table-cell>
          <table:table-cell office:value-type="float" office:value="222976">
            <text:p>222976</text:p>
          </table:table-cell>
          <table:table-cell office:value-type="float" office:value="90120">
            <text:p>90120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float" office:value="219941">
            <text:p>219941</text:p>
          </table:table-cell>
          <table:table-cell office:value-type="float" office:value="181031">
            <text:p>181031</text:p>
          </table:table-cell>
          <table:table-cell office:value-type="float" office:value="146003">
            <text:p>146003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float" office:value="320353">
            <text:p>320353</text:p>
          </table:table-cell>
          <table:table-cell office:value-type="float" office:value="301528">
            <text:p>301528</text:p>
          </table:table-cell>
          <table:table-cell office:value-type="float" office:value="112360">
            <text:p>11236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30544">
            <text:p>230544</text:p>
          </table:table-cell>
          <table:table-cell office:value-type="float" office:value="148916">
            <text:p>148916</text:p>
          </table:table-cell>
          <table:table-cell office:value-type="float" office:value="139065">
            <text:p>139065</text:p>
          </table:table-cell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316069">
            <text:p>316069</text:p>
          </table:table-cell>
          <table:table-cell office:value-type="float" office:value="207967">
            <text:p>207967</text:p>
          </table:table-cell>
          <table:table-cell office:value-type="float" office:value="305055">
            <text:p>305055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float" office:value="601195">
            <text:p>601195</text:p>
          </table:table-cell>
          <table:table-cell office:value-type="float" office:value="483254">
            <text:p>483254</text:p>
          </table:table-cell>
          <table:table-cell office:value-type="float" office:value="350296">
            <text:p>350296</text:p>
          </table:table-cell>
        </table:table-row>
        <table:table-row table:style-name="ro1">
          <table:table-cell office:value-type="float" office:value="14552">
            <text:p>14552</text:p>
          </table:table-cell>
          <table:table-cell office:value-type="float" office:value="755810">
            <text:p>755810</text:p>
          </table:table-cell>
          <table:table-cell office:value-type="float" office:value="1676297">
            <text:p>1676297</text:p>
          </table:table-cell>
          <table:table-cell office:value-type="float" office:value="63932">
            <text:p>63932</text:p>
          </table:table-cell>
        </table:table-row>
        <table:table-row table:style-name="ro1">
          <table:table-cell office:value-type="float" office:value="18190">
            <text:p>18190</text:p>
          </table:table-cell>
          <table:table-cell office:value-type="float" office:value="495190">
            <text:p>495190</text:p>
          </table:table-cell>
          <table:table-cell office:value-type="float" office:value="441231">
            <text:p>441231</text:p>
          </table:table-cell>
          <table:table-cell office:value-type="float" office:value="25875">
            <text:p>25875</text:p>
          </table:table-cell>
        </table:table-row>
        <table:table-row table:style-name="ro1">
          <table:table-cell office:value-type="float" office:value="22738">
            <text:p>22738</text:p>
          </table:table-cell>
          <table:table-cell office:value-type="float" office:value="388397">
            <text:p>388397</text:p>
          </table:table-cell>
          <table:table-cell office:value-type="float" office:value="362837">
            <text:p>362837</text:p>
          </table:table-cell>
          <table:table-cell office:value-type="float" office:value="31553">
            <text:p>31553</text:p>
          </table:table-cell>
        </table:table-row>
        <table:table-row table:style-name="ro1">
          <table:table-cell office:value-type="float" office:value="28422">
            <text:p>28422</text:p>
          </table:table-cell>
          <table:table-cell office:value-type="float" office:value="467301">
            <text:p>467301</text:p>
          </table:table-cell>
          <table:table-cell office:value-type="float" office:value="324820">
            <text:p>324820</text:p>
          </table:table-cell>
          <table:table-cell office:value-type="float" office:value="38984">
            <text:p>38984</text:p>
          </table:table-cell>
        </table:table-row>
        <table:table-row table:style-name="ro1">
          <table:table-cell office:value-type="float" office:value="35528">
            <text:p>35528</text:p>
          </table:table-cell>
          <table:table-cell office:value-type="float" office:value="1081278">
            <text:p>1081278</text:p>
          </table:table-cell>
          <table:table-cell office:value-type="float" office:value="540710">
            <text:p>540710</text:p>
          </table:table-cell>
          <table:table-cell office:value-type="float" office:value="48794">
            <text:p>48794</text:p>
          </table:table-cell>
        </table:table-row>
        <table:table-row table:style-name="ro1">
          <table:table-cell office:value-type="float" office:value="44409">
            <text:p>44409</text:p>
          </table:table-cell>
          <table:table-cell office:value-type="float" office:value="850875">
            <text:p>850875</text:p>
          </table:table-cell>
          <table:table-cell office:value-type="float" office:value="580777">
            <text:p>580777</text:p>
          </table:table-cell>
          <table:table-cell office:value-type="float" office:value="60002">
            <text:p>60002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1214477">
            <text:p>1214477</text:p>
          </table:table-cell>
          <table:table-cell office:value-type="float" office:value="1188142">
            <text:p>1188142</text:p>
          </table:table-cell>
          <table:table-cell office:value-type="float" office:value="128978">
            <text:p>128978</text:p>
          </table:table-cell>
        </table:table-row>
        <table:table-row table:style-name="ro1">
          <table:table-cell office:value-type="float" office:value="69389">
            <text:p>69389</text:p>
          </table:table-cell>
          <table:table-cell office:value-type="float" office:value="1404175">
            <text:p>1404175</text:p>
          </table:table-cell>
          <table:table-cell office:value-type="float" office:value="2160273">
            <text:p>2160273</text:p>
          </table:table-cell>
          <table:table-cell office:value-type="float" office:value="134601">
            <text:p>134601</text:p>
          </table:table-cell>
        </table:table-row>
        <table:table-row table:style-name="ro1">
          <table:table-cell office:value-type="float" office:value="86737">
            <text:p>86737</text:p>
          </table:table-cell>
          <table:table-cell office:value-type="float" office:value="1524568">
            <text:p>1524568</text:p>
          </table:table-cell>
          <table:table-cell office:value-type="float" office:value="1118763">
            <text:p>1118763</text:p>
          </table:table-cell>
          <table:table-cell office:value-type="float" office:value="121386">
            <text:p>121386</text:p>
          </table:table-cell>
        </table:table-row>
        <table:table-row table:style-name="ro1">
          <table:table-cell office:value-type="float" office:value="108421">
            <text:p>108421</text:p>
          </table:table-cell>
          <table:table-cell office:value-type="float" office:value="1660824">
            <text:p>1660824</text:p>
          </table:table-cell>
          <table:table-cell office:value-type="float" office:value="2086719">
            <text:p>2086719</text:p>
          </table:table-cell>
          <table:table-cell office:value-type="float" office:value="267362">
            <text:p>267362</text:p>
          </table:table-cell>
        </table:table-row>
        <table:table-row table:style-name="ro1">
          <table:table-cell office:value-type="float" office:value="135526">
            <text:p>135526</text:p>
          </table:table-cell>
          <table:table-cell office:value-type="float" office:value="2240779">
            <text:p>2240779</text:p>
          </table:table-cell>
          <table:table-cell office:value-type="float" office:value="1379017">
            <text:p>1379017</text:p>
          </table:table-cell>
          <table:table-cell office:value-type="float" office:value="193471">
            <text:p>193471</text:p>
          </table:table-cell>
        </table:table-row>
        <table:table-row table:style-name="ro1">
          <table:table-cell office:value-type="float" office:value="169407">
            <text:p>169407</text:p>
          </table:table-cell>
          <table:table-cell office:value-type="float" office:value="2650730">
            <text:p>2650730</text:p>
          </table:table-cell>
          <table:table-cell office:value-type="float" office:value="2033082">
            <text:p>2033082</text:p>
          </table:table-cell>
          <table:table-cell office:value-type="float" office:value="275612">
            <text:p>275612</text:p>
          </table:table-cell>
        </table:table-row>
        <table:table-row table:style-name="ro1">
          <table:table-cell office:value-type="float" office:value="211759">
            <text:p>211759</text:p>
          </table:table-cell>
          <table:table-cell office:value-type="float" office:value="4864062">
            <text:p>4864062</text:p>
          </table:table-cell>
          <table:table-cell office:value-type="float" office:value="2087446">
            <text:p>2087446</text:p>
          </table:table-cell>
          <table:table-cell office:value-type="float" office:value="472968">
            <text:p>472968</text:p>
          </table:table-cell>
        </table:table-row>
        <table:table-row table:style-name="ro1">
          <table:table-cell office:value-type="float" office:value="264698">
            <text:p>264698</text:p>
          </table:table-cell>
          <table:table-cell office:value-type="float" office:value="4257901">
            <text:p>4257901</text:p>
          </table:table-cell>
          <table:table-cell office:value-type="float" office:value="3952052">
            <text:p>3952052</text:p>
          </table:table-cell>
          <table:table-cell office:value-type="float" office:value="527803">
            <text:p>527803</text:p>
          </table:table-cell>
        </table:table-row>
        <table:table-row table:style-name="ro1">
          <table:table-cell office:value-type="float" office:value="330873">
            <text:p>330873</text:p>
          </table:table-cell>
          <table:table-cell office:value-type="float" office:value="5072053">
            <text:p>5072053</text:p>
          </table:table-cell>
          <table:table-cell office:value-type="float" office:value="2751618">
            <text:p>2751618</text:p>
          </table:table-cell>
          <table:table-cell office:value-type="float" office:value="567789">
            <text:p>567789</text:p>
          </table:table-cell>
        </table:table-row>
        <table:table-row table:style-name="ro1">
          <table:table-cell office:value-type="float" office:value="413591">
            <text:p>413591</text:p>
          </table:table-cell>
          <table:table-cell office:value-type="float" office:value="7049243">
            <text:p>7049243</text:p>
          </table:table-cell>
          <table:table-cell office:value-type="float" office:value="6726459">
            <text:p>6726459</text:p>
          </table:table-cell>
          <table:table-cell office:value-type="float" office:value="1014380">
            <text:p>1014380</text:p>
          </table:table-cell>
        </table:table-row>
        <table:table-row table:style-name="ro1">
          <table:table-cell office:value-type="float" office:value="516988">
            <text:p>516988</text:p>
          </table:table-cell>
          <table:table-cell office:value-type="float" office:value="8346541">
            <text:p>8346541</text:p>
          </table:table-cell>
          <table:table-cell office:value-type="float" office:value="4227655">
            <text:p>4227655</text:p>
          </table:table-cell>
          <table:table-cell office:value-type="float" office:value="895371">
            <text:p>895371</text:p>
          </table:table-cell>
        </table:table-row>
        <table:table-row table:style-name="ro1">
          <table:table-cell office:value-type="float" office:value="646235">
            <text:p>646235</text:p>
          </table:table-cell>
          <table:table-cell office:value-type="float" office:value="13914545">
            <text:p>13914545</text:p>
          </table:table-cell>
          <table:table-cell office:value-type="float" office:value="5369633">
            <text:p>5369633</text:p>
          </table:table-cell>
          <table:table-cell office:value-type="float" office:value="1608592">
            <text:p>1608592</text:p>
          </table:table-cell>
        </table:table-row>
        <table:table-row table:style-name="ro1">
          <table:table-cell office:value-type="float" office:value="807794">
            <text:p>807794</text:p>
          </table:table-cell>
          <table:table-cell office:value-type="float" office:value="14342395">
            <text:p>14342395</text:p>
          </table:table-cell>
          <table:table-cell office:value-type="float" office:value="7401599">
            <text:p>7401599</text:p>
          </table:table-cell>
          <table:table-cell office:value-type="float" office:value="1372572">
            <text:p>1372572</text:p>
          </table:table-cell>
        </table:table-row>
        <table:table-row table:style-name="ro1">
          <table:table-cell office:value-type="float" office:value="1009742">
            <text:p>1009742</text:p>
          </table:table-cell>
          <table:table-cell office:value-type="float" office:value="22039419">
            <text:p>22039419</text:p>
          </table:table-cell>
          <table:table-cell office:value-type="float" office:value="7354833">
            <text:p>7354833</text:p>
          </table:table-cell>
          <table:table-cell office:value-type="float" office:value="2425065">
            <text:p>2425065</text:p>
          </table:table-cell>
        </table:table-row>
        <table:table-row table:style-name="ro1">
          <table:table-cell office:value-type="float" office:value="1262178">
            <text:p>1262178</text:p>
          </table:table-cell>
          <table:table-cell office:value-type="float" office:value="26033624">
            <text:p>26033624</text:p>
          </table:table-cell>
          <table:table-cell office:value-type="float" office:value="9444332">
            <text:p>9444332</text:p>
          </table:table-cell>
          <table:table-cell office:value-type="float" office:value="2804103">
            <text:p>2804103</text:p>
          </table:table-cell>
        </table:table-row>
        <table:table-row table:style-name="ro1">
          <table:table-cell office:value-type="float" office:value="1577722">
            <text:p>1577722</text:p>
          </table:table-cell>
          <table:table-cell office:value-type="float" office:value="25088518">
            <text:p>25088518</text:p>
          </table:table-cell>
          <table:table-cell office:value-type="float" office:value="21253975">
            <text:p>21253975</text:p>
          </table:table-cell>
          <table:table-cell office:value-type="float" office:value="2913047">
            <text:p>2913047</text:p>
          </table:table-cell>
        </table:table-row>
        <table:table-row table:style-name="ro1">
          <table:table-cell office:value-type="float" office:value="1972153">
            <text:p>1972153</text:p>
          </table:table-cell>
          <table:table-cell office:value-type="float" office:value="30634844">
            <text:p>30634844</text:p>
          </table:table-cell>
          <table:table-cell office:value-type="float" office:value="109258293">
            <text:p>109258293</text:p>
          </table:table-cell>
          <table:table-cell office:value-type="float" office:value="4273647">
            <text:p>4273647</text:p>
          </table:table-cell>
        </table:table-row>
        <table:table-row table:style-name="ro1">
          <table:table-cell office:value-type="float" office:value="2465191">
            <text:p>2465191</text:p>
          </table:table-cell>
          <table:table-cell office:value-type="float" office:value="44309430">
            <text:p>44309430</text:p>
          </table:table-cell>
          <table:table-cell office:value-type="float" office:value="26553680">
            <text:p>26553680</text:p>
          </table:table-cell>
          <table:table-cell office:value-type="float" office:value="4423861">
            <text:p>4423861</text:p>
          </table:table-cell>
        </table:table-row>
        <table:table-row table:style-name="ro1">
          <table:table-cell office:value-type="float" office:value="3081488">
            <text:p>3081488</text:p>
          </table:table-cell>
          <table:table-cell office:value-type="float" office:value="60051206">
            <text:p>60051206</text:p>
          </table:table-cell>
          <table:table-cell office:value-type="float" office:value="165046048">
            <text:p>165046048</text:p>
          </table:table-cell>
          <table:table-cell office:value-type="float" office:value="6176211">
            <text:p>6176211</text:p>
          </table:table-cell>
        </table:table-row>
        <table:table-row table:style-name="ro1">
          <table:table-cell office:value-type="float" office:value="3851860">
            <text:p>3851860</text:p>
          </table:table-cell>
          <table:table-cell office:value-type="float" office:value="69251219">
            <text:p>69251219</text:p>
          </table:table-cell>
          <table:table-cell office:value-type="float" office:value="48850997">
            <text:p>48850997</text:p>
          </table:table-cell>
          <table:table-cell office:value-type="float" office:value="7166807">
            <text:p>7166807</text:p>
          </table:table-cell>
        </table:table-row>
        <table:table-row table:style-name="ro1">
          <table:table-cell office:value-type="float" office:value="4814825">
            <text:p>4814825</text:p>
          </table:table-cell>
          <table:table-cell office:value-type="float" office:value="320516678">
            <text:p>320516678</text:p>
          </table:table-cell>
          <table:table-cell office:value-type="float" office:value="37748874">
            <text:p>37748874</text:p>
          </table:table-cell>
          <table:table-cell office:value-type="float" office:value="9959744">
            <text:p>9959744</text:p>
          </table:table-cell>
        </table:table-row>
        <table:table-row table:style-name="ro1">
          <table:table-cell office:value-type="float" office:value="6018532">
            <text:p>6018532</text:p>
          </table:table-cell>
          <table:table-cell office:value-type="float" office:value="152572988">
            <text:p>152572988</text:p>
          </table:table-cell>
          <table:table-cell office:value-type="float" office:value="90292351">
            <text:p>90292351</text:p>
          </table:table-cell>
          <table:table-cell office:value-type="float" office:value="11120842">
            <text:p>11120842</text:p>
          </table:table-cell>
        </table:table-row>
        <table:table-row table:style-name="ro1">
          <table:table-cell office:value-type="float" office:value="7523164">
            <text:p>7523164</text:p>
          </table:table-cell>
          <table:table-cell office:value-type="float" office:value="458304043">
            <text:p>458304043</text:p>
          </table:table-cell>
          <table:table-cell office:value-type="float" office:value="61035811">
            <text:p>61035811</text:p>
          </table:table-cell>
          <table:table-cell office:value-type="float" office:value="13545373">
            <text:p>13545373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>
            <draw:frame table:end-cell-address="'Map compare'.P84" table:end-x="0.0378in" table:end-y="0.1154in" draw:z-index="0" draw:style-name="gr1" draw:text-style-name="P1" svg:width="11.3276in" svg:height="5.1902in" svg:x="0.5236in" svg:y="0.1157in">
              <draw:object draw:notify-on-update-of-ranges="'Map compare'.A1:'Map compare'.A1 'Map compare'.A2:'Map compare'.A42 'Map compare'.B1:'Map compare'.B1 'Map compare'.B2:'Map compare'.B42 'Map compare'.C1:'Map compare'.C1 'Map compare'.C2:'Map compare'.C42 'Map compare'.D1:'Map compare'.D1 'Map compare'.D2:'Map compare'.D42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4/14/2015</text:date>, <text:time>11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11:36:59</dc:date>
    <dc:creator>Ngoc Vu Dang</dc:creator>
    <meta:generator>OpenOffice/4.1.0$Unix OpenOffice.org_project/410m18$Build-9764</meta:generator>
    <meta:editing-duration>PT3H29M56S</meta:editing-duration>
    <meta:editing-cycles>4</meta:editing-cycles>
    <meta:document-statistic meta:table-count="7" meta:cell-count="122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77cm" svg:height="4.36cm" xlink:href=".." xlink:type="simple" chart:class="chart:line" chart:style-name="ch1">
        <chart:title svg:x="12.611cm" svg:y="-0.043cm" chart:style-name="ch2">
          <text:p>ForEach</text:p>
        </chart:title>
        <chart:legend svg:x="23.606cm" svg:y="1.979cm" style:legend-expansion="custom" chartooo:width="2.901cm" chartooo:height="0.46cm" style:legend-expansion-aspect-ratio="6.30652173913044" chart:style-name="ch3"/>
        <chart:plot-area chart:style-name="ch4" table:cell-range-address="'ForEach compare'.A2:'ForEach compare'.D43" chart:data-source-has-labels="both" svg:x="1.173cm" svg:y="0.518cm" svg:width="22.409cm" svg:height="4.215cm">
          <chartooo:coordinate-region svg:x="2.906cm" svg:y="0.717cm" svg:width="20.026cm" svg:height="2.971cm"/>
          <chart:axis chart:dimension="x" chart:name="primary-x" chart:style-name="ch5" chartooo:axis-type="auto">
            <chartooo:date-scale/>
            <chart:title svg:x="10.613cm" svg:y="3.8cm" chart:style-name="ch6">
              <text:p>Number items of stream</text:p>
            </chart:title>
            <chart:categories table:cell-range-address="'ForEach compare'.A3:'ForEach compare'.A43"/>
          </chart:axis>
          <chart:axis chart:dimension="y" chart:name="primary-y" chart:style-name="ch5">
            <chart:title svg:x="0.06cm" svg:y="4.359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ForEach compare'.B3:'ForEach compare'.B43" chart:label-cell-address="'ForEach compare'.B2:'ForEach compare'.B2" chart:class="chart:line">
            <chart:data-point chart:repeated="41"/>
          </chart:series>
          <chart:series chart:style-name="ch10" chart:values-cell-range-address="'ForEach compare'.C3:'ForEach compare'.C43" chart:label-cell-address="'ForEach compare'.C2:'ForEach compare'.C2" chart:class="chart:line">
            <chart:data-point chart:repeated="41"/>
          </chart:series>
          <chart:series chart:style-name="ch11" chart:values-cell-range-address="'ForEach compare'.D3:'ForEach compare'.D43" chart:label-cell-address="'ForEach compare'.D2:'ForEach compare'.D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ForEach compare'.B2:'ForEach compare'.B2</svg:desc>
                </draw:g>
              </table:table-cell>
              <table:table-cell office:value-type="string">
                <text:p>parallel stream</text:p>
                <draw:g>
                  <svg:desc>'ForEach compare'.C2:'ForEach compare'.C2</svg:desc>
                </draw:g>
              </table:table-cell>
              <table:table-cell office:value-type="string">
                <text:p>active iterator </text:p>
                <draw:g>
                  <svg:desc>'ForEach compare'.D2:'ForEach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ForEach compare'.A3:'ForEach compare'.A43</svg:desc>
                </draw:g>
              </table:table-cell>
              <table:table-cell office:value-type="float" office:value="962284">
                <text:p>962284</text:p>
                <draw:g>
                  <svg:desc>'ForEach compare'.B3:'ForEach compare'.B43</svg:desc>
                </draw:g>
              </table:table-cell>
              <table:table-cell office:value-type="float" office:value="456439">
                <text:p>456439</text:p>
                <draw:g>
                  <svg:desc>'ForEach compare'.C3:'ForEach compare'.C43</svg:desc>
                </draw:g>
              </table:table-cell>
              <table:table-cell office:value-type="float" office:value="322500">
                <text:p>322500</text:p>
                <draw:g>
                  <svg:desc>'ForEach compare'.D3:'ForEach compare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7853">
                <text:p>137853</text:p>
              </table:table-cell>
              <table:table-cell office:value-type="float" office:value="130077">
                <text:p>130077</text:p>
              </table:table-cell>
              <table:table-cell office:value-type="float" office:value="43285">
                <text:p>43285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4073">
                <text:p>4073</text:p>
              </table:table-cell>
              <table:table-cell office:value-type="float" office:value="30163">
                <text:p>30163</text:p>
              </table:table-cell>
              <table:table-cell office:value-type="float" office:value="37985">
                <text:p>3798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3499">
                <text:p>3499</text:p>
              </table:table-cell>
              <table:table-cell office:value-type="float" office:value="140108">
                <text:p>140108</text:p>
              </table:table-cell>
              <table:table-cell office:value-type="float" office:value="77156">
                <text:p>77156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5618">
                <text:p>5618</text:p>
              </table:table-cell>
              <table:table-cell office:value-type="float" office:value="104861">
                <text:p>104861</text:p>
              </table:table-cell>
              <table:table-cell office:value-type="float" office:value="163116">
                <text:p>163116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5853">
                <text:p>5853</text:p>
              </table:table-cell>
              <table:table-cell office:value-type="float" office:value="88358">
                <text:p>88358</text:p>
              </table:table-cell>
              <table:table-cell office:value-type="float" office:value="88454">
                <text:p>88454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5143">
                <text:p>5143</text:p>
              </table:table-cell>
              <table:table-cell office:value-type="float" office:value="82607">
                <text:p>82607</text:p>
              </table:table-cell>
              <table:table-cell office:value-type="float" office:value="119923">
                <text:p>119923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5515">
                <text:p>5515</text:p>
              </table:table-cell>
              <table:table-cell office:value-type="float" office:value="79231">
                <text:p>79231</text:p>
              </table:table-cell>
              <table:table-cell office:value-type="float" office:value="149522">
                <text:p>149522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7210">
                <text:p>7210</text:p>
              </table:table-cell>
              <table:table-cell office:value-type="float" office:value="80229">
                <text:p>80229</text:p>
              </table:table-cell>
              <table:table-cell office:value-type="float" office:value="188390">
                <text:p>18839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0330">
                <text:p>10330</text:p>
              </table:table-cell>
              <table:table-cell office:value-type="float" office:value="72561">
                <text:p>72561</text:p>
              </table:table-cell>
              <table:table-cell office:value-type="float" office:value="226521">
                <text:p>226521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10606">
                <text:p>10606</text:p>
              </table:table-cell>
              <table:table-cell office:value-type="float" office:value="21785">
                <text:p>21785</text:p>
              </table:table-cell>
              <table:table-cell office:value-type="float" office:value="171437">
                <text:p>171437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10217">
                <text:p>10217</text:p>
              </table:table-cell>
              <table:table-cell office:value-type="float" office:value="48425">
                <text:p>48425</text:p>
              </table:table-cell>
              <table:table-cell office:value-type="float" office:value="289145">
                <text:p>289145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18353">
                <text:p>18353</text:p>
              </table:table-cell>
              <table:table-cell office:value-type="float" office:value="19586">
                <text:p>19586</text:p>
              </table:table-cell>
              <table:table-cell office:value-type="float" office:value="32544">
                <text:p>32544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23670">
                <text:p>23670</text:p>
              </table:table-cell>
              <table:table-cell office:value-type="float" office:value="47298">
                <text:p>47298</text:p>
              </table:table-cell>
              <table:table-cell office:value-type="float" office:value="35070">
                <text:p>35070</text:p>
              </table:table-cell>
            </table:table-row>
            <table:table-row>
              <table:table-cell office:value-type="float" office:value="22738">
                <text:p>22740</text:p>
              </table:table-cell>
              <table:table-cell office:value-type="float" office:value="29881">
                <text:p>29881</text:p>
              </table:table-cell>
              <table:table-cell office:value-type="float" office:value="24800">
                <text:p>24800</text:p>
              </table:table-cell>
              <table:table-cell office:value-type="float" office:value="44590">
                <text:p>4459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37034">
                <text:p>37034</text:p>
              </table:table-cell>
              <table:table-cell office:value-type="float" office:value="31795">
                <text:p>31795</text:p>
              </table:table-cell>
              <table:table-cell office:value-type="float" office:value="57295">
                <text:p>57295</text:p>
              </table:table-cell>
            </table:table-row>
            <table:table-row>
              <table:table-cell office:value-type="float" office:value="35528">
                <text:p>35530</text:p>
              </table:table-cell>
              <table:table-cell office:value-type="float" office:value="44501">
                <text:p>44501</text:p>
              </table:table-cell>
              <table:table-cell office:value-type="float" office:value="57527">
                <text:p>57527</text:p>
              </table:table-cell>
              <table:table-cell office:value-type="float" office:value="73307">
                <text:p>73307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54462">
                <text:p>54462</text:p>
              </table:table-cell>
              <table:table-cell office:value-type="float" office:value="68138">
                <text:p>68138</text:p>
              </table:table-cell>
              <table:table-cell office:value-type="float" office:value="88745">
                <text:p>88745</text:p>
              </table:table-cell>
            </table:table-row>
            <table:table-row>
              <table:table-cell office:value-type="float" office:value="55512">
                <text:p>55510</text:p>
              </table:table-cell>
              <table:table-cell office:value-type="float" office:value="78167">
                <text:p>78167</text:p>
              </table:table-cell>
              <table:table-cell office:value-type="float" office:value="59180">
                <text:p>59180</text:p>
              </table:table-cell>
              <table:table-cell office:value-type="float" office:value="110965">
                <text:p>110965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91923">
                <text:p>91923</text:p>
              </table:table-cell>
              <table:table-cell office:value-type="float" office:value="60046">
                <text:p>60046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float" office:value="86737">
                <text:p>86740</text:p>
              </table:table-cell>
              <table:table-cell office:value-type="float" office:value="105076">
                <text:p>105076</text:p>
              </table:table-cell>
              <table:table-cell office:value-type="float" office:value="68478">
                <text:p>68478</text:p>
              </table:table-cell>
              <table:table-cell office:value-type="float" office:value="188565">
                <text:p>188565</text:p>
              </table:table-cell>
            </table:table-row>
            <table:table-row>
              <table:table-cell office:value-type="float" office:value="108421">
                <text:p>108420</text:p>
              </table:table-cell>
              <table:table-cell office:value-type="float" office:value="148165">
                <text:p>148165</text:p>
              </table:table-cell>
              <table:table-cell office:value-type="float" office:value="129444">
                <text:p>129444</text:p>
              </table:table-cell>
              <table:table-cell office:value-type="float" office:value="176895">
                <text:p>176895</text:p>
              </table:table-cell>
            </table:table-row>
            <table:table-row>
              <table:table-cell office:value-type="float" office:value="135526">
                <text:p>135530</text:p>
              </table:table-cell>
              <table:table-cell office:value-type="float" office:value="217619">
                <text:p>217619</text:p>
              </table:table-cell>
              <table:table-cell office:value-type="float" office:value="217289">
                <text:p>217289</text:p>
              </table:table-cell>
              <table:table-cell office:value-type="float" office:value="256025">
                <text:p>256025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238200">
                <text:p>238200</text:p>
              </table:table-cell>
              <table:table-cell office:value-type="float" office:value="192348">
                <text:p>192348</text:p>
              </table:table-cell>
              <table:table-cell office:value-type="float" office:value="260936">
                <text:p>260936</text:p>
              </table:table-cell>
            </table:table-row>
            <table:table-row>
              <table:table-cell office:value-type="float" office:value="211759">
                <text:p>211760</text:p>
              </table:table-cell>
              <table:table-cell office:value-type="float" office:value="296864">
                <text:p>296864</text:p>
              </table:table-cell>
              <table:table-cell office:value-type="float" office:value="248075">
                <text:p>248075</text:p>
              </table:table-cell>
              <table:table-cell office:value-type="float" office:value="353245">
                <text:p>353245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370166">
                <text:p>370166</text:p>
              </table:table-cell>
              <table:table-cell office:value-type="float" office:value="362870">
                <text:p>362870</text:p>
              </table:table-cell>
              <table:table-cell office:value-type="float" office:value="436488">
                <text:p>436488</text:p>
              </table:table-cell>
            </table:table-row>
            <table:table-row>
              <table:table-cell office:value-type="float" office:value="330873">
                <text:p>330870</text:p>
              </table:table-cell>
              <table:table-cell office:value-type="float" office:value="446317">
                <text:p>446317</text:p>
              </table:table-cell>
              <table:table-cell office:value-type="float" office:value="447726">
                <text:p>447726</text:p>
              </table:table-cell>
              <table:table-cell office:value-type="float" office:value="537064">
                <text:p>537064</text:p>
              </table:table-cell>
            </table:table-row>
            <table:table-row>
              <table:table-cell office:value-type="float" office:value="413591">
                <text:p>413590</text:p>
              </table:table-cell>
              <table:table-cell office:value-type="float" office:value="569418">
                <text:p>569418</text:p>
              </table:table-cell>
              <table:table-cell office:value-type="float" office:value="537017">
                <text:p>537017</text:p>
              </table:table-cell>
              <table:table-cell office:value-type="float" office:value="658866">
                <text:p>658866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708804">
                <text:p>708804</text:p>
              </table:table-cell>
              <table:table-cell office:value-type="float" office:value="604892">
                <text:p>604892</text:p>
              </table:table-cell>
              <table:table-cell office:value-type="float" office:value="836084">
                <text:p>836084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954481">
                <text:p>954481</text:p>
              </table:table-cell>
              <table:table-cell office:value-type="float" office:value="861503">
                <text:p>861503</text:p>
              </table:table-cell>
              <table:table-cell office:value-type="float" office:value="1162408">
                <text:p>1162408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431990">
                <text:p>1431990</text:p>
              </table:table-cell>
              <table:table-cell office:value-type="float" office:value="1141162">
                <text:p>1141162</text:p>
              </table:table-cell>
              <table:table-cell office:value-type="float" office:value="1631941">
                <text:p>1631941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1373493">
                <text:p>1373493</text:p>
              </table:table-cell>
              <table:table-cell office:value-type="float" office:value="1157562">
                <text:p>1157562</text:p>
              </table:table-cell>
              <table:table-cell office:value-type="float" office:value="1675641">
                <text:p>1675641</text:p>
              </table:table-cell>
            </table:table-row>
            <table:table-row>
              <table:table-cell office:value-type="float" office:value="1262178">
                <text:p>1262180</text:p>
              </table:table-cell>
              <table:table-cell office:value-type="float" office:value="2244588">
                <text:p>2244588</text:p>
              </table:table-cell>
              <table:table-cell office:value-type="float" office:value="1803686">
                <text:p>1803686</text:p>
              </table:table-cell>
              <table:table-cell office:value-type="float" office:value="2534255">
                <text:p>2534255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2490645">
                <text:p>2490645</text:p>
              </table:table-cell>
              <table:table-cell office:value-type="float" office:value="1969288">
                <text:p>1969288</text:p>
              </table:table-cell>
              <table:table-cell office:value-type="float" office:value="2897899">
                <text:p>2897899</text:p>
              </table:table-cell>
            </table:table-row>
            <table:table-row>
              <table:table-cell office:value-type="float" office:value="1972153">
                <text:p>1972150</text:p>
              </table:table-cell>
              <table:table-cell office:value-type="float" office:value="2663593">
                <text:p>2663593</text:p>
              </table:table-cell>
              <table:table-cell office:value-type="float" office:value="2191402">
                <text:p>2191402</text:p>
              </table:table-cell>
              <table:table-cell office:value-type="float" office:value="3021805">
                <text:p>3021805</text:p>
              </table:table-cell>
            </table:table-row>
            <table:table-row>
              <table:table-cell office:value-type="float" office:value="2465191">
                <text:p>2465190</text:p>
              </table:table-cell>
              <table:table-cell office:value-type="float" office:value="3542429">
                <text:p>3542429</text:p>
              </table:table-cell>
              <table:table-cell office:value-type="float" office:value="2909064">
                <text:p>2909064</text:p>
              </table:table-cell>
              <table:table-cell office:value-type="float" office:value="4220451">
                <text:p>4220451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5074568">
                <text:p>5074568</text:p>
              </table:table-cell>
              <table:table-cell office:value-type="float" office:value="4036475">
                <text:p>4036475</text:p>
              </table:table-cell>
              <table:table-cell office:value-type="float" office:value="5848883">
                <text:p>5848883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5700189">
                <text:p>5700189</text:p>
              </table:table-cell>
              <table:table-cell office:value-type="float" office:value="4677802">
                <text:p>4677802</text:p>
              </table:table-cell>
              <table:table-cell office:value-type="float" office:value="6771779">
                <text:p>6771779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8356917">
                <text:p>8356917</text:p>
              </table:table-cell>
              <table:table-cell office:value-type="float" office:value="6295060">
                <text:p>6295060</text:p>
              </table:table-cell>
              <table:table-cell office:value-type="float" office:value="9547610">
                <text:p>9547610</text:p>
              </table:table-cell>
            </table:table-row>
            <table:table-row>
              <table:table-cell office:value-type="float" office:value="6018532">
                <text:p>6018530</text:p>
              </table:table-cell>
              <table:table-cell office:value-type="float" office:value="9003976">
                <text:p>9003976</text:p>
              </table:table-cell>
              <table:table-cell office:value-type="float" office:value="7003186">
                <text:p>7003186</text:p>
              </table:table-cell>
              <table:table-cell office:value-type="float" office:value="10218191">
                <text:p>10218191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10882734">
                <text:p>10882734</text:p>
              </table:table-cell>
              <table:table-cell office:value-type="float" office:value="8218330">
                <text:p>8218330</text:p>
              </table:table-cell>
              <table:table-cell office:value-type="float" office:value="13196911">
                <text:p>13196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773cm" svg:height="13.184cm" xlink:href=".." xlink:type="simple" chart:class="chart:line" chart:style-name="ch1">
        <chart:title svg:x="13.88cm" svg:y="0.94cm" chart:style-name="ch2">
          <text:p>Map</text:p>
        </chart:title>
        <chart:legend svg:x="23.806cm" svg:y="5.928cm" style:legend-expansion="custom" chartooo:width="3.383cm" chartooo:height="1.594cm" style:legend-expansion-aspect-ratio="2.12233375156838" chart:style-name="ch3"/>
        <chart:plot-area chart:style-name="ch4" table:cell-range-address="'Map compare'.A1:'Map compare'.D42" chart:data-source-has-labels="both" svg:x="1.586cm" svg:y="2.135cm" svg:width="22.444cm" svg:height="9.805cm">
          <chartooo:coordinate-region svg:x="3.504cm" svg:y="2.334cm" svg:width="19.876cm" svg:height="8.561cm"/>
          <chart:axis chart:dimension="x" chart:name="primary-x" chart:style-name="ch5" chartooo:axis-type="auto">
            <chartooo:date-scale/>
            <chart:title svg:x="11.044cm" svg:y="12.203cm" chart:style-name="ch6">
              <text:p>Number items of stream</text:p>
            </chart:title>
            <chart:categories table:cell-range-address="'Map compare'.A2:'Map compare'.A42"/>
          </chart:axis>
          <chart:axis chart:dimension="y" chart:name="primary-y" chart:style-name="ch5">
            <chart:title svg:x="0.451cm" svg:y="9.171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Map compare'.B2:'Map compare'.B42" chart:label-cell-address="'Map compare'.B1:'Map compare'.B1" chart:class="chart:line">
            <chart:data-point chart:repeated="41"/>
          </chart:series>
          <chart:series chart:style-name="ch10" chart:values-cell-range-address="'Map compare'.C2:'Map compare'.C42" chart:label-cell-address="'Map compare'.C1:'Map compare'.C1" chart:class="chart:line">
            <chart:data-point chart:repeated="41"/>
          </chart:series>
          <chart:series chart:style-name="ch11" chart:values-cell-range-address="'Map compare'.D2:'Map compare'.D42" chart:label-cell-address="'Map compare'.D1:'Map compare'.D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Map compare'.B1:'Map compare'.B1</svg:desc>
                </draw:g>
              </table:table-cell>
              <table:table-cell office:value-type="string">
                <text:p>parallel stream</text:p>
                <draw:g>
                  <svg:desc>'Map compare'.C1:'Map compare'.C1</svg:desc>
                </draw:g>
              </table:table-cell>
              <table:table-cell office:value-type="string">
                <text:p>active iterator</text:p>
                <draw:g>
                  <svg:desc>'Map compare'.D1:'Map compare'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Map compare'.A2:'Map compare'.A42</svg:desc>
                </draw:g>
              </table:table-cell>
              <table:table-cell office:value-type="float" office:value="6884024">
                <text:p>6884024</text:p>
                <draw:g>
                  <svg:desc>'Map compare'.B2:'Map compare'.B42</svg:desc>
                </draw:g>
              </table:table-cell>
              <table:table-cell office:value-type="float" office:value="1093170">
                <text:p>1093170</text:p>
                <draw:g>
                  <svg:desc>'Map compare'.C2:'Map compare'.C42</svg:desc>
                </draw:g>
              </table:table-cell>
              <table:table-cell office:value-type="float" office:value="613604">
                <text:p>613604</text:p>
                <draw:g>
                  <svg:desc>'Map compare'.D2:'Map compare'.D42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765587">
                <text:p>765587</text:p>
              </table:table-cell>
              <table:table-cell office:value-type="float" office:value="220899">
                <text:p>220899</text:p>
              </table:table-cell>
              <table:table-cell office:value-type="float" office:value="207321">
                <text:p>207321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332023">
                <text:p>332023</text:p>
              </table:table-cell>
              <table:table-cell office:value-type="float" office:value="359317">
                <text:p>359317</text:p>
              </table:table-cell>
              <table:table-cell office:value-type="float" office:value="212572">
                <text:p>212572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65685">
                <text:p>265685</text:p>
              </table:table-cell>
              <table:table-cell office:value-type="float" office:value="370757">
                <text:p>370757</text:p>
              </table:table-cell>
              <table:table-cell office:value-type="float" office:value="333670">
                <text:p>333670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426563">
                <text:p>426563</text:p>
              </table:table-cell>
              <table:table-cell office:value-type="float" office:value="155148">
                <text:p>155148</text:p>
              </table:table-cell>
              <table:table-cell office:value-type="float" office:value="425600">
                <text:p>42560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543864">
                <text:p>543864</text:p>
              </table:table-cell>
              <table:table-cell office:value-type="float" office:value="206366">
                <text:p>206366</text:p>
              </table:table-cell>
              <table:table-cell office:value-type="float" office:value="213786">
                <text:p>213786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360971">
                <text:p>360971</text:p>
              </table:table-cell>
              <table:table-cell office:value-type="float" office:value="222976">
                <text:p>222976</text:p>
              </table:table-cell>
              <table:table-cell office:value-type="float" office:value="90120">
                <text:p>90120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219941">
                <text:p>219941</text:p>
              </table:table-cell>
              <table:table-cell office:value-type="float" office:value="181031">
                <text:p>181031</text:p>
              </table:table-cell>
              <table:table-cell office:value-type="float" office:value="146003">
                <text:p>146003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320353">
                <text:p>320353</text:p>
              </table:table-cell>
              <table:table-cell office:value-type="float" office:value="301528">
                <text:p>301528</text:p>
              </table:table-cell>
              <table:table-cell office:value-type="float" office:value="112360">
                <text:p>11236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230544">
                <text:p>230544</text:p>
              </table:table-cell>
              <table:table-cell office:value-type="float" office:value="148916">
                <text:p>148916</text:p>
              </table:table-cell>
              <table:table-cell office:value-type="float" office:value="139065">
                <text:p>139065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316069">
                <text:p>316069</text:p>
              </table:table-cell>
              <table:table-cell office:value-type="float" office:value="207967">
                <text:p>207967</text:p>
              </table:table-cell>
              <table:table-cell office:value-type="float" office:value="305055">
                <text:p>305055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601195">
                <text:p>601195</text:p>
              </table:table-cell>
              <table:table-cell office:value-type="float" office:value="483254">
                <text:p>483254</text:p>
              </table:table-cell>
              <table:table-cell office:value-type="float" office:value="350296">
                <text:p>350296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755810">
                <text:p>755810</text:p>
              </table:table-cell>
              <table:table-cell office:value-type="float" office:value="1676297">
                <text:p>1676297</text:p>
              </table:table-cell>
              <table:table-cell office:value-type="float" office:value="63932">
                <text:p>63932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495190">
                <text:p>495190</text:p>
              </table:table-cell>
              <table:table-cell office:value-type="float" office:value="441231">
                <text:p>441231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float" office:value="22738">
                <text:p>22740</text:p>
              </table:table-cell>
              <table:table-cell office:value-type="float" office:value="388397">
                <text:p>388397</text:p>
              </table:table-cell>
              <table:table-cell office:value-type="float" office:value="362837">
                <text:p>362837</text:p>
              </table:table-cell>
              <table:table-cell office:value-type="float" office:value="31553">
                <text:p>31553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467301">
                <text:p>467301</text:p>
              </table:table-cell>
              <table:table-cell office:value-type="float" office:value="324820">
                <text:p>324820</text:p>
              </table:table-cell>
              <table:table-cell office:value-type="float" office:value="38984">
                <text:p>38984</text:p>
              </table:table-cell>
            </table:table-row>
            <table:table-row>
              <table:table-cell office:value-type="float" office:value="35528">
                <text:p>35530</text:p>
              </table:table-cell>
              <table:table-cell office:value-type="float" office:value="1081278">
                <text:p>1081278</text:p>
              </table:table-cell>
              <table:table-cell office:value-type="float" office:value="540710">
                <text:p>540710</text:p>
              </table:table-cell>
              <table:table-cell office:value-type="float" office:value="48794">
                <text:p>48794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850875">
                <text:p>850875</text:p>
              </table:table-cell>
              <table:table-cell office:value-type="float" office:value="580777">
                <text:p>580777</text:p>
              </table:table-cell>
              <table:table-cell office:value-type="float" office:value="60002">
                <text:p>60002</text:p>
              </table:table-cell>
            </table:table-row>
            <table:table-row>
              <table:table-cell office:value-type="float" office:value="55512">
                <text:p>55510</text:p>
              </table:table-cell>
              <table:table-cell office:value-type="float" office:value="1214477">
                <text:p>1214477</text:p>
              </table:table-cell>
              <table:table-cell office:value-type="float" office:value="1188142">
                <text:p>1188142</text:p>
              </table:table-cell>
              <table:table-cell office:value-type="float" office:value="128978">
                <text:p>128978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1404175">
                <text:p>1404175</text:p>
              </table:table-cell>
              <table:table-cell office:value-type="float" office:value="2160273">
                <text:p>2160273</text:p>
              </table:table-cell>
              <table:table-cell office:value-type="float" office:value="134601">
                <text:p>134601</text:p>
              </table:table-cell>
            </table:table-row>
            <table:table-row>
              <table:table-cell office:value-type="float" office:value="86737">
                <text:p>86740</text:p>
              </table:table-cell>
              <table:table-cell office:value-type="float" office:value="1524568">
                <text:p>1524568</text:p>
              </table:table-cell>
              <table:table-cell office:value-type="float" office:value="1118763">
                <text:p>1118763</text:p>
              </table:table-cell>
              <table:table-cell office:value-type="float" office:value="121386">
                <text:p>121386</text:p>
              </table:table-cell>
            </table:table-row>
            <table:table-row>
              <table:table-cell office:value-type="float" office:value="108421">
                <text:p>108420</text:p>
              </table:table-cell>
              <table:table-cell office:value-type="float" office:value="1660824">
                <text:p>1660824</text:p>
              </table:table-cell>
              <table:table-cell office:value-type="float" office:value="2086719">
                <text:p>2086719</text:p>
              </table:table-cell>
              <table:table-cell office:value-type="float" office:value="267362">
                <text:p>267362</text:p>
              </table:table-cell>
            </table:table-row>
            <table:table-row>
              <table:table-cell office:value-type="float" office:value="135526">
                <text:p>135530</text:p>
              </table:table-cell>
              <table:table-cell office:value-type="float" office:value="2240779">
                <text:p>2240779</text:p>
              </table:table-cell>
              <table:table-cell office:value-type="float" office:value="1379017">
                <text:p>1379017</text:p>
              </table:table-cell>
              <table:table-cell office:value-type="float" office:value="193471">
                <text:p>193471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2650730">
                <text:p>2650730</text:p>
              </table:table-cell>
              <table:table-cell office:value-type="float" office:value="2033082">
                <text:p>2033082</text:p>
              </table:table-cell>
              <table:table-cell office:value-type="float" office:value="275612">
                <text:p>275612</text:p>
              </table:table-cell>
            </table:table-row>
            <table:table-row>
              <table:table-cell office:value-type="float" office:value="211759">
                <text:p>211760</text:p>
              </table:table-cell>
              <table:table-cell office:value-type="float" office:value="4864062">
                <text:p>4864062</text:p>
              </table:table-cell>
              <table:table-cell office:value-type="float" office:value="2087446">
                <text:p>2087446</text:p>
              </table:table-cell>
              <table:table-cell office:value-type="float" office:value="472968">
                <text:p>472968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4257901">
                <text:p>4257901</text:p>
              </table:table-cell>
              <table:table-cell office:value-type="float" office:value="3952052">
                <text:p>3952052</text:p>
              </table:table-cell>
              <table:table-cell office:value-type="float" office:value="527803">
                <text:p>527803</text:p>
              </table:table-cell>
            </table:table-row>
            <table:table-row>
              <table:table-cell office:value-type="float" office:value="330873">
                <text:p>330870</text:p>
              </table:table-cell>
              <table:table-cell office:value-type="float" office:value="5072053">
                <text:p>5072053</text:p>
              </table:table-cell>
              <table:table-cell office:value-type="float" office:value="2751618">
                <text:p>2751618</text:p>
              </table:table-cell>
              <table:table-cell office:value-type="float" office:value="567789">
                <text:p>567789</text:p>
              </table:table-cell>
            </table:table-row>
            <table:table-row>
              <table:table-cell office:value-type="float" office:value="413591">
                <text:p>413590</text:p>
              </table:table-cell>
              <table:table-cell office:value-type="float" office:value="7049243">
                <text:p>7049243</text:p>
              </table:table-cell>
              <table:table-cell office:value-type="float" office:value="6726459">
                <text:p>6726459</text:p>
              </table:table-cell>
              <table:table-cell office:value-type="float" office:value="1014380">
                <text:p>1014380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8346541">
                <text:p>8346541</text:p>
              </table:table-cell>
              <table:table-cell office:value-type="float" office:value="4227655">
                <text:p>4227655</text:p>
              </table:table-cell>
              <table:table-cell office:value-type="float" office:value="895371">
                <text:p>895371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13914545">
                <text:p>13914545</text:p>
              </table:table-cell>
              <table:table-cell office:value-type="float" office:value="5369633">
                <text:p>5369633</text:p>
              </table:table-cell>
              <table:table-cell office:value-type="float" office:value="1608592">
                <text:p>1608592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4342395">
                <text:p>14342395</text:p>
              </table:table-cell>
              <table:table-cell office:value-type="float" office:value="7401599">
                <text:p>7401599</text:p>
              </table:table-cell>
              <table:table-cell office:value-type="float" office:value="1372572">
                <text:p>1372572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22039419">
                <text:p>22039419</text:p>
              </table:table-cell>
              <table:table-cell office:value-type="float" office:value="7354833">
                <text:p>7354833</text:p>
              </table:table-cell>
              <table:table-cell office:value-type="float" office:value="2425065">
                <text:p>2425065</text:p>
              </table:table-cell>
            </table:table-row>
            <table:table-row>
              <table:table-cell office:value-type="float" office:value="1262178">
                <text:p>1262180</text:p>
              </table:table-cell>
              <table:table-cell office:value-type="float" office:value="26033624">
                <text:p>26033624</text:p>
              </table:table-cell>
              <table:table-cell office:value-type="float" office:value="9444332">
                <text:p>9444332</text:p>
              </table:table-cell>
              <table:table-cell office:value-type="float" office:value="2804103">
                <text:p>2804103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25088518">
                <text:p>25088518</text:p>
              </table:table-cell>
              <table:table-cell office:value-type="float" office:value="21253975">
                <text:p>21253975</text:p>
              </table:table-cell>
              <table:table-cell office:value-type="float" office:value="2913047">
                <text:p>2913047</text:p>
              </table:table-cell>
            </table:table-row>
            <table:table-row>
              <table:table-cell office:value-type="float" office:value="1972153">
                <text:p>1972150</text:p>
              </table:table-cell>
              <table:table-cell office:value-type="float" office:value="30634844">
                <text:p>30634844</text:p>
              </table:table-cell>
              <table:table-cell office:value-type="float" office:value="109258293">
                <text:p>109258293</text:p>
              </table:table-cell>
              <table:table-cell office:value-type="float" office:value="4273647">
                <text:p>4273647</text:p>
              </table:table-cell>
            </table:table-row>
            <table:table-row>
              <table:table-cell office:value-type="float" office:value="2465191">
                <text:p>2465190</text:p>
              </table:table-cell>
              <table:table-cell office:value-type="float" office:value="44309430">
                <text:p>44309430</text:p>
              </table:table-cell>
              <table:table-cell office:value-type="float" office:value="26553680">
                <text:p>26553680</text:p>
              </table:table-cell>
              <table:table-cell office:value-type="float" office:value="4423861">
                <text:p>4423861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60051206">
                <text:p>60051206</text:p>
              </table:table-cell>
              <table:table-cell office:value-type="float" office:value="165046048">
                <text:p>165046048</text:p>
              </table:table-cell>
              <table:table-cell office:value-type="float" office:value="6176211">
                <text:p>6176211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69251219">
                <text:p>69251219</text:p>
              </table:table-cell>
              <table:table-cell office:value-type="float" office:value="48850997">
                <text:p>48850997</text:p>
              </table:table-cell>
              <table:table-cell office:value-type="float" office:value="7166807">
                <text:p>7166807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320516678">
                <text:p>320516678</text:p>
              </table:table-cell>
              <table:table-cell office:value-type="float" office:value="37748874">
                <text:p>37748874</text:p>
              </table:table-cell>
              <table:table-cell office:value-type="float" office:value="9959744">
                <text:p>9959744</text:p>
              </table:table-cell>
            </table:table-row>
            <table:table-row>
              <table:table-cell office:value-type="float" office:value="6018532">
                <text:p>6018530</text:p>
              </table:table-cell>
              <table:table-cell office:value-type="float" office:value="152572988">
                <text:p>152572988</text:p>
              </table:table-cell>
              <table:table-cell office:value-type="float" office:value="90292351">
                <text:p>90292351</text:p>
              </table:table-cell>
              <table:table-cell office:value-type="float" office:value="11120842">
                <text:p>11120842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458304043">
                <text:p>458304043</text:p>
              </table:table-cell>
              <table:table-cell office:value-type="float" office:value="61035811">
                <text:p>61035811</text:p>
              </table:table-cell>
              <table:table-cell office:value-type="float" office:value="13545373">
                <text:p>135453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12cm" svg:height="14.859cm" xlink:href=".." xlink:type="simple" chart:class="chart:line" chart:style-name="ch1">
        <chart:title svg:x="11.735cm" svg:y="0.433cm" chart:style-name="ch2">
          <text:p>Map</text:p>
        </chart:title>
        <chart:legend svg:x="18.135cm" svg:y="5.848cm" style:legend-expansion="custom" chartooo:width="4.771cm" chartooo:height="2.631cm" style:legend-expansion-aspect-ratio="1.81337894336754" chart:style-name="ch3"/>
        <chart:plot-area chart:style-name="ch4" table:cell-range-address="'Map compare'.A3:'Map compare'.D14 'Map compare'.B1:'Map compare'.D1" chart:data-source-has-labels="both" svg:x="2.046cm" svg:y="1.541cm" svg:width="15.945cm" svg:height="11.248cm">
          <chartooo:coordinate-region svg:x="3.593cm" svg:y="1.74cm" svg:width="13.933cm" svg:height="10.402cm"/>
          <chart:axis chart:dimension="x" chart:name="primary-x" chart:style-name="ch5" chartooo:axis-type="auto">
            <chartooo:date-scale/>
            <chart:title svg:x="8.254cm" svg:y="13.086cm" chart:style-name="ch6">
              <text:p>Number items of stream</text:p>
            </chart:title>
            <chart:categories table:cell-range-address="'Map compare'.A3:'Map compare'.A14"/>
          </chart:axis>
          <chart:axis chart:dimension="y" chart:name="primary-y" chart:style-name="ch5">
            <chart:title svg:x="1.262cm" svg:y="9.594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Map compare'.B3:'Map compare'.B14" chart:label-cell-address="'Map compare'.B1:'Map compare'.B1" chart:class="chart:line">
            <chart:data-point chart:repeated="12"/>
          </chart:series>
          <chart:series chart:style-name="ch10" chart:values-cell-range-address="'Map compare'.C3:'Map compare'.C14" chart:label-cell-address="'Map compare'.C1:'Map compare'.C1" chart:class="chart:line">
            <chart:data-point chart:repeated="12"/>
          </chart:series>
          <chart:series chart:style-name="ch11" chart:values-cell-range-address="'Map compare'.D3:'Map compare'.D14" chart:label-cell-address="'Map compare'.D1:'Map compare'.D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Map compare'.B1:'Map compare'.B1</svg:desc>
                </draw:g>
              </table:table-cell>
              <table:table-cell office:value-type="string">
                <text:p>parallel stream</text:p>
                <draw:g>
                  <svg:desc>'Map compare'.C1:'Map compare'.C1</svg:desc>
                </draw:g>
              </table:table-cell>
              <table:table-cell office:value-type="string">
                <text:p>active iterator</text:p>
                <draw:g>
                  <svg:desc>'Map compare'.D1:'Map compare'.D1</svg:desc>
                </draw:g>
              </table:table-cell>
            </table:table-row>
          </table:table-header-rows>
          <table:table-rows>
            <table:table-row>
              <table:table-cell office:value-type="float" office:value="1250">
                <text:p>1250</text:p>
                <draw:g>
                  <svg:desc>'Map compare'.A3:'Map compare'.A14</svg:desc>
                </draw:g>
              </table:table-cell>
              <table:table-cell office:value-type="float" office:value="765587">
                <text:p>765587</text:p>
                <draw:g>
                  <svg:desc>'Map compare'.B3:'Map compare'.B14</svg:desc>
                </draw:g>
              </table:table-cell>
              <table:table-cell office:value-type="float" office:value="220899">
                <text:p>220899</text:p>
                <draw:g>
                  <svg:desc>'Map compare'.C3:'Map compare'.C14</svg:desc>
                </draw:g>
              </table:table-cell>
              <table:table-cell office:value-type="float" office:value="207321">
                <text:p>207321</text:p>
                <draw:g>
                  <svg:desc>'Map compare'.D3:'Map compare'.D14</svg:desc>
                </draw:g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332023">
                <text:p>332023</text:p>
              </table:table-cell>
              <table:table-cell office:value-type="float" office:value="359317">
                <text:p>359317</text:p>
              </table:table-cell>
              <table:table-cell office:value-type="float" office:value="212572">
                <text:p>212572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65685">
                <text:p>265685</text:p>
              </table:table-cell>
              <table:table-cell office:value-type="float" office:value="370757">
                <text:p>370757</text:p>
              </table:table-cell>
              <table:table-cell office:value-type="float" office:value="333670">
                <text:p>333670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426563">
                <text:p>426563</text:p>
              </table:table-cell>
              <table:table-cell office:value-type="float" office:value="155148">
                <text:p>155148</text:p>
              </table:table-cell>
              <table:table-cell office:value-type="float" office:value="425600">
                <text:p>42560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543864">
                <text:p>543864</text:p>
              </table:table-cell>
              <table:table-cell office:value-type="float" office:value="206366">
                <text:p>206366</text:p>
              </table:table-cell>
              <table:table-cell office:value-type="float" office:value="213786">
                <text:p>213786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360971">
                <text:p>360971</text:p>
              </table:table-cell>
              <table:table-cell office:value-type="float" office:value="222976">
                <text:p>222976</text:p>
              </table:table-cell>
              <table:table-cell office:value-type="float" office:value="90120">
                <text:p>90120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219941">
                <text:p>219941</text:p>
              </table:table-cell>
              <table:table-cell office:value-type="float" office:value="181031">
                <text:p>181031</text:p>
              </table:table-cell>
              <table:table-cell office:value-type="float" office:value="146003">
                <text:p>146003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320353">
                <text:p>320353</text:p>
              </table:table-cell>
              <table:table-cell office:value-type="float" office:value="301528">
                <text:p>301528</text:p>
              </table:table-cell>
              <table:table-cell office:value-type="float" office:value="112360">
                <text:p>11236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230544">
                <text:p>230544</text:p>
              </table:table-cell>
              <table:table-cell office:value-type="float" office:value="148916">
                <text:p>148916</text:p>
              </table:table-cell>
              <table:table-cell office:value-type="float" office:value="139065">
                <text:p>139065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316069">
                <text:p>316069</text:p>
              </table:table-cell>
              <table:table-cell office:value-type="float" office:value="207967">
                <text:p>207967</text:p>
              </table:table-cell>
              <table:table-cell office:value-type="float" office:value="305055">
                <text:p>305055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601195">
                <text:p>601195</text:p>
              </table:table-cell>
              <table:table-cell office:value-type="float" office:value="483254">
                <text:p>483254</text:p>
              </table:table-cell>
              <table:table-cell office:value-type="float" office:value="350296">
                <text:p>350296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755810">
                <text:p>755810</text:p>
              </table:table-cell>
              <table:table-cell office:value-type="float" office:value="1676297">
                <text:p>1676297</text:p>
              </table:table-cell>
              <table:table-cell office:value-type="float" office:value="63932">
                <text:p>639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75cm" svg:height="2.287cm" xlink:href=".." xlink:type="simple" chart:class="chart:line" chart:style-name="ch1">
        <chart:title svg:x="11.439cm" svg:y="0.196cm" chart:style-name="ch2">
          <text:p>Reduce</text:p>
        </chart:title>
        <chart:legend svg:x="20.715cm" svg:y="1.028cm" style:legend-expansion="custom" chartooo:width="2.711cm" chartooo:height="0.256cm" style:legend-expansion-aspect-ratio="10.58984375" chart:style-name="ch3"/>
        <chart:plot-area chart:style-name="ch4" table:cell-range-address="'Reduce compare'.A2:'Reduce compare'.D43" chart:data-source-has-labels="both" svg:x="0cm" svg:y="0cm" svg:width="-32.767cm" svg:height="-32.767cm">
          <chartooo:coordinate-region svg:x="2.242cm" svg:y="0.388cm" svg:width="18.046cm" svg:height="1.617cm"/>
          <chart:axis chart:dimension="x" chart:name="primary-x" chart:style-name="ch5" chartooo:axis-type="auto">
            <chartooo:date-scale/>
            <chart:title svg:x="10.573cm" svg:y="1.307cm" chart:style-name="ch6">
              <text:p>Number items of stream</text:p>
            </chart:title>
            <chart:categories table:cell-range-address="'Reduce compare'.A3:'Reduce compare'.A43"/>
          </chart:axis>
          <chart:axis chart:dimension="y" chart:name="primary-y" chart:style-name="ch5">
            <chart:title svg:x="0.32cm" svg:y="1.606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Reduce compare'.B3:'Reduce compare'.B43" chart:label-cell-address="'Reduce compare'.B2:'Reduce compare'.B2" chart:class="chart:line">
            <chart:data-point chart:repeated="41"/>
          </chart:series>
          <chart:series chart:style-name="ch10" chart:values-cell-range-address="'Reduce compare'.C3:'Reduce compare'.C43" chart:label-cell-address="'Reduce compare'.C2:'Reduce compare'.C2" chart:class="chart:line">
            <chart:data-point chart:repeated="41"/>
          </chart:series>
          <chart:series chart:style-name="ch11" chart:values-cell-range-address="'Reduce compare'.D3:'Reduce compare'.D43" chart:label-cell-address="'Reduce compare'.D2:'Reduce compare'.D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Reduce compare'.B2:'Reduce compare'.B2</svg:desc>
                </draw:g>
              </table:table-cell>
              <table:table-cell office:value-type="string">
                <text:p>parallel stream</text:p>
                <draw:g>
                  <svg:desc>'Reduce compare'.C2:'Reduce compare'.C2</svg:desc>
                </draw:g>
              </table:table-cell>
              <table:table-cell office:value-type="string">
                <text:p>active iterator </text:p>
                <draw:g>
                  <svg:desc>'Reduce compare'.D2:'Reduce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Reduce compare'.A3:'Reduce compare'.A43</svg:desc>
                </draw:g>
              </table:table-cell>
              <table:table-cell office:value-type="float" office:value="1055599">
                <text:p>1055599</text:p>
                <draw:g>
                  <svg:desc>'Reduce compare'.B3:'Reduce compare'.B43</svg:desc>
                </draw:g>
              </table:table-cell>
              <table:table-cell office:value-type="float" office:value="458899">
                <text:p>458899</text:p>
                <draw:g>
                  <svg:desc>'Reduce compare'.C3:'Reduce compare'.C43</svg:desc>
                </draw:g>
              </table:table-cell>
              <table:table-cell office:value-type="float" office:value="164246">
                <text:p>164246</text:p>
                <draw:g>
                  <svg:desc>'Reduce compare'.D3:'Reduce compare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242">
                <text:p>34242</text:p>
              </table:table-cell>
              <table:table-cell office:value-type="float" office:value="131368">
                <text:p>131368</text:p>
              </table:table-cell>
              <table:table-cell office:value-type="float" office:value="40685">
                <text:p>40685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37764">
                <text:p>37764</text:p>
              </table:table-cell>
              <table:table-cell office:value-type="float" office:value="79063">
                <text:p>79063</text:p>
              </table:table-cell>
              <table:table-cell office:value-type="float" office:value="52115">
                <text:p>5211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56619">
                <text:p>56619</text:p>
              </table:table-cell>
              <table:table-cell office:value-type="float" office:value="47135">
                <text:p>47135</text:p>
              </table:table-cell>
              <table:table-cell office:value-type="float" office:value="61694">
                <text:p>61694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93826">
                <text:p>93826</text:p>
              </table:table-cell>
              <table:table-cell office:value-type="float" office:value="46846">
                <text:p>46846</text:p>
              </table:table-cell>
              <table:table-cell office:value-type="float" office:value="86880">
                <text:p>8688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71613">
                <text:p>71613</text:p>
              </table:table-cell>
              <table:table-cell office:value-type="float" office:value="83884">
                <text:p>83884</text:p>
              </table:table-cell>
              <table:table-cell office:value-type="float" office:value="97079">
                <text:p>97079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77543">
                <text:p>77543</text:p>
              </table:table-cell>
              <table:table-cell office:value-type="float" office:value="166989">
                <text:p>166989</text:p>
              </table:table-cell>
              <table:table-cell office:value-type="float" office:value="121872">
                <text:p>121872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138330">
                <text:p>138330</text:p>
              </table:table-cell>
              <table:table-cell office:value-type="float" office:value="143073">
                <text:p>143073</text:p>
              </table:table-cell>
              <table:table-cell office:value-type="float" office:value="148869">
                <text:p>148869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90567">
                <text:p>90567</text:p>
              </table:table-cell>
              <table:table-cell office:value-type="float" office:value="219038">
                <text:p>219038</text:p>
              </table:table-cell>
              <table:table-cell office:value-type="float" office:value="93898">
                <text:p>93898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86104">
                <text:p>86104</text:p>
              </table:table-cell>
              <table:table-cell office:value-type="float" office:value="65275">
                <text:p>65275</text:p>
              </table:table-cell>
              <table:table-cell office:value-type="float" office:value="10463">
                <text:p>10463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107756">
                <text:p>107756</text:p>
              </table:table-cell>
              <table:table-cell office:value-type="float" office:value="78637">
                <text:p>78637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80047">
                <text:p>80047</text:p>
              </table:table-cell>
              <table:table-cell office:value-type="float" office:value="113856">
                <text:p>113856</text:p>
              </table:table-cell>
              <table:table-cell office:value-type="float" office:value="17167">
                <text:p>17167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129583">
                <text:p>129583</text:p>
              </table:table-cell>
              <table:table-cell office:value-type="float" office:value="94215">
                <text:p>94215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158162">
                <text:p>158162</text:p>
              </table:table-cell>
              <table:table-cell office:value-type="float" office:value="153814">
                <text:p>153814</text:p>
              </table:table-cell>
              <table:table-cell office:value-type="float" office:value="27747">
                <text:p>27747</text:p>
              </table:table-cell>
            </table:table-row>
            <table:table-row>
              <table:table-cell office:value-type="float" office:value="22738">
                <text:p>22740</text:p>
              </table:table-cell>
              <table:table-cell office:value-type="float" office:value="164064">
                <text:p>164064</text:p>
              </table:table-cell>
              <table:table-cell office:value-type="float" office:value="197107">
                <text:p>197107</text:p>
              </table:table-cell>
              <table:table-cell office:value-type="float" office:value="32957">
                <text:p>32957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242026">
                <text:p>242026</text:p>
              </table:table-cell>
              <table:table-cell office:value-type="float" office:value="200172">
                <text:p>200172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float" office:value="35528">
                <text:p>35530</text:p>
              </table:table-cell>
              <table:table-cell office:value-type="float" office:value="273733">
                <text:p>273733</text:p>
              </table:table-cell>
              <table:table-cell office:value-type="float" office:value="238252">
                <text:p>238252</text:p>
              </table:table-cell>
              <table:table-cell office:value-type="float" office:value="50715">
                <text:p>50715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283577">
                <text:p>283577</text:p>
              </table:table-cell>
              <table:table-cell office:value-type="float" office:value="407013">
                <text:p>407013</text:p>
              </table:table-cell>
              <table:table-cell office:value-type="float" office:value="62083">
                <text:p>62083</text:p>
              </table:table-cell>
            </table:table-row>
            <table:table-row>
              <table:table-cell office:value-type="float" office:value="55512">
                <text:p>55510</text:p>
              </table:table-cell>
              <table:table-cell office:value-type="float" office:value="463464">
                <text:p>463464</text:p>
              </table:table-cell>
              <table:table-cell office:value-type="float" office:value="329042">
                <text:p>329042</text:p>
              </table:table-cell>
              <table:table-cell office:value-type="float" office:value="78542">
                <text:p>78542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451550">
                <text:p>451550</text:p>
              </table:table-cell>
              <table:table-cell office:value-type="float" office:value="499326">
                <text:p>499326</text:p>
              </table:table-cell>
              <table:table-cell office:value-type="float" office:value="106472">
                <text:p>106472</text:p>
              </table:table-cell>
            </table:table-row>
            <table:table-row>
              <table:table-cell office:value-type="float" office:value="86737">
                <text:p>86740</text:p>
              </table:table-cell>
              <table:table-cell office:value-type="float" office:value="584452">
                <text:p>584452</text:p>
              </table:table-cell>
              <table:table-cell office:value-type="float" office:value="611165">
                <text:p>611165</text:p>
              </table:table-cell>
              <table:table-cell office:value-type="float" office:value="118831">
                <text:p>118831</text:p>
              </table:table-cell>
            </table:table-row>
            <table:table-row>
              <table:table-cell office:value-type="float" office:value="108421">
                <text:p>108420</text:p>
              </table:table-cell>
              <table:table-cell office:value-type="float" office:value="891937">
                <text:p>891937</text:p>
              </table:table-cell>
              <table:table-cell office:value-type="float" office:value="631948">
                <text:p>631948</text:p>
              </table:table-cell>
              <table:table-cell office:value-type="float" office:value="212266">
                <text:p>212266</text:p>
              </table:table-cell>
            </table:table-row>
            <table:table-row>
              <table:table-cell office:value-type="float" office:value="135526">
                <text:p>135530</text:p>
              </table:table-cell>
              <table:table-cell office:value-type="float" office:value="1028479">
                <text:p>1028479</text:p>
              </table:table-cell>
              <table:table-cell office:value-type="float" office:value="916999">
                <text:p>916999</text:p>
              </table:table-cell>
              <table:table-cell office:value-type="float" office:value="195817">
                <text:p>195817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1356676">
                <text:p>1356676</text:p>
              </table:table-cell>
              <table:table-cell office:value-type="float" office:value="1137982">
                <text:p>1137982</text:p>
              </table:table-cell>
              <table:table-cell office:value-type="float" office:value="394718">
                <text:p>394718</text:p>
              </table:table-cell>
            </table:table-row>
            <table:table-row>
              <table:table-cell office:value-type="float" office:value="211759">
                <text:p>211760</text:p>
              </table:table-cell>
              <table:table-cell office:value-type="float" office:value="1423491">
                <text:p>1423491</text:p>
              </table:table-cell>
              <table:table-cell office:value-type="float" office:value="1271316">
                <text:p>1271316</text:p>
              </table:table-cell>
              <table:table-cell office:value-type="float" office:value="404261">
                <text:p>404261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1771374">
                <text:p>1771374</text:p>
              </table:table-cell>
              <table:table-cell office:value-type="float" office:value="1650580">
                <text:p>1650580</text:p>
              </table:table-cell>
              <table:table-cell office:value-type="float" office:value="610787">
                <text:p>610787</text:p>
              </table:table-cell>
            </table:table-row>
            <table:table-row>
              <table:table-cell office:value-type="float" office:value="330873">
                <text:p>330870</text:p>
              </table:table-cell>
              <table:table-cell office:value-type="float" office:value="2405738">
                <text:p>2405738</text:p>
              </table:table-cell>
              <table:table-cell office:value-type="float" office:value="1962712">
                <text:p>1962712</text:p>
              </table:table-cell>
              <table:table-cell office:value-type="float" office:value="893575">
                <text:p>893575</text:p>
              </table:table-cell>
            </table:table-row>
            <table:table-row>
              <table:table-cell office:value-type="float" office:value="413591">
                <text:p>413590</text:p>
              </table:table-cell>
              <table:table-cell office:value-type="float" office:value="2871820">
                <text:p>2871820</text:p>
              </table:table-cell>
              <table:table-cell office:value-type="float" office:value="2383814">
                <text:p>2383814</text:p>
              </table:table-cell>
              <table:table-cell office:value-type="float" office:value="896498">
                <text:p>896498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3572821">
                <text:p>3572821</text:p>
              </table:table-cell>
              <table:table-cell office:value-type="float" office:value="2929324">
                <text:p>2929324</text:p>
              </table:table-cell>
              <table:table-cell office:value-type="float" office:value="979540">
                <text:p>979540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7664072">
                <text:p>7664072</text:p>
              </table:table-cell>
              <table:table-cell office:value-type="float" office:value="3596170">
                <text:p>3596170</text:p>
              </table:table-cell>
              <table:table-cell office:value-type="float" office:value="1438226">
                <text:p>1438226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5851427">
                <text:p>5851427</text:p>
              </table:table-cell>
              <table:table-cell office:value-type="float" office:value="4872402">
                <text:p>4872402</text:p>
              </table:table-cell>
              <table:table-cell office:value-type="float" office:value="1922540">
                <text:p>1922540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11804599">
                <text:p>11804599</text:p>
              </table:table-cell>
              <table:table-cell office:value-type="float" office:value="5481338">
                <text:p>5481338</text:p>
              </table:table-cell>
              <table:table-cell office:value-type="float" office:value="2271713">
                <text:p>2271713</text:p>
              </table:table-cell>
            </table:table-row>
            <table:table-row>
              <table:table-cell office:value-type="float" office:value="1262178">
                <text:p>1262180</text:p>
              </table:table-cell>
              <table:table-cell office:value-type="float" office:value="9517378">
                <text:p>9517378</text:p>
              </table:table-cell>
              <table:table-cell office:value-type="float" office:value="7271760">
                <text:p>7271760</text:p>
              </table:table-cell>
              <table:table-cell office:value-type="float" office:value="2779134">
                <text:p>2779134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12024486">
                <text:p>12024486</text:p>
              </table:table-cell>
              <table:table-cell office:value-type="float" office:value="16852979">
                <text:p>16852979</text:p>
              </table:table-cell>
              <table:table-cell office:value-type="float" office:value="3775222">
                <text:p>3775222</text:p>
              </table:table-cell>
            </table:table-row>
            <table:table-row>
              <table:table-cell office:value-type="float" office:value="1972153">
                <text:p>1972150</text:p>
              </table:table-cell>
              <table:table-cell office:value-type="float" office:value="20331742">
                <text:p>20331742</text:p>
              </table:table-cell>
              <table:table-cell office:value-type="float" office:value="10877091">
                <text:p>10877091</text:p>
              </table:table-cell>
              <table:table-cell office:value-type="float" office:value="4072456">
                <text:p>4072456</text:p>
              </table:table-cell>
            </table:table-row>
            <table:table-row>
              <table:table-cell office:value-type="float" office:value="2465191">
                <text:p>2465190</text:p>
              </table:table-cell>
              <table:table-cell office:value-type="float" office:value="32577498">
                <text:p>32577498</text:p>
              </table:table-cell>
              <table:table-cell office:value-type="float" office:value="16245768">
                <text:p>16245768</text:p>
              </table:table-cell>
              <table:table-cell office:value-type="float" office:value="7194398">
                <text:p>7194398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34910023">
                <text:p>34910023</text:p>
              </table:table-cell>
              <table:table-cell office:value-type="float" office:value="16971561">
                <text:p>16971561</text:p>
              </table:table-cell>
              <table:table-cell office:value-type="float" office:value="7469125">
                <text:p>7469125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54593330">
                <text:p>54593330</text:p>
              </table:table-cell>
              <table:table-cell office:value-type="float" office:value="26246361">
                <text:p>26246361</text:p>
              </table:table-cell>
              <table:table-cell office:value-type="float" office:value="10914751">
                <text:p>10914751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45520766">
                <text:p>45520766</text:p>
              </table:table-cell>
              <table:table-cell office:value-type="float" office:value="29640142">
                <text:p>29640142</text:p>
              </table:table-cell>
              <table:table-cell office:value-type="float" office:value="10791244">
                <text:p>10791244</text:p>
              </table:table-cell>
            </table:table-row>
            <table:table-row>
              <table:table-cell office:value-type="float" office:value="6018532">
                <text:p>6018530</text:p>
              </table:table-cell>
              <table:table-cell office:value-type="float" office:value="76842363">
                <text:p>76842363</text:p>
              </table:table-cell>
              <table:table-cell office:value-type="float" office:value="35274481">
                <text:p>35274481</text:p>
              </table:table-cell>
              <table:table-cell office:value-type="float" office:value="13335581">
                <text:p>13335581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73734928">
                <text:p>73734928</text:p>
              </table:table-cell>
              <table:table-cell office:value-type="float" office:value="44290633">
                <text:p>44290633</text:p>
              </table:table-cell>
              <table:table-cell office:value-type="float" office:value="16502491">
                <text:p>165024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93cm" svg:height="15.258cm" xlink:href=".." xlink:type="simple" chart:class="chart:line" chart:style-name="ch1">
        <chart:title svg:x="11.616cm" svg:y="0.998cm" chart:style-name="ch2">
          <text:p>Stream sort vs Quick sort (array)</text:p>
        </chart:title>
        <chart:legend svg:x="27.032cm" svg:y="6.932cm" style:legend-expansion="custom" chartooo:width="3.383cm" chartooo:height="1.594cm" style:legend-expansion-aspect-ratio="2.12233375156838" chart:style-name="ch3"/>
        <chart:plot-area chart:style-name="ch4" table:cell-range-address="'sort vs quick sort (array)'.A2:'sort vs quick sort (array)'.D43" chart:data-source-has-labels="both" svg:x="1.654cm" svg:y="2.303cm" svg:width="25.66cm" svg:height="11.669cm">
          <chartooo:coordinate-region svg:x="2.646cm" svg:y="2.502cm" svg:width="24.018cm" svg:height="10.425cm"/>
          <chart:axis chart:dimension="x" chart:name="primary-x" chart:style-name="ch5" chartooo:axis-type="auto">
            <chartooo:date-scale/>
            <chart:title svg:x="12.72cm" svg:y="14.277cm" chart:style-name="ch6">
              <text:p>Number items of stream</text:p>
            </chart:title>
            <chart:categories table:cell-range-address="'sort vs quick sort (array)'.A3:'sort vs quick sort (array)'.A43"/>
          </chart:axis>
          <chart:axis chart:dimension="y" chart:name="primary-y" chart:style-name="ch5">
            <chart:title svg:x="0.451cm" svg:y="10.152cm" chart:style-name="ch7">
              <text:p>Running time in milisecond</text:p>
            </chart:title>
            <chart:grid chart:style-name="ch8" chart:class="major"/>
          </chart:axis>
          <chart:series chart:style-name="ch9" chart:values-cell-range-address="'sort vs quick sort (array)'.B3:'sort vs quick sort (array)'.B43" chart:label-cell-address="'sort vs quick sort (array)'.B2:'sort vs quick sort (array)'.B2" chart:class="chart:line">
            <chart:data-point chart:repeated="41"/>
          </chart:series>
          <chart:series chart:style-name="ch10" chart:values-cell-range-address="'sort vs quick sort (array)'.C3:'sort vs quick sort (array)'.C43" chart:label-cell-address="'sort vs quick sort (array)'.C2:'sort vs quick sort (array)'.C2" chart:class="chart:line">
            <chart:data-point chart:repeated="41"/>
          </chart:series>
          <chart:series chart:style-name="ch11" chart:values-cell-range-address="'sort vs quick sort (array)'.D3:'sort vs quick sort (array)'.D43" chart:label-cell-address="'sort vs quick sort (array)'.D2:'sort vs quick sort (array)'.D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sort vs quick sort (array)'.B2:'sort vs quick sort (array)'.B2</svg:desc>
                </draw:g>
              </table:table-cell>
              <table:table-cell office:value-type="string">
                <text:p>parallel stream</text:p>
                <draw:g>
                  <svg:desc>'sort vs quick sort (array)'.C2:'sort vs quick sort (array)'.C2</svg:desc>
                </draw:g>
              </table:table-cell>
              <table:table-cell office:value-type="string">
                <text:p>quick sort</text:p>
                <draw:g>
                  <svg:desc>'sort vs quick sort (array)'.D2:'sort vs quick sort (array)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 vs quick sort (array)'.A3:'sort vs quick sort (array)'.A43</svg:desc>
                </draw:g>
              </table:table-cell>
              <table:table-cell office:value-type="float" office:value="7">
                <text:p>7</text:p>
                <draw:g>
                  <svg:desc>'sort vs quick sort (array)'.B3:'sort vs quick sort (array)'.B43</svg:desc>
                </draw:g>
              </table:table-cell>
              <table:table-cell office:value-type="float" office:value="2">
                <text:p>2</text:p>
                <draw:g>
                  <svg:desc>'sort vs quick sort (array)'.C3:'sort vs quick sort (array)'.C43</svg:desc>
                </draw:g>
              </table:table-cell>
              <table:table-cell office:value-type="float" office:value="0">
                <text:p>0</text:p>
                <draw:g>
                  <svg:desc>'sort vs quick sort (array)'.D3:'sort vs quick sort (array)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1">
                <text:p>2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8">
                <text:p>47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3">
                <text:p>93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37">
                <text:p>227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527">
                <text:p>3553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11">
                <text:p>555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6736">
                <text:p>8674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420">
                <text:p>10842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525">
                <text:p>13553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758">
                <text:p>211760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0872">
                <text:p>330870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590">
                <text:p>413590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153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92">
                <text:p>192</text:p>
              </table:table-cell>
              <table:table-cell office:value-type="float" office:value="109">
                <text:p>1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258">
                <text:p>258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62177">
                <text:p>1262180</text:p>
              </table:table-cell>
              <table:table-cell office:value-type="float" office:value="307">
                <text:p>307</text:p>
              </table:table-cell>
              <table:table-cell office:value-type="float" office:value="185">
                <text:p>1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381">
                <text:p>381</text:p>
              </table:table-cell>
              <table:table-cell office:value-type="float" office:value="234">
                <text:p>2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972152">
                <text:p>1972150</text:p>
              </table:table-cell>
              <table:table-cell office:value-type="float" office:value="478">
                <text:p>478</text:p>
              </table:table-cell>
              <table:table-cell office:value-type="float" office:value="299">
                <text:p>2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65190">
                <text:p>2465190</text:p>
              </table:table-cell>
              <table:table-cell office:value-type="float" office:value="669">
                <text:p>669</text:p>
              </table:table-cell>
              <table:table-cell office:value-type="float" office:value="406">
                <text:p>4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807">
                <text:p>807</text:p>
              </table:table-cell>
              <table:table-cell office:value-type="float" office:value="674">
                <text:p>6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1225">
                <text:p>1225</text:p>
              </table:table-cell>
              <table:table-cell office:value-type="float" office:value="804">
                <text:p>8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1469">
                <text:p>1469</text:p>
              </table:table-cell>
              <table:table-cell office:value-type="float" office:value="947">
                <text:p>9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018531">
                <text:p>6018530</text:p>
              </table:table-cell>
              <table:table-cell office:value-type="float" office:value="2099">
                <text:p>2099</text:p>
              </table:table-cell>
              <table:table-cell office:value-type="float" office:value="1355">
                <text:p>135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2599">
                <text:p>2599</text:p>
              </table:table-cell>
              <table:table-cell office:value-type="float" office:value="1975">
                <text:p>1975</text:p>
              </table:table-cell>
              <table:table-cell office:value-type="float" office:value="394">
                <text:p>3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108cm" svg:height="13.716cm" xlink:href=".." xlink:type="simple" chart:class="chart:line" chart:style-name="ch1">
        <chart:title svg:x="10.258cm" svg:y="0.41cm" chart:style-name="ch2">
          <text:p>Stream sort vs Quick sort (List)</text:p>
        </chart:title>
        <chart:legend svg:x="24.253cm" svg:y="6.087cm" style:legend-expansion="custom" chartooo:width="3.489cm" chartooo:height="1.594cm" style:legend-expansion-aspect-ratio="2.18883312421581" chart:style-name="ch3"/>
        <chart:plot-area chart:style-name="ch4" table:cell-range-address="'sort vs quick sort (list)'.A2:'sort vs quick sort (list)'.D43" chart:data-source-has-labels="both" svg:x="1.592cm" svg:y="2.18cm" svg:width="22.652cm" svg:height="10.281cm">
          <chartooo:coordinate-region svg:x="3.695cm" svg:y="2.379cm" svg:width="19.899cm" svg:height="9.037cm"/>
          <chart:axis chart:dimension="x" chart:name="primary-x" chart:style-name="ch5" chartooo:axis-type="auto">
            <chartooo:date-scale/>
            <chart:title svg:x="11.234cm" svg:y="12.735cm" chart:style-name="ch6">
              <text:p>Number item of stream</text:p>
            </chart:title>
            <chart:categories table:cell-range-address="'sort vs quick sort (list)'.A3:'sort vs quick sort (list)'.A43"/>
          </chart:axis>
          <chart:axis chart:dimension="y" chart:name="primary-y" chart:style-name="ch5">
            <chart:title svg:x="0.45cm" svg:y="9.494cm" chart:style-name="ch7">
              <text:p>Running time in nano second</text:p>
            </chart:title>
            <chart:grid chart:style-name="ch8" chart:class="major"/>
          </chart:axis>
          <chart:series chart:style-name="ch9" chart:values-cell-range-address="'sort vs quick sort (list)'.B3:'sort vs quick sort (list)'.B43" chart:label-cell-address="'sort vs quick sort (list)'.B2:'sort vs quick sort (list)'.B2" chart:class="chart:line">
            <chart:data-point chart:repeated="41"/>
          </chart:series>
          <chart:series chart:style-name="ch10" chart:values-cell-range-address="'sort vs quick sort (list)'.C3:'sort vs quick sort (list)'.C43" chart:label-cell-address="'sort vs quick sort (list)'.C2:'sort vs quick sort (list)'.C2" chart:class="chart:line">
            <chart:data-point chart:repeated="41"/>
          </chart:series>
          <chart:series chart:style-name="ch11" chart:values-cell-range-address="'sort vs quick sort (list)'.D3:'sort vs quick sort (list)'.D43" chart:label-cell-address="'sort vs quick sort (list)'.D2:'sort vs quick sort (list)'.D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rial stream</text:p>
                <draw:g>
                  <svg:desc>'sort vs quick sort (list)'.B2:'sort vs quick sort (list)'.B2</svg:desc>
                </draw:g>
              </table:table-cell>
              <table:table-cell office:value-type="string">
                <text:p> parallel stream</text:p>
                <draw:g>
                  <svg:desc>'sort vs quick sort (list)'.C2:'sort vs quick sort (list)'.C2</svg:desc>
                </draw:g>
              </table:table-cell>
              <table:table-cell office:value-type="string">
                <text:p> active iterator </text:p>
                <draw:g>
                  <svg:desc>'sort vs quick sort (list)'.D2:'sort vs quick sort (list)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 vs quick sort (list)'.A3:'sort vs quick sort (list)'.A43</svg:desc>
                </draw:g>
              </table:table-cell>
              <table:table-cell office:value-type="float" office:value="9647943">
                <text:p>9647943</text:p>
                <draw:g>
                  <svg:desc>'sort vs quick sort (list)'.B3:'sort vs quick sort (list)'.B43</svg:desc>
                </draw:g>
              </table:table-cell>
              <table:table-cell office:value-type="float" office:value="2571986">
                <text:p>2571986</text:p>
                <draw:g>
                  <svg:desc>'sort vs quick sort (list)'.C3:'sort vs quick sort (list)'.C43</svg:desc>
                </draw:g>
              </table:table-cell>
              <table:table-cell office:value-type="float" office:value="882357">
                <text:p>882357</text:p>
                <draw:g>
                  <svg:desc>'sort vs quick sort (list)'.D3:'sort vs quick sort (list)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89278">
                <text:p>589278</text:p>
              </table:table-cell>
              <table:table-cell office:value-type="float" office:value="1250322">
                <text:p>1250322</text:p>
              </table:table-cell>
              <table:table-cell office:value-type="float" office:value="419437">
                <text:p>419437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481889">
                <text:p>481889</text:p>
              </table:table-cell>
              <table:table-cell office:value-type="float" office:value="864575">
                <text:p>864575</text:p>
              </table:table-cell>
              <table:table-cell office:value-type="float" office:value="362947">
                <text:p>362947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556532">
                <text:p>556532</text:p>
              </table:table-cell>
              <table:table-cell office:value-type="float" office:value="813591">
                <text:p>813591</text:p>
              </table:table-cell>
              <table:table-cell office:value-type="float" office:value="485065">
                <text:p>485065</text:p>
              </table:table-cell>
            </table:table-row>
            <table:table-row>
              <table:table-cell office:value-type="float" office:value="2441">
                <text:p>2440</text:p>
              </table:table-cell>
              <table:table-cell office:value-type="float" office:value="1534328">
                <text:p>1534328</text:p>
              </table:table-cell>
              <table:table-cell office:value-type="float" office:value="1373452">
                <text:p>1373452</text:p>
              </table:table-cell>
              <table:table-cell office:value-type="float" office:value="954778">
                <text:p>954778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1610766">
                <text:p>1610766</text:p>
              </table:table-cell>
              <table:table-cell office:value-type="float" office:value="1692190">
                <text:p>1692190</text:p>
              </table:table-cell>
              <table:table-cell office:value-type="float" office:value="288973">
                <text:p>288973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1890434">
                <text:p>1890434</text:p>
              </table:table-cell>
              <table:table-cell office:value-type="float" office:value="3478280">
                <text:p>3478280</text:p>
              </table:table-cell>
              <table:table-cell office:value-type="float" office:value="350151">
                <text:p>350151</text:p>
              </table:table-cell>
            </table:table-row>
            <table:table-row>
              <table:table-cell office:value-type="float" office:value="4768">
                <text:p>4770</text:p>
              </table:table-cell>
              <table:table-cell office:value-type="float" office:value="2163363">
                <text:p>2163363</text:p>
              </table:table-cell>
              <table:table-cell office:value-type="float" office:value="1886279">
                <text:p>1886279</text:p>
              </table:table-cell>
              <table:table-cell office:value-type="float" office:value="468288">
                <text:p>468288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1768405">
                <text:p>1768405</text:p>
              </table:table-cell>
              <table:table-cell office:value-type="float" office:value="1021656">
                <text:p>1021656</text:p>
              </table:table-cell>
              <table:table-cell office:value-type="float" office:value="404865">
                <text:p>404865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179256">
                <text:p>1179256</text:p>
              </table:table-cell>
              <table:table-cell office:value-type="float" office:value="1260250">
                <text:p>1260250</text:p>
              </table:table-cell>
              <table:table-cell office:value-type="float" office:value="499995">
                <text:p>499995</text:p>
              </table:table-cell>
            </table:table-row>
            <table:table-row>
              <table:table-cell office:value-type="float" office:value="9313">
                <text:p>9310</text:p>
              </table:table-cell>
              <table:table-cell office:value-type="float" office:value="1583846">
                <text:p>1583846</text:p>
              </table:table-cell>
              <table:table-cell office:value-type="float" office:value="2359917">
                <text:p>2359917</text:p>
              </table:table-cell>
              <table:table-cell office:value-type="float" office:value="532617">
                <text:p>532617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1937060">
                <text:p>1937060</text:p>
              </table:table-cell>
              <table:table-cell office:value-type="float" office:value="2107335">
                <text:p>2107335</text:p>
              </table:table-cell>
              <table:table-cell office:value-type="float" office:value="876901">
                <text:p>876901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3172054">
                <text:p>3172054</text:p>
              </table:table-cell>
              <table:table-cell office:value-type="float" office:value="1771104">
                <text:p>1771104</text:p>
              </table:table-cell>
              <table:table-cell office:value-type="float" office:value="833695">
                <text:p>833695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3089091">
                <text:p>3089091</text:p>
              </table:table-cell>
              <table:table-cell office:value-type="float" office:value="1628426">
                <text:p>1628426</text:p>
              </table:table-cell>
              <table:table-cell office:value-type="float" office:value="1107944">
                <text:p>1107944</text:p>
              </table:table-cell>
            </table:table-row>
            <table:table-row>
              <table:table-cell office:value-type="float" office:value="22737">
                <text:p>22740</text:p>
              </table:table-cell>
              <table:table-cell office:value-type="float" office:value="3722234">
                <text:p>3722234</text:p>
              </table:table-cell>
              <table:table-cell office:value-type="float" office:value="1944107">
                <text:p>1944107</text:p>
              </table:table-cell>
              <table:table-cell office:value-type="float" office:value="1415590">
                <text:p>141559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4734227">
                <text:p>4734227</text:p>
              </table:table-cell>
              <table:table-cell office:value-type="float" office:value="2349568">
                <text:p>2349568</text:p>
              </table:table-cell>
              <table:table-cell office:value-type="float" office:value="2171824">
                <text:p>2171824</text:p>
              </table:table-cell>
            </table:table-row>
            <table:table-row>
              <table:table-cell office:value-type="float" office:value="35527">
                <text:p>35530</text:p>
              </table:table-cell>
              <table:table-cell office:value-type="float" office:value="6208276">
                <text:p>6208276</text:p>
              </table:table-cell>
              <table:table-cell office:value-type="float" office:value="3724293">
                <text:p>3724293</text:p>
              </table:table-cell>
              <table:table-cell office:value-type="float" office:value="2220892">
                <text:p>2220892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10284344">
                <text:p>10284344</text:p>
              </table:table-cell>
              <table:table-cell office:value-type="float" office:value="5652255">
                <text:p>5652255</text:p>
              </table:table-cell>
              <table:table-cell office:value-type="float" office:value="3724758">
                <text:p>3724758</text:p>
              </table:table-cell>
            </table:table-row>
            <table:table-row>
              <table:table-cell office:value-type="float" office:value="55511">
                <text:p>55510</text:p>
              </table:table-cell>
              <table:table-cell office:value-type="float" office:value="10160468">
                <text:p>10160468</text:p>
              </table:table-cell>
              <table:table-cell office:value-type="float" office:value="5699566">
                <text:p>5699566</text:p>
              </table:table-cell>
              <table:table-cell office:value-type="float" office:value="3905633">
                <text:p>3905633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13876717">
                <text:p>13876717</text:p>
              </table:table-cell>
              <table:table-cell office:value-type="float" office:value="6492853">
                <text:p>6492853</text:p>
              </table:table-cell>
              <table:table-cell office:value-type="float" office:value="4872202">
                <text:p>4872202</text:p>
              </table:table-cell>
            </table:table-row>
            <table:table-row>
              <table:table-cell office:value-type="float" office:value="86736">
                <text:p>86740</text:p>
              </table:table-cell>
              <table:table-cell office:value-type="float" office:value="16424314">
                <text:p>16424314</text:p>
              </table:table-cell>
              <table:table-cell office:value-type="float" office:value="8222689">
                <text:p>8222689</text:p>
              </table:table-cell>
              <table:table-cell office:value-type="float" office:value="8617191">
                <text:p>8617191</text:p>
              </table:table-cell>
            </table:table-row>
            <table:table-row>
              <table:table-cell office:value-type="float" office:value="108420">
                <text:p>108420</text:p>
              </table:table-cell>
              <table:table-cell office:value-type="float" office:value="20985220">
                <text:p>20985220</text:p>
              </table:table-cell>
              <table:table-cell office:value-type="float" office:value="10426371">
                <text:p>10426371</text:p>
              </table:table-cell>
              <table:table-cell office:value-type="float" office:value="8982279">
                <text:p>8982279</text:p>
              </table:table-cell>
            </table:table-row>
            <table:table-row>
              <table:table-cell office:value-type="float" office:value="135525">
                <text:p>135530</text:p>
              </table:table-cell>
              <table:table-cell office:value-type="float" office:value="27452375">
                <text:p>27452375</text:p>
              </table:table-cell>
              <table:table-cell office:value-type="float" office:value="13147406">
                <text:p>13147406</text:p>
              </table:table-cell>
              <table:table-cell office:value-type="float" office:value="10985789">
                <text:p>10985789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34409304">
                <text:p>34409304</text:p>
              </table:table-cell>
              <table:table-cell office:value-type="float" office:value="18598729">
                <text:p>18598729</text:p>
              </table:table-cell>
              <table:table-cell office:value-type="float" office:value="15818511">
                <text:p>15818511</text:p>
              </table:table-cell>
            </table:table-row>
            <table:table-row>
              <table:table-cell office:value-type="float" office:value="211758">
                <text:p>211760</text:p>
              </table:table-cell>
              <table:table-cell office:value-type="float" office:value="43406725">
                <text:p>43406725</text:p>
              </table:table-cell>
              <table:table-cell office:value-type="float" office:value="22114900">
                <text:p>22114900</text:p>
              </table:table-cell>
              <table:table-cell office:value-type="float" office:value="18507383">
                <text:p>18507383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58648746">
                <text:p>58648746</text:p>
              </table:table-cell>
              <table:table-cell office:value-type="float" office:value="29713471">
                <text:p>29713471</text:p>
              </table:table-cell>
              <table:table-cell office:value-type="float" office:value="23625208">
                <text:p>23625208</text:p>
              </table:table-cell>
            </table:table-row>
            <table:table-row>
              <table:table-cell office:value-type="float" office:value="330872">
                <text:p>330870</text:p>
              </table:table-cell>
              <table:table-cell office:value-type="float" office:value="71681966">
                <text:p>71681966</text:p>
              </table:table-cell>
              <table:table-cell office:value-type="float" office:value="43369233">
                <text:p>43369233</text:p>
              </table:table-cell>
              <table:table-cell office:value-type="float" office:value="29830264">
                <text:p>29830264</text:p>
              </table:table-cell>
            </table:table-row>
            <table:table-row>
              <table:table-cell office:value-type="float" office:value="413590">
                <text:p>413590</text:p>
              </table:table-cell>
              <table:table-cell office:value-type="float" office:value="90169957">
                <text:p>90169957</text:p>
              </table:table-cell>
              <table:table-cell office:value-type="float" office:value="49107058">
                <text:p>49107058</text:p>
              </table:table-cell>
              <table:table-cell office:value-type="float" office:value="39954941">
                <text:p>39954941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114225705">
                <text:p>114225705</text:p>
              </table:table-cell>
              <table:table-cell office:value-type="float" office:value="63795376">
                <text:p>63795376</text:p>
              </table:table-cell>
              <table:table-cell office:value-type="float" office:value="52711397">
                <text:p>52711397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149700504">
                <text:p>149700504</text:p>
              </table:table-cell>
              <table:table-cell office:value-type="float" office:value="81157717">
                <text:p>81157717</text:p>
              </table:table-cell>
              <table:table-cell office:value-type="float" office:value="66126696">
                <text:p>66126696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179978127">
                <text:p>179978127</text:p>
              </table:table-cell>
              <table:table-cell office:value-type="float" office:value="104561729">
                <text:p>104561729</text:p>
              </table:table-cell>
              <table:table-cell office:value-type="float" office:value="90405386">
                <text:p>90405386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234526422">
                <text:p>234526422</text:p>
              </table:table-cell>
              <table:table-cell office:value-type="float" office:value="135031175">
                <text:p>135031175</text:p>
              </table:table-cell>
              <table:table-cell office:value-type="float" office:value="110002440">
                <text:p>110002440</text:p>
              </table:table-cell>
            </table:table-row>
            <table:table-row>
              <table:table-cell office:value-type="float" office:value="1262177">
                <text:p>1262180</text:p>
              </table:table-cell>
              <table:table-cell office:value-type="float" office:value="290936681">
                <text:p>290936681</text:p>
              </table:table-cell>
              <table:table-cell office:value-type="float" office:value="174955780">
                <text:p>174955780</text:p>
              </table:table-cell>
              <table:table-cell office:value-type="float" office:value="181015657">
                <text:p>181015657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377466478">
                <text:p>377466478</text:p>
              </table:table-cell>
              <table:table-cell office:value-type="float" office:value="227113477">
                <text:p>227113477</text:p>
              </table:table-cell>
              <table:table-cell office:value-type="float" office:value="188987247">
                <text:p>188987247</text:p>
              </table:table-cell>
            </table:table-row>
            <table:table-row>
              <table:table-cell office:value-type="float" office:value="1972152">
                <text:p>1972150</text:p>
              </table:table-cell>
              <table:table-cell office:value-type="float" office:value="459861538">
                <text:p>459861538</text:p>
              </table:table-cell>
              <table:table-cell office:value-type="float" office:value="299151369">
                <text:p>299151369</text:p>
              </table:table-cell>
              <table:table-cell office:value-type="float" office:value="233052191">
                <text:p>233052191</text:p>
              </table:table-cell>
            </table:table-row>
            <table:table-row>
              <table:table-cell office:value-type="float" office:value="2465190">
                <text:p>2465190</text:p>
              </table:table-cell>
              <table:table-cell office:value-type="float" office:value="753124585">
                <text:p>753124585</text:p>
              </table:table-cell>
              <table:table-cell office:value-type="float" office:value="365490348">
                <text:p>365490348</text:p>
              </table:table-cell>
              <table:table-cell office:value-type="float" office:value="356725392">
                <text:p>356725392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803195397">
                <text:p>803195397</text:p>
              </table:table-cell>
              <table:table-cell office:value-type="float" office:value="676601178">
                <text:p>676601178</text:p>
              </table:table-cell>
              <table:table-cell office:value-type="float" office:value="505454449">
                <text:p>505454449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1067545496">
                <text:p>1067545496</text:p>
              </table:table-cell>
              <table:table-cell office:value-type="float" office:value="968790463">
                <text:p>968790463</text:p>
              </table:table-cell>
              <table:table-cell office:value-type="float" office:value="795325427">
                <text:p>795325427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1622059836">
                <text:p>1622059836</text:p>
              </table:table-cell>
              <table:table-cell office:value-type="float" office:value="804004763">
                <text:p>804004763</text:p>
              </table:table-cell>
              <table:table-cell office:value-type="float" office:value="839293234">
                <text:p>839293234</text:p>
              </table:table-cell>
            </table:table-row>
            <table:table-row>
              <table:table-cell office:value-type="float" office:value="6018531">
                <text:p>6018530</text:p>
              </table:table-cell>
              <table:table-cell office:value-type="float" office:value="2456842249">
                <text:p>2456842249</text:p>
              </table:table-cell>
              <table:table-cell office:value-type="float" office:value="1235177996">
                <text:p>1235177996</text:p>
              </table:table-cell>
              <table:table-cell office:value-type="float" office:value="2300975370">
                <text:p>2300975370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2798682054">
                <text:p>2798682054</text:p>
              </table:table-cell>
              <table:table-cell office:value-type="float" office:value="1515037492">
                <text:p>1515037492</text:p>
              </table:table-cell>
              <table:table-cell office:value-type="float" office:value="2908494459">
                <text:p>29084944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7.108cm" svg:height="13.669cm" xlink:href=".." xlink:type="simple" chart:class="chart:line" chart:style-name="ch1">
        <chart:legend svg:x="22.445cm" svg:y="6.037cm" style:legend-expansion="custom" chartooo:width="3.489cm" chartooo:height="1.594cm" style:legend-expansion-aspect-ratio="2.18883312421581" chart:style-name="ch2"/>
        <chart:plot-area chart:style-name="ch3" table:cell-range-address="'sort vs quick sort (list)'.A2:'sort vs quick sort (list)'.D14" chart:data-source-has-labels="both" svg:x="0.992cm" svg:y="1.227cm" svg:width="21.333cm" svg:height="11.749cm">
          <chartooo:coordinate-region svg:x="2.725cm" svg:y="1.426cm" svg:width="19.135cm" svg:height="10.903cm"/>
          <chart:axis chart:dimension="x" chart:name="primary-x" chart:style-name="ch4" chartooo:axis-type="auto">
            <chartooo:date-scale/>
            <chart:categories table:cell-range-address="'sort vs quick sort (list)'.A3:'sort vs quick sort (list)'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ort vs quick sort (list)'.B3:'sort vs quick sort (list)'.B14" chart:label-cell-address="'sort vs quick sort (list)'.B2:'sort vs quick sort (list)'.B2" chart:class="chart:line">
            <chart:data-point chart:repeated="12"/>
          </chart:series>
          <chart:series chart:style-name="ch7" chart:values-cell-range-address="'sort vs quick sort (list)'.C3:'sort vs quick sort (list)'.C14" chart:label-cell-address="'sort vs quick sort (list)'.C2:'sort vs quick sort (list)'.C2" chart:class="chart:line">
            <chart:data-point chart:repeated="12"/>
          </chart:series>
          <chart:series chart:style-name="ch8" chart:values-cell-range-address="'sort vs quick sort (list)'.D3:'sort vs quick sort (list)'.D14" chart:label-cell-address="'sort vs quick sort (list)'.D2:'sort vs quick sort (list)'.D2" chart:class="chart:line">
            <chart:data-point chart:repeated="12"/>
          </chart:series>
          <chart:wall chart:style-name="ch9"/>
          <chart:floor chart:style-name="ch10"/>
        </chart:plot-area>
        <draw:frame draw:style-name="gr1" draw:text-style-name="P1" svg:width="0.953cm" svg:height="7.806cm" svg:x="0.166cm" svg:y="2.097cm">
          <draw:image xlink:href="Pictures/2000002C00000233000010FF5960D2B0.svm" xlink:type="simple" xlink:show="embed" xlink:actuate="onLoad">
            <text:p/>
          </draw:image>
        </draw:frame>
        <draw:frame draw:style-name="gr1" draw:text-style-name="P1" svg:width="4.28cm" svg:height="0.562cm" svg:x="11.159cm" svg:y="12.976cm">
          <draw:image xlink:href="Pictures/2000002500000D2B000002327C82A4B3.svm" xlink:type="simple" xlink:show="embed" xlink:actuate="onLoad">
            <text:p/>
          </draw:image>
        </draw:frame>
        <draw:frame draw:style-name="gr1" draw:text-style-name="P1" svg:width="8.594cm" svg:height="0.949cm" svg:x="8.725cm" svg:y="0.239cm">
          <draw:image xlink:href="Pictures/2000003400002192000003B5FA96496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rial stream</text:p>
                <draw:g>
                  <svg:desc>'sort vs quick sort (list)'.B2:'sort vs quick sort (list)'.B2</svg:desc>
                </draw:g>
              </table:table-cell>
              <table:table-cell office:value-type="string">
                <text:p> parallel stream</text:p>
                <draw:g>
                  <svg:desc>'sort vs quick sort (list)'.C2:'sort vs quick sort (list)'.C2</svg:desc>
                </draw:g>
              </table:table-cell>
              <table:table-cell office:value-type="string">
                <text:p> active iterator </text:p>
                <draw:g>
                  <svg:desc>'sort vs quick sort (list)'.D2:'sort vs quick sort (list)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 vs quick sort (list)'.A3:'sort vs quick sort (list)'.A14</svg:desc>
                </draw:g>
              </table:table-cell>
              <table:table-cell office:value-type="float" office:value="9647943">
                <text:p>9647943</text:p>
                <draw:g>
                  <svg:desc>'sort vs quick sort (list)'.B3:'sort vs quick sort (list)'.B14</svg:desc>
                </draw:g>
              </table:table-cell>
              <table:table-cell office:value-type="float" office:value="2571986">
                <text:p>2571986</text:p>
                <draw:g>
                  <svg:desc>'sort vs quick sort (list)'.C3:'sort vs quick sort (list)'.C14</svg:desc>
                </draw:g>
              </table:table-cell>
              <table:table-cell office:value-type="float" office:value="882357">
                <text:p>882357</text:p>
                <draw:g>
                  <svg:desc>'sort vs quick sort (list)'.D3:'sort vs quick sort (list)'.D14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89278">
                <text:p>589278</text:p>
              </table:table-cell>
              <table:table-cell office:value-type="float" office:value="1250322">
                <text:p>1250322</text:p>
              </table:table-cell>
              <table:table-cell office:value-type="float" office:value="419437">
                <text:p>419437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481889">
                <text:p>481889</text:p>
              </table:table-cell>
              <table:table-cell office:value-type="float" office:value="864575">
                <text:p>864575</text:p>
              </table:table-cell>
              <table:table-cell office:value-type="float" office:value="362947">
                <text:p>362947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556532">
                <text:p>556532</text:p>
              </table:table-cell>
              <table:table-cell office:value-type="float" office:value="813591">
                <text:p>813591</text:p>
              </table:table-cell>
              <table:table-cell office:value-type="float" office:value="485065">
                <text:p>485065</text:p>
              </table:table-cell>
            </table:table-row>
            <table:table-row>
              <table:table-cell office:value-type="float" office:value="2441">
                <text:p>2440</text:p>
              </table:table-cell>
              <table:table-cell office:value-type="float" office:value="1534328">
                <text:p>1534328</text:p>
              </table:table-cell>
              <table:table-cell office:value-type="float" office:value="1373452">
                <text:p>1373452</text:p>
              </table:table-cell>
              <table:table-cell office:value-type="float" office:value="954778">
                <text:p>954778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1610766">
                <text:p>1610766</text:p>
              </table:table-cell>
              <table:table-cell office:value-type="float" office:value="1692190">
                <text:p>1692190</text:p>
              </table:table-cell>
              <table:table-cell office:value-type="float" office:value="288973">
                <text:p>288973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1890434">
                <text:p>1890434</text:p>
              </table:table-cell>
              <table:table-cell office:value-type="float" office:value="3478280">
                <text:p>3478280</text:p>
              </table:table-cell>
              <table:table-cell office:value-type="float" office:value="350151">
                <text:p>350151</text:p>
              </table:table-cell>
            </table:table-row>
            <table:table-row>
              <table:table-cell office:value-type="float" office:value="4768">
                <text:p>4770</text:p>
              </table:table-cell>
              <table:table-cell office:value-type="float" office:value="2163363">
                <text:p>2163363</text:p>
              </table:table-cell>
              <table:table-cell office:value-type="float" office:value="1886279">
                <text:p>1886279</text:p>
              </table:table-cell>
              <table:table-cell office:value-type="float" office:value="468288">
                <text:p>468288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1768405">
                <text:p>1768405</text:p>
              </table:table-cell>
              <table:table-cell office:value-type="float" office:value="1021656">
                <text:p>1021656</text:p>
              </table:table-cell>
              <table:table-cell office:value-type="float" office:value="404865">
                <text:p>404865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179256">
                <text:p>1179256</text:p>
              </table:table-cell>
              <table:table-cell office:value-type="float" office:value="1260250">
                <text:p>1260250</text:p>
              </table:table-cell>
              <table:table-cell office:value-type="float" office:value="499995">
                <text:p>499995</text:p>
              </table:table-cell>
            </table:table-row>
            <table:table-row>
              <table:table-cell office:value-type="float" office:value="9313">
                <text:p>9310</text:p>
              </table:table-cell>
              <table:table-cell office:value-type="float" office:value="1583846">
                <text:p>1583846</text:p>
              </table:table-cell>
              <table:table-cell office:value-type="float" office:value="2359917">
                <text:p>2359917</text:p>
              </table:table-cell>
              <table:table-cell office:value-type="float" office:value="532617">
                <text:p>532617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1937060">
                <text:p>1937060</text:p>
              </table:table-cell>
              <table:table-cell office:value-type="float" office:value="2107335">
                <text:p>2107335</text:p>
              </table:table-cell>
              <table:table-cell office:value-type="float" office:value="876901">
                <text:p>8769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55cm" svg:height="14.513cm" xlink:href=".." xlink:type="simple" chart:class="chart:line" chart:style-name="ch1">
        <chart:title svg:x="13.548cm" svg:y="1.063cm" chart:style-name="ch2">
          <text:p>ForEach</text:p>
        </chart:title>
        <chart:legend svg:x="24.775cm" svg:y="6.697cm" style:legend-expansion="custom" chartooo:width="3.383cm" chartooo:height="1.594cm" style:legend-expansion-aspect-ratio="2.12233375156838" chart:style-name="ch3"/>
        <chart:plot-area chart:style-name="ch4" table:cell-range-address="'ForEach compare'.A2:'ForEach compare'.D14" chart:data-source-has-labels="both" svg:x="1.602cm" svg:y="2.242cm" svg:width="23.173cm" svg:height="11cm">
          <chartooo:coordinate-region svg:x="3.149cm" svg:y="2.442cm" svg:width="21.161cm" svg:height="10.153cm"/>
          <chart:axis chart:dimension="x" chart:name="primary-x" chart:style-name="ch5" chartooo:axis-type="auto">
            <chartooo:date-scale/>
            <chart:title svg:x="11.424cm" svg:y="13.532cm" chart:style-name="ch6">
              <text:p>Number items of stream</text:p>
            </chart:title>
            <chart:categories table:cell-range-address="'ForEach compare'.A3:'ForEach compare'.A14"/>
          </chart:axis>
          <chart:axis chart:dimension="y" chart:name="primary-y" chart:style-name="ch5">
            <chart:title svg:x="0.451cm" svg:y="9.876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ForEach compare'.B3:'ForEach compare'.B14" chart:label-cell-address="'ForEach compare'.B2:'ForEach compare'.B2" chart:class="chart:line">
            <chart:data-point chart:repeated="12"/>
          </chart:series>
          <chart:series chart:style-name="ch10" chart:values-cell-range-address="'ForEach compare'.C3:'ForEach compare'.C14" chart:label-cell-address="'ForEach compare'.C2:'ForEach compare'.C2" chart:class="chart:line">
            <chart:data-point chart:repeated="12"/>
          </chart:series>
          <chart:series chart:style-name="ch11" chart:values-cell-range-address="'ForEach compare'.D3:'ForEach compare'.D14" chart:label-cell-address="'ForEach compare'.D2:'ForEach compare'.D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ForEach compare'.B2:'ForEach compare'.B2</svg:desc>
                </draw:g>
              </table:table-cell>
              <table:table-cell office:value-type="string">
                <text:p>parallel stream</text:p>
                <draw:g>
                  <svg:desc>'ForEach compare'.C2:'ForEach compare'.C2</svg:desc>
                </draw:g>
              </table:table-cell>
              <table:table-cell office:value-type="string">
                <text:p>active iterator </text:p>
                <draw:g>
                  <svg:desc>'ForEach compare'.D2:'ForEach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ForEach compare'.A3:'ForEach compare'.A14</svg:desc>
                </draw:g>
              </table:table-cell>
              <table:table-cell office:value-type="float" office:value="962284">
                <text:p>962284</text:p>
                <draw:g>
                  <svg:desc>'ForEach compare'.B3:'ForEach compare'.B14</svg:desc>
                </draw:g>
              </table:table-cell>
              <table:table-cell office:value-type="float" office:value="456439">
                <text:p>456439</text:p>
                <draw:g>
                  <svg:desc>'ForEach compare'.C3:'ForEach compare'.C14</svg:desc>
                </draw:g>
              </table:table-cell>
              <table:table-cell office:value-type="float" office:value="322500">
                <text:p>322500</text:p>
                <draw:g>
                  <svg:desc>'ForEach compare'.D3:'ForEach compare'.D14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7853">
                <text:p>137853</text:p>
              </table:table-cell>
              <table:table-cell office:value-type="float" office:value="130077">
                <text:p>130077</text:p>
              </table:table-cell>
              <table:table-cell office:value-type="float" office:value="43285">
                <text:p>43285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4073">
                <text:p>4073</text:p>
              </table:table-cell>
              <table:table-cell office:value-type="float" office:value="30163">
                <text:p>30163</text:p>
              </table:table-cell>
              <table:table-cell office:value-type="float" office:value="37985">
                <text:p>3798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3499">
                <text:p>3499</text:p>
              </table:table-cell>
              <table:table-cell office:value-type="float" office:value="140108">
                <text:p>140108</text:p>
              </table:table-cell>
              <table:table-cell office:value-type="float" office:value="77156">
                <text:p>77156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5618">
                <text:p>5618</text:p>
              </table:table-cell>
              <table:table-cell office:value-type="float" office:value="104861">
                <text:p>104861</text:p>
              </table:table-cell>
              <table:table-cell office:value-type="float" office:value="163116">
                <text:p>163116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5853">
                <text:p>5853</text:p>
              </table:table-cell>
              <table:table-cell office:value-type="float" office:value="88358">
                <text:p>88358</text:p>
              </table:table-cell>
              <table:table-cell office:value-type="float" office:value="88454">
                <text:p>88454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5143">
                <text:p>5143</text:p>
              </table:table-cell>
              <table:table-cell office:value-type="float" office:value="82607">
                <text:p>82607</text:p>
              </table:table-cell>
              <table:table-cell office:value-type="float" office:value="119923">
                <text:p>119923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5515">
                <text:p>5515</text:p>
              </table:table-cell>
              <table:table-cell office:value-type="float" office:value="79231">
                <text:p>79231</text:p>
              </table:table-cell>
              <table:table-cell office:value-type="float" office:value="149522">
                <text:p>149522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7210">
                <text:p>7210</text:p>
              </table:table-cell>
              <table:table-cell office:value-type="float" office:value="80229">
                <text:p>80229</text:p>
              </table:table-cell>
              <table:table-cell office:value-type="float" office:value="188390">
                <text:p>188390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10330">
                <text:p>10330</text:p>
              </table:table-cell>
              <table:table-cell office:value-type="float" office:value="72561">
                <text:p>72561</text:p>
              </table:table-cell>
              <table:table-cell office:value-type="float" office:value="226521">
                <text:p>226521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10606">
                <text:p>10606</text:p>
              </table:table-cell>
              <table:table-cell office:value-type="float" office:value="21785">
                <text:p>21785</text:p>
              </table:table-cell>
              <table:table-cell office:value-type="float" office:value="171437">
                <text:p>171437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10217">
                <text:p>10217</text:p>
              </table:table-cell>
              <table:table-cell office:value-type="float" office:value="48425">
                <text:p>48425</text:p>
              </table:table-cell>
              <table:table-cell office:value-type="float" office:value="289145">
                <text:p>2891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3.509cm" xlink:href=".." xlink:type="simple" chart:class="chart:line" chart:style-name="ch1">
        <chart:title svg:x="9.578cm" svg:y="0.206cm" chart:style-name="ch2">
          <text:p>Filter</text:p>
        </chart:title>
        <chart:legend svg:x="17.199cm" svg:y="1.394cm" style:legend-expansion="custom" chartooo:width="2.446cm" chartooo:height="0.425cm" style:legend-expansion-aspect-ratio="5.75529411764706" chart:style-name="ch3"/>
        <chart:plot-area chart:style-name="ch4" table:cell-range-address="'filter compare'.A2:'filter compare'.D43" chart:data-source-has-labels="both" svg:x="0.026cm" svg:y="0.168cm" svg:width="17.482cm" svg:height="3.925cm">
          <chartooo:coordinate-region svg:x="1.944cm" svg:y="0.368cm" svg:width="14.914cm" svg:height="2.68cm"/>
          <chart:axis chart:dimension="x" chart:name="primary-x" chart:style-name="ch5" chartooo:axis-type="auto">
            <chartooo:date-scale/>
            <chart:title svg:x="7.003cm" svg:y="2.949cm" chart:style-name="ch6">
              <text:p>Number items of stream</text:p>
            </chart:title>
            <chart:categories table:cell-range-address="'filter compare'.A3:'filter compare'.A43"/>
          </chart:axis>
          <chart:axis chart:dimension="y" chart:name="primary-y" chart:style-name="ch5">
            <chart:title svg:x="0.28cm" svg:y="2.388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filter compare'.B3:'filter compare'.B43" chart:label-cell-address="'filter compare'.B2:'filter compare'.B2" chart:class="chart:line">
            <chart:data-point chart:repeated="41"/>
          </chart:series>
          <chart:series chart:style-name="ch10" chart:values-cell-range-address="'filter compare'.C3:'filter compare'.C43" chart:label-cell-address="'filter compare'.C2:'filter compare'.C2" chart:class="chart:line">
            <chart:data-point chart:repeated="41"/>
          </chart:series>
          <chart:series chart:style-name="ch11" chart:values-cell-range-address="'filter compare'.D3:'filter compare'.D43" chart:label-cell-address="'filter compare'.D2:'filter compare'.D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rial stream</text:p>
                <draw:g>
                  <svg:desc>'filter compare'.B2:'filter compare'.B2</svg:desc>
                </draw:g>
              </table:table-cell>
              <table:table-cell office:value-type="string">
                <text:p> parallel stream</text:p>
                <draw:g>
                  <svg:desc>'filter compare'.C2:'filter compare'.C2</svg:desc>
                </draw:g>
              </table:table-cell>
              <table:table-cell office:value-type="string">
                <text:p> active iterator </text:p>
                <draw:g>
                  <svg:desc>'filter compare'.D2:'filter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filter compare'.A3:'filter compare'.A43</svg:desc>
                </draw:g>
              </table:table-cell>
              <table:table-cell office:value-type="float" office:value="13185463">
                <text:p>13185463</text:p>
                <draw:g>
                  <svg:desc>'filter compare'.B3:'filter compare'.B43</svg:desc>
                </draw:g>
              </table:table-cell>
              <table:table-cell office:value-type="float" office:value="2332405">
                <text:p>2332405</text:p>
                <draw:g>
                  <svg:desc>'filter compare'.C3:'filter compare'.C43</svg:desc>
                </draw:g>
              </table:table-cell>
              <table:table-cell office:value-type="float" office:value="139243">
                <text:p>139243</text:p>
                <draw:g>
                  <svg:desc>'filter compare'.D3:'filter compare'.D43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98174">
                <text:p>298174</text:p>
              </table:table-cell>
              <table:table-cell office:value-type="float" office:value="231185">
                <text:p>231185</text:p>
              </table:table-cell>
              <table:table-cell office:value-type="float" office:value="161182">
                <text:p>161182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241040">
                <text:p>241040</text:p>
              </table:table-cell>
              <table:table-cell office:value-type="float" office:value="309070">
                <text:p>309070</text:p>
              </table:table-cell>
              <table:table-cell office:value-type="float" office:value="201995">
                <text:p>20199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76411">
                <text:p>276411</text:p>
              </table:table-cell>
              <table:table-cell office:value-type="float" office:value="255703">
                <text:p>255703</text:p>
              </table:table-cell>
              <table:table-cell office:value-type="float" office:value="322945">
                <text:p>322945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413801">
                <text:p>413801</text:p>
              </table:table-cell>
              <table:table-cell office:value-type="float" office:value="194652">
                <text:p>194652</text:p>
              </table:table-cell>
              <table:table-cell office:value-type="float" office:value="399821">
                <text:p>399821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498469">
                <text:p>498469</text:p>
              </table:table-cell>
              <table:table-cell office:value-type="float" office:value="188085">
                <text:p>188085</text:p>
              </table:table-cell>
              <table:table-cell office:value-type="float" office:value="521409">
                <text:p>521409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653382">
                <text:p>653382</text:p>
              </table:table-cell>
              <table:table-cell office:value-type="float" office:value="276779">
                <text:p>276779</text:p>
              </table:table-cell>
              <table:table-cell office:value-type="float" office:value="150284">
                <text:p>150284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322792">
                <text:p>322792</text:p>
              </table:table-cell>
              <table:table-cell office:value-type="float" office:value="274076">
                <text:p>274076</text:p>
              </table:table-cell>
              <table:table-cell office:value-type="float" office:value="569485">
                <text:p>569485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914139">
                <text:p>914139</text:p>
              </table:table-cell>
              <table:table-cell office:value-type="float" office:value="299868">
                <text:p>299868</text:p>
              </table:table-cell>
              <table:table-cell office:value-type="float" office:value="219303">
                <text:p>219303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383798">
                <text:p>383798</text:p>
              </table:table-cell>
              <table:table-cell office:value-type="float" office:value="223400">
                <text:p>223400</text:p>
              </table:table-cell>
              <table:table-cell office:value-type="float" office:value="144391">
                <text:p>144391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204947">
                <text:p>204947</text:p>
              </table:table-cell>
              <table:table-cell office:value-type="float" office:value="101952">
                <text:p>101952</text:p>
              </table:table-cell>
              <table:table-cell office:value-type="float" office:value="239239">
                <text:p>239239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318035">
                <text:p>318035</text:p>
              </table:table-cell>
              <table:table-cell office:value-type="float" office:value="125236">
                <text:p>125236</text:p>
              </table:table-cell>
              <table:table-cell office:value-type="float" office:value="228156">
                <text:p>228156</text:p>
              </table:table-cell>
            </table:table-row>
            <table:table-row>
              <table:table-cell office:value-type="float" office:value="14552">
                <text:p>14550</text:p>
              </table:table-cell>
              <table:table-cell office:value-type="float" office:value="328879">
                <text:p>328879</text:p>
              </table:table-cell>
              <table:table-cell office:value-type="float" office:value="138131">
                <text:p>138131</text:p>
              </table:table-cell>
              <table:table-cell office:value-type="float" office:value="289676">
                <text:p>289676</text:p>
              </table:table-cell>
            </table:table-row>
            <table:table-row>
              <table:table-cell office:value-type="float" office:value="18190">
                <text:p>18190</text:p>
              </table:table-cell>
              <table:table-cell office:value-type="float" office:value="409616">
                <text:p>409616</text:p>
              </table:table-cell>
              <table:table-cell office:value-type="float" office:value="147901">
                <text:p>147901</text:p>
              </table:table-cell>
              <table:table-cell office:value-type="float" office:value="365631">
                <text:p>365631</text:p>
              </table:table-cell>
            </table:table-row>
            <table:table-row>
              <table:table-cell office:value-type="float" office:value="22738">
                <text:p>22740</text:p>
              </table:table-cell>
              <table:table-cell office:value-type="float" office:value="510608">
                <text:p>510608</text:p>
              </table:table-cell>
              <table:table-cell office:value-type="float" office:value="169293">
                <text:p>169293</text:p>
              </table:table-cell>
              <table:table-cell office:value-type="float" office:value="500240">
                <text:p>500240</text:p>
              </table:table-cell>
            </table:table-row>
            <table:table-row>
              <table:table-cell office:value-type="float" office:value="28422">
                <text:p>28420</text:p>
              </table:table-cell>
              <table:table-cell office:value-type="float" office:value="681804">
                <text:p>681804</text:p>
              </table:table-cell>
              <table:table-cell office:value-type="float" office:value="220767">
                <text:p>220767</text:p>
              </table:table-cell>
              <table:table-cell office:value-type="float" office:value="559168">
                <text:p>559168</text:p>
              </table:table-cell>
            </table:table-row>
            <table:table-row>
              <table:table-cell office:value-type="float" office:value="35528">
                <text:p>35530</text:p>
              </table:table-cell>
              <table:table-cell office:value-type="float" office:value="798617">
                <text:p>798617</text:p>
              </table:table-cell>
              <table:table-cell office:value-type="float" office:value="379461">
                <text:p>379461</text:p>
              </table:table-cell>
              <table:table-cell office:value-type="float" office:value="928872">
                <text:p>928872</text:p>
              </table:table-cell>
            </table:table-row>
            <table:table-row>
              <table:table-cell office:value-type="float" office:value="44409">
                <text:p>44410</text:p>
              </table:table-cell>
              <table:table-cell office:value-type="float" office:value="1273475">
                <text:p>1273475</text:p>
              </table:table-cell>
              <table:table-cell office:value-type="float" office:value="332241">
                <text:p>332241</text:p>
              </table:table-cell>
              <table:table-cell office:value-type="float" office:value="866333">
                <text:p>866333</text:p>
              </table:table-cell>
            </table:table-row>
            <table:table-row>
              <table:table-cell office:value-type="float" office:value="55512">
                <text:p>55510</text:p>
              </table:table-cell>
              <table:table-cell office:value-type="float" office:value="1218787">
                <text:p>1218787</text:p>
              </table:table-cell>
              <table:table-cell office:value-type="float" office:value="378587">
                <text:p>378587</text:p>
              </table:table-cell>
              <table:table-cell office:value-type="float" office:value="849004">
                <text:p>849004</text:p>
              </table:table-cell>
            </table:table-row>
            <table:table-row>
              <table:table-cell office:value-type="float" office:value="69389">
                <text:p>69390</text:p>
              </table:table-cell>
              <table:table-cell office:value-type="float" office:value="1358951">
                <text:p>1358951</text:p>
              </table:table-cell>
              <table:table-cell office:value-type="float" office:value="480500">
                <text:p>480500</text:p>
              </table:table-cell>
              <table:table-cell office:value-type="float" office:value="425817">
                <text:p>425817</text:p>
              </table:table-cell>
            </table:table-row>
            <table:table-row>
              <table:table-cell office:value-type="float" office:value="86737">
                <text:p>86740</text:p>
              </table:table-cell>
              <table:table-cell office:value-type="float" office:value="989969">
                <text:p>989969</text:p>
              </table:table-cell>
              <table:table-cell office:value-type="float" office:value="397078">
                <text:p>397078</text:p>
              </table:table-cell>
              <table:table-cell office:value-type="float" office:value="517157">
                <text:p>517157</text:p>
              </table:table-cell>
            </table:table-row>
            <table:table-row>
              <table:table-cell office:value-type="float" office:value="108421">
                <text:p>108420</text:p>
              </table:table-cell>
              <table:table-cell office:value-type="float" office:value="1224721">
                <text:p>1224721</text:p>
              </table:table-cell>
              <table:table-cell office:value-type="float" office:value="545532">
                <text:p>545532</text:p>
              </table:table-cell>
              <table:table-cell office:value-type="float" office:value="684116">
                <text:p>684116</text:p>
              </table:table-cell>
            </table:table-row>
            <table:table-row>
              <table:table-cell office:value-type="float" office:value="135526">
                <text:p>135530</text:p>
              </table:table-cell>
              <table:table-cell office:value-type="float" office:value="1931738">
                <text:p>1931738</text:p>
              </table:table-cell>
              <table:table-cell office:value-type="float" office:value="650796">
                <text:p>650796</text:p>
              </table:table-cell>
              <table:table-cell office:value-type="float" office:value="903551">
                <text:p>903551</text:p>
              </table:table-cell>
            </table:table-row>
            <table:table-row>
              <table:table-cell office:value-type="float" office:value="169407">
                <text:p>169410</text:p>
              </table:table-cell>
              <table:table-cell office:value-type="float" office:value="2069884">
                <text:p>2069884</text:p>
              </table:table-cell>
              <table:table-cell office:value-type="float" office:value="904065">
                <text:p>904065</text:p>
              </table:table-cell>
              <table:table-cell office:value-type="float" office:value="1007841">
                <text:p>1007841</text:p>
              </table:table-cell>
            </table:table-row>
            <table:table-row>
              <table:table-cell office:value-type="float" office:value="211759">
                <text:p>211760</text:p>
              </table:table-cell>
              <table:table-cell office:value-type="float" office:value="2358169">
                <text:p>2358169</text:p>
              </table:table-cell>
              <table:table-cell office:value-type="float" office:value="770993">
                <text:p>770993</text:p>
              </table:table-cell>
              <table:table-cell office:value-type="float" office:value="1546450">
                <text:p>1546450</text:p>
              </table:table-cell>
            </table:table-row>
            <table:table-row>
              <table:table-cell office:value-type="float" office:value="264698">
                <text:p>264700</text:p>
              </table:table-cell>
              <table:table-cell office:value-type="float" office:value="3227726">
                <text:p>3227726</text:p>
              </table:table-cell>
              <table:table-cell office:value-type="float" office:value="1025613">
                <text:p>1025613</text:p>
              </table:table-cell>
              <table:table-cell office:value-type="float" office:value="1614391">
                <text:p>1614391</text:p>
              </table:table-cell>
            </table:table-row>
            <table:table-row>
              <table:table-cell office:value-type="float" office:value="330873">
                <text:p>330870</text:p>
              </table:table-cell>
              <table:table-cell office:value-type="float" office:value="3624010">
                <text:p>3624010</text:p>
              </table:table-cell>
              <table:table-cell office:value-type="float" office:value="1299571">
                <text:p>1299571</text:p>
              </table:table-cell>
              <table:table-cell office:value-type="float" office:value="2044956">
                <text:p>2044956</text:p>
              </table:table-cell>
            </table:table-row>
            <table:table-row>
              <table:table-cell office:value-type="float" office:value="413591">
                <text:p>413590</text:p>
              </table:table-cell>
              <table:table-cell office:value-type="float" office:value="5912640">
                <text:p>5912640</text:p>
              </table:table-cell>
              <table:table-cell office:value-type="float" office:value="1405734">
                <text:p>1405734</text:p>
              </table:table-cell>
              <table:table-cell office:value-type="float" office:value="2468533">
                <text:p>2468533</text:p>
              </table:table-cell>
            </table:table-row>
            <table:table-row>
              <table:table-cell office:value-type="float" office:value="516988">
                <text:p>516990</text:p>
              </table:table-cell>
              <table:table-cell office:value-type="float" office:value="5784232">
                <text:p>5784232</text:p>
              </table:table-cell>
              <table:table-cell office:value-type="float" office:value="1711096">
                <text:p>1711096</text:p>
              </table:table-cell>
              <table:table-cell office:value-type="float" office:value="3039883">
                <text:p>3039883</text:p>
              </table:table-cell>
            </table:table-row>
            <table:table-row>
              <table:table-cell office:value-type="float" office:value="646235">
                <text:p>646240</text:p>
              </table:table-cell>
              <table:table-cell office:value-type="float" office:value="7026496">
                <text:p>7026496</text:p>
              </table:table-cell>
              <table:table-cell office:value-type="float" office:value="2658788">
                <text:p>2658788</text:p>
              </table:table-cell>
              <table:table-cell office:value-type="float" office:value="3781739">
                <text:p>3781739</text:p>
              </table:table-cell>
            </table:table-row>
            <table:table-row>
              <table:table-cell office:value-type="float" office:value="807794">
                <text:p>807790</text:p>
              </table:table-cell>
              <table:table-cell office:value-type="float" office:value="8947084">
                <text:p>8947084</text:p>
              </table:table-cell>
              <table:table-cell office:value-type="float" office:value="3013851">
                <text:p>3013851</text:p>
              </table:table-cell>
              <table:table-cell office:value-type="float" office:value="4940298">
                <text:p>4940298</text:p>
              </table:table-cell>
            </table:table-row>
            <table:table-row>
              <table:table-cell office:value-type="float" office:value="1009742">
                <text:p>1009740</text:p>
              </table:table-cell>
              <table:table-cell office:value-type="float" office:value="11028306">
                <text:p>11028306</text:p>
              </table:table-cell>
              <table:table-cell office:value-type="float" office:value="3313078">
                <text:p>3313078</text:p>
              </table:table-cell>
              <table:table-cell office:value-type="float" office:value="5840534">
                <text:p>5840534</text:p>
              </table:table-cell>
            </table:table-row>
            <table:table-row>
              <table:table-cell office:value-type="float" office:value="1262178">
                <text:p>1262180</text:p>
              </table:table-cell>
              <table:table-cell office:value-type="float" office:value="13878036">
                <text:p>13878036</text:p>
              </table:table-cell>
              <table:table-cell office:value-type="float" office:value="4285007">
                <text:p>4285007</text:p>
              </table:table-cell>
              <table:table-cell office:value-type="float" office:value="7725386">
                <text:p>7725386</text:p>
              </table:table-cell>
            </table:table-row>
            <table:table-row>
              <table:table-cell office:value-type="float" office:value="1577722">
                <text:p>1577720</text:p>
              </table:table-cell>
              <table:table-cell office:value-type="float" office:value="17485086">
                <text:p>17485086</text:p>
              </table:table-cell>
              <table:table-cell office:value-type="float" office:value="6072470">
                <text:p>6072470</text:p>
              </table:table-cell>
              <table:table-cell office:value-type="float" office:value="9467677">
                <text:p>9467677</text:p>
              </table:table-cell>
            </table:table-row>
            <table:table-row>
              <table:table-cell office:value-type="float" office:value="1972153">
                <text:p>1972150</text:p>
              </table:table-cell>
              <table:table-cell office:value-type="float" office:value="21680734">
                <text:p>21680734</text:p>
              </table:table-cell>
              <table:table-cell office:value-type="float" office:value="6423570">
                <text:p>6423570</text:p>
              </table:table-cell>
              <table:table-cell office:value-type="float" office:value="12125339">
                <text:p>12125339</text:p>
              </table:table-cell>
            </table:table-row>
            <table:table-row>
              <table:table-cell office:value-type="float" office:value="2465191">
                <text:p>2465190</text:p>
              </table:table-cell>
              <table:table-cell office:value-type="float" office:value="27429716">
                <text:p>27429716</text:p>
              </table:table-cell>
              <table:table-cell office:value-type="float" office:value="12016806">
                <text:p>12016806</text:p>
              </table:table-cell>
              <table:table-cell office:value-type="float" office:value="15102935">
                <text:p>15102935</text:p>
              </table:table-cell>
            </table:table-row>
            <table:table-row>
              <table:table-cell office:value-type="float" office:value="3081488">
                <text:p>3081490</text:p>
              </table:table-cell>
              <table:table-cell office:value-type="float" office:value="35131167">
                <text:p>35131167</text:p>
              </table:table-cell>
              <table:table-cell office:value-type="float" office:value="9940557">
                <text:p>9940557</text:p>
              </table:table-cell>
              <table:table-cell office:value-type="float" office:value="18717497">
                <text:p>18717497</text:p>
              </table:table-cell>
            </table:table-row>
            <table:table-row>
              <table:table-cell office:value-type="float" office:value="3851860">
                <text:p>3851860</text:p>
              </table:table-cell>
              <table:table-cell office:value-type="float" office:value="42348947">
                <text:p>42348947</text:p>
              </table:table-cell>
              <table:table-cell office:value-type="float" office:value="12104671">
                <text:p>12104671</text:p>
              </table:table-cell>
              <table:table-cell office:value-type="float" office:value="24087969">
                <text:p>24087969</text:p>
              </table:table-cell>
            </table:table-row>
            <table:table-row>
              <table:table-cell office:value-type="float" office:value="4814825">
                <text:p>4814830</text:p>
              </table:table-cell>
              <table:table-cell office:value-type="float" office:value="54757598">
                <text:p>54757598</text:p>
              </table:table-cell>
              <table:table-cell office:value-type="float" office:value="15864068">
                <text:p>15864068</text:p>
              </table:table-cell>
              <table:table-cell office:value-type="float" office:value="29628387">
                <text:p>29628387</text:p>
              </table:table-cell>
            </table:table-row>
            <table:table-row>
              <table:table-cell office:value-type="float" office:value="6018532">
                <text:p>6018530</text:p>
              </table:table-cell>
              <table:table-cell office:value-type="float" office:value="66318892">
                <text:p>66318892</text:p>
              </table:table-cell>
              <table:table-cell office:value-type="float" office:value="18604478">
                <text:p>18604478</text:p>
              </table:table-cell>
              <table:table-cell office:value-type="float" office:value="35221633">
                <text:p>35221633</text:p>
              </table:table-cell>
            </table:table-row>
            <table:table-row>
              <table:table-cell office:value-type="float" office:value="7523164">
                <text:p>7523160</text:p>
              </table:table-cell>
              <table:table-cell office:value-type="float" office:value="81637054">
                <text:p>81637054</text:p>
              </table:table-cell>
              <table:table-cell office:value-type="float" office:value="24887403">
                <text:p>24887403</text:p>
              </table:table-cell>
              <table:table-cell office:value-type="float" office:value="44170166">
                <text:p>441701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37cm" svg:height="13.59cm" xlink:href=".." xlink:type="simple" chart:class="chart:line" chart:style-name="ch1">
        <chart:title svg:x="13.331cm" svg:y="1.194cm" chart:style-name="ch2">
          <text:p>Filter</text:p>
        </chart:title>
        <chart:legend svg:x="20.653cm" svg:y="5.592cm" style:legend-expansion="custom" chartooo:width="6.178cm" chartooo:height="2.406cm" style:legend-expansion-aspect-ratio="2.56774729842061" chart:style-name="ch3"/>
        <chart:plot-area chart:style-name="ch4" table:cell-range-address="'filter compare'.A4:'filter compare'.D14 'filter compare'.B2:'filter compare'.D2" chart:data-source-has-labels="both" svg:x="3.55cm" svg:y="2.824cm" svg:width="16.743cm" svg:height="8.081cm">
          <chartooo:coordinate-region svg:x="5.097cm" svg:y="3.023cm" svg:width="14.731cm" svg:height="7.235cm"/>
          <chart:axis chart:dimension="x" chart:name="primary-x" chart:style-name="ch5" chartooo:axis-type="auto">
            <chartooo:date-scale/>
            <chart:title svg:x="10.157cm" svg:y="11.176cm" chart:style-name="ch6">
              <text:p>Number items of stream</text:p>
            </chart:title>
            <chart:categories table:cell-range-address="'filter compare'.A4:'filter compare'.A14"/>
          </chart:axis>
          <chart:axis chart:dimension="y" chart:name="primary-y" chart:style-name="ch5">
            <chart:title svg:x="2.424cm" svg:y="8.998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filter compare'.B4:'filter compare'.B14" chart:label-cell-address="'filter compare'.B2:'filter compare'.B2" chart:class="chart:line">
            <chart:data-point chart:repeated="11"/>
          </chart:series>
          <chart:series chart:style-name="ch10" chart:values-cell-range-address="'filter compare'.C4:'filter compare'.C14" chart:label-cell-address="'filter compare'.C2:'filter compare'.C2" chart:class="chart:line">
            <chart:data-point chart:repeated="11"/>
          </chart:series>
          <chart:series chart:style-name="ch11" chart:values-cell-range-address="'filter compare'.D4:'filter compare'.D14" chart:label-cell-address="'filter compare'.D2:'filter compare'.D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rial stream</text:p>
                <draw:g>
                  <svg:desc>'filter compare'.B2:'filter compare'.B2</svg:desc>
                </draw:g>
              </table:table-cell>
              <table:table-cell office:value-type="string">
                <text:p> parallel stream</text:p>
                <draw:g>
                  <svg:desc>'filter compare'.C2:'filter compare'.C2</svg:desc>
                </draw:g>
              </table:table-cell>
              <table:table-cell office:value-type="string">
                <text:p> active iterator </text:p>
                <draw:g>
                  <svg:desc>'filter compare'.D2:'filter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250">
                <text:p>1250</text:p>
                <draw:g>
                  <svg:desc>'filter compare'.A4:'filter compare'.A14</svg:desc>
                </draw:g>
              </table:table-cell>
              <table:table-cell office:value-type="float" office:value="298174">
                <text:p>298174</text:p>
                <draw:g>
                  <svg:desc>'filter compare'.B4:'filter compare'.B14</svg:desc>
                </draw:g>
              </table:table-cell>
              <table:table-cell office:value-type="float" office:value="231185">
                <text:p>231185</text:p>
                <draw:g>
                  <svg:desc>'filter compare'.C4:'filter compare'.C14</svg:desc>
                </draw:g>
              </table:table-cell>
              <table:table-cell office:value-type="float" office:value="161182">
                <text:p>161182</text:p>
                <draw:g>
                  <svg:desc>'filter compare'.D4:'filter compare'.D14</svg:desc>
                </draw:g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241040">
                <text:p>241040</text:p>
              </table:table-cell>
              <table:table-cell office:value-type="float" office:value="309070">
                <text:p>309070</text:p>
              </table:table-cell>
              <table:table-cell office:value-type="float" office:value="201995">
                <text:p>20199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276411">
                <text:p>276411</text:p>
              </table:table-cell>
              <table:table-cell office:value-type="float" office:value="255703">
                <text:p>255703</text:p>
              </table:table-cell>
              <table:table-cell office:value-type="float" office:value="322945">
                <text:p>322945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413801">
                <text:p>413801</text:p>
              </table:table-cell>
              <table:table-cell office:value-type="float" office:value="194652">
                <text:p>194652</text:p>
              </table:table-cell>
              <table:table-cell office:value-type="float" office:value="399821">
                <text:p>399821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498469">
                <text:p>498469</text:p>
              </table:table-cell>
              <table:table-cell office:value-type="float" office:value="188085">
                <text:p>188085</text:p>
              </table:table-cell>
              <table:table-cell office:value-type="float" office:value="521409">
                <text:p>521409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653382">
                <text:p>653382</text:p>
              </table:table-cell>
              <table:table-cell office:value-type="float" office:value="276779">
                <text:p>276779</text:p>
              </table:table-cell>
              <table:table-cell office:value-type="float" office:value="150284">
                <text:p>150284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322792">
                <text:p>322792</text:p>
              </table:table-cell>
              <table:table-cell office:value-type="float" office:value="274076">
                <text:p>274076</text:p>
              </table:table-cell>
              <table:table-cell office:value-type="float" office:value="569485">
                <text:p>569485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914139">
                <text:p>914139</text:p>
              </table:table-cell>
              <table:table-cell office:value-type="float" office:value="299868">
                <text:p>299868</text:p>
              </table:table-cell>
              <table:table-cell office:value-type="float" office:value="219303">
                <text:p>219303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383798">
                <text:p>383798</text:p>
              </table:table-cell>
              <table:table-cell office:value-type="float" office:value="223400">
                <text:p>223400</text:p>
              </table:table-cell>
              <table:table-cell office:value-type="float" office:value="144391">
                <text:p>144391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204947">
                <text:p>204947</text:p>
              </table:table-cell>
              <table:table-cell office:value-type="float" office:value="101952">
                <text:p>101952</text:p>
              </table:table-cell>
              <table:table-cell office:value-type="float" office:value="239239">
                <text:p>239239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318035">
                <text:p>318035</text:p>
              </table:table-cell>
              <table:table-cell office:value-type="float" office:value="125236">
                <text:p>125236</text:p>
              </table:table-cell>
              <table:table-cell office:value-type="float" office:value="228156">
                <text:p>2281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31cm" svg:height="14.619cm" xlink:href=".." xlink:type="simple" chart:class="chart:line" chart:style-name="ch1">
        <chart:title svg:x="12.194cm" svg:y="0.428cm" chart:style-name="ch2">
          <text:p>Reduce</text:p>
        </chart:title>
        <chart:legend svg:x="21.8cm" svg:y="6.3cm" style:legend-expansion="custom" chartooo:width="3.383cm" chartooo:height="1.594cm" style:legend-expansion-aspect-ratio="2.12233375156838" chart:style-name="ch3"/>
        <chart:plot-area chart:style-name="ch4" table:cell-range-address="'Reduce compare'.A2:'Reduce compare'.D14" chart:data-source-has-labels="both" svg:x="1.543cm" svg:y="1.304cm" svg:width="20.431cm" svg:height="12.042cm">
          <chartooo:coordinate-region svg:x="3.09cm" svg:y="1.503cm" svg:width="18.419cm" svg:height="11.196cm"/>
          <chart:axis chart:dimension="x" chart:name="primary-x" chart:style-name="ch5" chartooo:axis-type="auto">
            <chartooo:date-scale/>
            <chart:title svg:x="9.994cm" svg:y="13.638cm" chart:style-name="ch6">
              <text:p>Number items of stream</text:p>
            </chart:title>
            <chart:categories table:cell-range-address="'Reduce compare'.A3:'Reduce compare'.A14"/>
          </chart:axis>
          <chart:axis chart:dimension="y" chart:name="primary-y" chart:style-name="ch5">
            <chart:title svg:x="0.951cm" svg:y="9.457cm" chart:style-name="ch7">
              <text:p>Running time in nanosecond</text:p>
            </chart:title>
            <chart:grid chart:style-name="ch8" chart:class="major"/>
          </chart:axis>
          <chart:series chart:style-name="ch9" chart:values-cell-range-address="'Reduce compare'.B3:'Reduce compare'.B14" chart:label-cell-address="'Reduce compare'.B2:'Reduce compare'.B2" chart:class="chart:line">
            <chart:data-point chart:repeated="12"/>
          </chart:series>
          <chart:series chart:style-name="ch10" chart:values-cell-range-address="'Reduce compare'.C3:'Reduce compare'.C14" chart:label-cell-address="'Reduce compare'.C2:'Reduce compare'.C2" chart:class="chart:line">
            <chart:data-point chart:repeated="12"/>
          </chart:series>
          <chart:series chart:style-name="ch11" chart:values-cell-range-address="'Reduce compare'.D3:'Reduce compare'.D14" chart:label-cell-address="'Reduce compare'.D2:'Reduce compare'.D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stream</text:p>
                <draw:g>
                  <svg:desc>'Reduce compare'.B2:'Reduce compare'.B2</svg:desc>
                </draw:g>
              </table:table-cell>
              <table:table-cell office:value-type="string">
                <text:p>parallel stream</text:p>
                <draw:g>
                  <svg:desc>'Reduce compare'.C2:'Reduce compare'.C2</svg:desc>
                </draw:g>
              </table:table-cell>
              <table:table-cell office:value-type="string">
                <text:p>active iterator </text:p>
                <draw:g>
                  <svg:desc>'Reduce compare'.D2:'Reduce compare'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Reduce compare'.A3:'Reduce compare'.A14</svg:desc>
                </draw:g>
              </table:table-cell>
              <table:table-cell office:value-type="float" office:value="1055599">
                <text:p>1055599</text:p>
                <draw:g>
                  <svg:desc>'Reduce compare'.B3:'Reduce compare'.B14</svg:desc>
                </draw:g>
              </table:table-cell>
              <table:table-cell office:value-type="float" office:value="458899">
                <text:p>458899</text:p>
                <draw:g>
                  <svg:desc>'Reduce compare'.C3:'Reduce compare'.C14</svg:desc>
                </draw:g>
              </table:table-cell>
              <table:table-cell office:value-type="float" office:value="164246">
                <text:p>164246</text:p>
                <draw:g>
                  <svg:desc>'Reduce compare'.D3:'Reduce compare'.D14</svg:desc>
                </draw:g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4242">
                <text:p>34242</text:p>
              </table:table-cell>
              <table:table-cell office:value-type="float" office:value="131368">
                <text:p>131368</text:p>
              </table:table-cell>
              <table:table-cell office:value-type="float" office:value="40685">
                <text:p>40685</text:p>
              </table:table-cell>
            </table:table-row>
            <table:table-row>
              <table:table-cell office:value-type="float" office:value="1563">
                <text:p>1560</text:p>
              </table:table-cell>
              <table:table-cell office:value-type="float" office:value="37764">
                <text:p>37764</text:p>
              </table:table-cell>
              <table:table-cell office:value-type="float" office:value="79063">
                <text:p>79063</text:p>
              </table:table-cell>
              <table:table-cell office:value-type="float" office:value="52115">
                <text:p>52115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56619">
                <text:p>56619</text:p>
              </table:table-cell>
              <table:table-cell office:value-type="float" office:value="47135">
                <text:p>47135</text:p>
              </table:table-cell>
              <table:table-cell office:value-type="float" office:value="61694">
                <text:p>61694</text:p>
              </table:table-cell>
            </table:table-row>
            <table:table-row>
              <table:table-cell office:value-type="float" office:value="2442">
                <text:p>2440</text:p>
              </table:table-cell>
              <table:table-cell office:value-type="float" office:value="93826">
                <text:p>93826</text:p>
              </table:table-cell>
              <table:table-cell office:value-type="float" office:value="46846">
                <text:p>46846</text:p>
              </table:table-cell>
              <table:table-cell office:value-type="float" office:value="86880">
                <text:p>86880</text:p>
              </table:table-cell>
            </table:table-row>
            <table:table-row>
              <table:table-cell office:value-type="float" office:value="3052">
                <text:p>3050</text:p>
              </table:table-cell>
              <table:table-cell office:value-type="float" office:value="71613">
                <text:p>71613</text:p>
              </table:table-cell>
              <table:table-cell office:value-type="float" office:value="83884">
                <text:p>83884</text:p>
              </table:table-cell>
              <table:table-cell office:value-type="float" office:value="97079">
                <text:p>97079</text:p>
              </table:table-cell>
            </table:table-row>
            <table:table-row>
              <table:table-cell office:value-type="float" office:value="3815">
                <text:p>3820</text:p>
              </table:table-cell>
              <table:table-cell office:value-type="float" office:value="77543">
                <text:p>77543</text:p>
              </table:table-cell>
              <table:table-cell office:value-type="float" office:value="166989">
                <text:p>166989</text:p>
              </table:table-cell>
              <table:table-cell office:value-type="float" office:value="121872">
                <text:p>121872</text:p>
              </table:table-cell>
            </table:table-row>
            <table:table-row>
              <table:table-cell office:value-type="float" office:value="4769">
                <text:p>4770</text:p>
              </table:table-cell>
              <table:table-cell office:value-type="float" office:value="138330">
                <text:p>138330</text:p>
              </table:table-cell>
              <table:table-cell office:value-type="float" office:value="143073">
                <text:p>143073</text:p>
              </table:table-cell>
              <table:table-cell office:value-type="float" office:value="148869">
                <text:p>148869</text:p>
              </table:table-cell>
            </table:table-row>
            <table:table-row>
              <table:table-cell office:value-type="float" office:value="5961">
                <text:p>5960</text:p>
              </table:table-cell>
              <table:table-cell office:value-type="float" office:value="90567">
                <text:p>90567</text:p>
              </table:table-cell>
              <table:table-cell office:value-type="float" office:value="219038">
                <text:p>219038</text:p>
              </table:table-cell>
              <table:table-cell office:value-type="float" office:value="93898">
                <text:p>93898</text:p>
              </table:table-cell>
            </table:table-row>
            <table:table-row>
              <table:table-cell office:value-type="float" office:value="7451">
                <text:p>7450</text:p>
              </table:table-cell>
              <table:table-cell office:value-type="float" office:value="86104">
                <text:p>86104</text:p>
              </table:table-cell>
              <table:table-cell office:value-type="float" office:value="65275">
                <text:p>65275</text:p>
              </table:table-cell>
              <table:table-cell office:value-type="float" office:value="10463">
                <text:p>10463</text:p>
              </table:table-cell>
            </table:table-row>
            <table:table-row>
              <table:table-cell office:value-type="float" office:value="9314">
                <text:p>9310</text:p>
              </table:table-cell>
              <table:table-cell office:value-type="float" office:value="107756">
                <text:p>107756</text:p>
              </table:table-cell>
              <table:table-cell office:value-type="float" office:value="78637">
                <text:p>78637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float" office:value="11642">
                <text:p>11640</text:p>
              </table:table-cell>
              <table:table-cell office:value-type="float" office:value="80047">
                <text:p>80047</text:p>
              </table:table-cell>
              <table:table-cell office:value-type="float" office:value="113856">
                <text:p>113856</text:p>
              </table:table-cell>
              <table:table-cell office:value-type="float" office:value="17167">
                <text:p>171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